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8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</style:style>
    <style:style style:name="P1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font-name="Times New Roman" fo:font-size="14pt" fo:language="en" fo:country="US" fo:font-weight="bold" officeooo:paragraph-rsid="0019da36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language="en" fo:country="US" style:font-name-complex="Times New Roman1"/>
    </style:style>
    <style:style style:name="P28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2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normal"/>
    </style:style>
    <style:style style:name="P3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fo:language="ru" fo:country="RU" fo:font-weight="normal" style:font-size-asian="11pt" style:font-weight-asian="normal" style:font-name-complex="Times New Roman1" style:font-size-complex="11pt" style:font-weight-complex="normal"/>
    </style:style>
    <style:style style:name="P31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fo:font-weight="bold" style:font-weight-asian="bold" style:font-weight-complex="bold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" style:family="text">
      <style:text-properties style:font-name="Times New Roman" fo:language="en" fo:country="US" fo:font-weight="bold" officeooo:rsid="001949f0" style:font-weight-asian="bold" style:font-name-complex="Times New Roman1" style:font-weight-complex="bold"/>
    </style:style>
    <style:style style:name="T3" style:family="text">
      <style:text-properties style:font-name="Times New Roman" fo:font-size="11pt" fo:language="en" fo:country="US" fo:font-weight="normal" style:font-size-asian="11pt" style:font-weight-asian="normal" style:font-name-complex="Times New Roman1" style:font-size-complex="11pt" style:font-weight-complex="normal"/>
    </style:style>
    <style:style style:name="T4" style:family="text">
      <style:text-properties style:font-name="Times New Roman" fo:font-size="11pt" fo:language="ru" fo:country="RU" fo:font-weight="normal" style:font-size-asian="11pt" style:font-weight-asian="normal" style:font-name-complex="Times New Roman1" style:font-size-complex="11pt" style:font-weight-complex="normal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156bbf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6bbf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da36"/>
    </style:style>
    <style:style style:name="T1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Авиационный Институт</text:p>
      <text:p text:style-name="P19">(Национальный Исследовательский Университет)</text:p>
      <text:p text:style-name="P19">Факультет информационных технологий и прикладной математики</text:p>
      <text:p text:style-name="P19">Кафедра вычислительной математики и программирования</text:p>
      <text:p text:style-name="P3"/>
      <text:p text:style-name="P3"/>
      <text:p text:style-name="P20">Лабораторная работа №1 по курсу</text:p>
      <text:p text:style-name="P5">«Операционные системы»</text:p>
      <text:p text:style-name="P5"/>
      <text:p text:style-name="P2"/>
      <text:p text:style-name="P4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5">Студент: </text:span><text:span text:style-name="T7">Тулин <text:s/>Иван Денисович</text:span></text:p>
      <text:p text:style-name="P13"><text:span text:style-name="T5">Группа: </text:span><text:span text:style-name="T8">М8О-</text:span><text:span text:style-name="T6">201Б</text:span><text:span text:style-name="T8">-21</text:span></text:p>
      <text:p text:style-name="P13"><text:span text:style-name="T5">Вариант: </text:span><text:span text:style-name="T8"><text:s text:c="4"/></text:span></text:p>
      <text:p text:style-name="P9">Преподаватель Миронов Евгений Сергеевич</text:p>
      <text:p text:style-name="P9">Оценка: ___________</text:p>
      <text:p text:style-name="P9">Дата: ___________</text:p>
      <text:p text:style-name="P9">Подпись: ___________</text:p>
      <text:p text:style-name="P11"/>
      <text:p text:style-name="P11"/>
      <text:p text:style-name="P14"><text:span text:style-name="T5">Москва, 202</text:span><text:span text:style-name="T8">2</text:span></text:p>
      <text:p text:style-name="P6"/>
      <text:p text:style-name="P20"><text:soft-page-break/>Постановка задачи</text:p>
      <text:p text:style-name="P15"><text:span text:style-name="T9"><text:s/>Приобретение практических навыков диагностики работы программного обеспечения. Используемое средство диагностики — утилита strace</text:span><text:span text:style-name="T11">.</text:span></text:p>
      <text:p text:style-name="P17"/>
      <text:p text:style-name="P33">Демонстрация полного функционала утилиты strace на</text:p>
      <text:p text:style-name="P33">примере ЛР №2</text:p>
      <text:p text:style-name="P16">Strace - это утилита для диагностики, отладки и поиска неисправностей</text:p>
      <text:p text:style-name="P15"><text:span text:style-name="T9">программ для Linux. Она используется для мониторинга взаимодействи</text:span><text:span text:style-name="T10">й</text:span></text:p>
      <text:p text:style-name="P16">между процессами и ядром Linux, которые включают в себя системные вызовы, доставку сигналов и изменение состояния процесса. Работа strace становится возможной благодаря функции ядра, известной как ptrace.</text:p>
      <text:p text:style-name="P16"/>
      <text:p text:style-name="P17">Отображение всех вызовов: </text:p>
      <text:p text:style-name="P16">yorokobeshounen@YS:~/Рабочий стол/OpSys/lab2/build$ strace ./lab2 child</text:p>
      <text:p text:style-name="P16">execve("./lab2", ["./lab2", "child"], 0x7fff1e8c72d8 /* 66 vars */) = 0</text:p>
      <text:p text:style-name="P16">brk(NULL) <text:s text:c="30"/>= 0x562cf4d66000</text:p>
      <text:p text:style-name="P16">arch_prctl(0x3001 /* ARCH_??? */, 0x7ffe5dabe110) = -1 EINVAL (Недопустимый аргумент)</text:p>
      <text:p text:style-name="P16">mmap(NULL, 8192, PROT_READ|PROT_WRITE, MAP_PRIVATE|MAP_ANONYMOUS, -1, 0) = 0x7f39021b5000</text:p>
      <text:p text:style-name="P16">access("/etc/ld.so.preload", R_OK) <text:s text:c="5"/>= -1 ENOENT (Нет такого файла или каталога)</text:p>
      <text:p text:style-name="P16">openat(AT_FDCWD, "/etc/ld.so.cache", O_RDONLY|O_CLOEXEC) = 3</text:p>
      <text:p text:style-name="P16">newfstatat(3, "", {st_mode=S_IFREG|0644, st_size=81795, ...}, AT_EMPTY_PATH) = 0</text:p>
      <text:p text:style-name="P16">mmap(NULL, 81795, PROT_READ, MAP_PRIVATE, 3, 0) = 0x7f39021a1000</text:p>
      <text:p text:style-name="P16">close(3) <text:s text:c="31"/>= 0</text:p>
      <text:p text:style-name="P16">openat(AT_FDCWD, "/lib/x86_64-linux-gnu/libstdc++.so.6", O_RDONLY|O_CLOEXEC) = 3</text:p>
      <text:p text:style-name="P16">read(3, "\177ELF\2\1\1\3\0\0\0\0\0\0\0\0\3\0&gt;\0\1\0\0\0\0\0\0\0\0\0\0\0"..., 832) = 832</text:p>
      <text:p text:style-name="P16">newfstatat(3, "", {st_mode=S_IFREG|0644, st_size=2252096, ...}, AT_EMPTY_PATH) = 0</text:p>
      <text:p text:style-name="P16">mmap(NULL, 2267328, PROT_READ, MAP_PRIVATE|MAP_DENYWRITE, 3, 0) = 0x7f3901f77000</text:p>
      <text:p text:style-name="P16">mmap(0x7f3902011000, 1114112, PROT_READ|PROT_EXEC, MAP_PRIVATE|MAP_FIXED|MAP_DENYWRITE, 3, 0x9a000) = 0x7f3902011000</text:p>
      <text:p text:style-name="P16"><text:soft-page-break/>mmap(0x7f3902121000, 454656, PROT_READ, MAP_PRIVATE|MAP_FIXED|MAP_DENYWRITE, 3, 0x1aa000) = 0x7f3902121000</text:p>
      <text:p text:style-name="P16">mmap(0x7f3902190000, 57344, PROT_READ|PROT_WRITE, MAP_PRIVATE|MAP_FIXED|MAP_DENYWRITE, 3, 0x218000) = 0x7f3902190000</text:p>
      <text:p text:style-name="P16">mmap(0x7f390219e000, 10432, PROT_READ|PROT_WRITE, MAP_PRIVATE|MAP_FIXED|MAP_ANONYMOUS, -1, 0) = 0x7f390219e000</text:p>
      <text:p text:style-name="P16">close(3) <text:s text:c="31"/>= 0</text:p>
      <text:p text:style-name="P16">openat(AT_FDCWD, "/lib/x86_64-linux-gnu/libgcc_s.so.1", O_RDONLY|O_CLOEXEC) = 3</text:p>
      <text:p text:style-name="P16">read(3, "\177ELF\2\1\1\0\0\0\0\0\0\0\0\0\3\0&gt;\0\1\0\0\0\0\0\0\0\0\0\0\0"..., 832) = 832</text:p>
      <text:p text:style-name="P16">newfstatat(3, "", {st_mode=S_IFREG|0644, st_size=125488, ...}, AT_EMPTY_PATH) = 0</text:p>
      <text:p text:style-name="P16">mmap(NULL, 127720, PROT_READ, MAP_PRIVATE|MAP_DENYWRITE, 3, 0) = 0x7f3901f57000</text:p>
      <text:p text:style-name="P16">mmap(0x7f3901f5a000, 94208, PROT_READ|PROT_EXEC, MAP_PRIVATE|MAP_FIXED|MAP_DENYWRITE, 3, 0x3000) = 0x7f3901f5a000</text:p>
      <text:p text:style-name="P16">mmap(0x7f3901f71000, 16384, PROT_READ, MAP_PRIVATE|MAP_FIXED|MAP_DENYWRITE, 3, 0x1a000) = 0x7f3901f71000</text:p>
      <text:p text:style-name="P16">mmap(0x7f3901f75000, 8192, PROT_READ|PROT_WRITE, MAP_PRIVATE|MAP_FIXED|MAP_DENYWRITE, 3, 0x1d000) = 0x7f3901f75000</text:p>
      <text:p text:style-name="P16">close(3) <text:s text:c="31"/>= 0</text:p>
      <text:p text:style-name="P16">openat(AT_FDCWD, "/lib/x86_64-linux-gnu/libc.so.6", O_RDONLY|O_CLOEXEC) = 3</text:p>
      <text:p text:style-name="P16">read(3, "\177ELF\2\1\1\3\0\0\0\0\0\0\0\0\3\0&gt;\0\1\0\0\0P\237\2\0\0\0\0\0"..., 832) = 832</text:p>
      <text:p text:style-name="P16">pread64(3, "\6\0\0\0\4\0\0\0@\0\0\0\0\0\0\0@\0\0\0\0\0\0\0@\0\0\0\0\0\0\0"..., 784, 64) = 784</text:p>
      <text:p text:style-name="P16">pread64(3, "\4\0\0\0 \0\0\0\5\0\0\0GNU\0\2\0\0\300\4\0\0\0\3\0\0\0\0\0\0\0"..., 48, 848) = 48</text:p>
      <text:p text:style-name="P16">pread64(3, "\4\0\0\0\24\0\0\0\3\0\0\0GNU\0i8\235HZ\227\223\333\350s\360\352,\223\340."..., 68, 896) = 68</text:p>
      <text:p text:style-name="P16">newfstatat(3, "", {st_mode=S_IFREG|0644, st_size=2216304, ...}, AT_EMPTY_PATH) = 0</text:p>
      <text:p text:style-name="P16">pread64(3, "\6\0\0\0\4\0\0\0@\0\0\0\0\0\0\0@\0\0\0\0\0\0\0@\0\0\0\0\0\0\0"..., 784, 64) = 784</text:p>
      <text:p text:style-name="P16">mmap(NULL, 2260560, PROT_READ, MAP_PRIVATE|MAP_DENYWRITE, 3, 0) = 0x7f3901d2f000</text:p>
      <text:p text:style-name="P16"><text:soft-page-break/>mmap(0x7f3901d57000, 1658880, PROT_READ|PROT_EXEC, MAP_PRIVATE|MAP_FIXED|MAP_DENYWRITE, 3, 0x28000) = 0x7f3901d57000</text:p>
      <text:p text:style-name="P16">mmap(0x7f3901eec000, 360448, PROT_READ, MAP_PRIVATE|MAP_FIXED|MAP_DENYWRITE, 3, 0x1bd000) = 0x7f3901eec000</text:p>
      <text:p text:style-name="P16">mmap(0x7f3901f44000, 24576, PROT_READ|PROT_WRITE, MAP_PRIVATE|MAP_FIXED|MAP_DENYWRITE, 3, 0x214000) = 0x7f3901f44000</text:p>
      <text:p text:style-name="P16">mmap(0x7f3901f4a000, 52816, PROT_READ|PROT_WRITE, MAP_PRIVATE|MAP_FIXED|MAP_ANONYMOUS, -1, 0) = 0x7f3901f4a000</text:p>
      <text:p text:style-name="P16">close(3) <text:s text:c="31"/>= 0</text:p>
      <text:p text:style-name="P16">openat(AT_FDCWD, "/lib/x86_64-linux-gnu/libm.so.6", O_RDONLY|O_CLOEXEC) = 3</text:p>
      <text:p text:style-name="P16">read(3, "\177ELF\2\1\1\3\0\0\0\0\0\0\0\0\3\0&gt;\0\1\0\0\0\0\0\0\0\0\0\0\0"..., 832) = 832</text:p>
      <text:p text:style-name="P16">newfstatat(3, "", {st_mode=S_IFREG|0644, st_size=940560, ...}, AT_EMPTY_PATH) = 0</text:p>
      <text:p text:style-name="P16">mmap(NULL, 942344, PROT_READ, MAP_PRIVATE|MAP_DENYWRITE, 3, 0) = 0x7f3901c48000</text:p>
      <text:p text:style-name="P16">mmap(0x7f3901c56000, 507904, PROT_READ|PROT_EXEC, MAP_PRIVATE|MAP_FIXED|MAP_DENYWRITE, 3, 0xe000) = 0x7f3901c56000</text:p>
      <text:p text:style-name="P16">mmap(0x7f3901cd2000, 372736, PROT_READ, MAP_PRIVATE|MAP_FIXED|MAP_DENYWRITE, 3, 0x8a000) = 0x7f3901cd2000</text:p>
      <text:p text:style-name="P16">mmap(0x7f3901d2d000, 8192, PROT_READ|PROT_WRITE, MAP_PRIVATE|MAP_FIXED|MAP_DENYWRITE, 3, 0xe4000) = 0x7f3901d2d000</text:p>
      <text:p text:style-name="P16">close(3) <text:s text:c="31"/>= 0</text:p>
      <text:p text:style-name="P16">mmap(NULL, 8192, PROT_READ|PROT_WRITE, MAP_PRIVATE|MAP_ANONYMOUS, -1, 0) = 0x7f3901c46000</text:p>
      <text:p text:style-name="P16">arch_prctl(ARCH_SET_FS, 0x7f3901c473c0) = 0</text:p>
      <text:p text:style-name="P16">set_tid_address(0x7f3901c47690) <text:s text:c="8"/>= 13323</text:p>
      <text:p text:style-name="P16">set_robust_list(0x7f3901c476a0, 24) <text:s text:c="4"/>= 0</text:p>
      <text:p text:style-name="P16">rseq(0x7f3901c47d60, 0x20, 0, 0x53053053) = 0</text:p>
      <text:p text:style-name="P16">mprotect(0x7f3901f44000, 16384, PROT_READ) = 0</text:p>
      <text:p text:style-name="P16">mprotect(0x7f3901d2d000, 4096, PROT_READ) = 0</text:p>
      <text:p text:style-name="P16">mprotect(0x7f3901f75000, 4096, PROT_READ) = 0</text:p>
      <text:p text:style-name="P16">mmap(NULL, 8192, PROT_READ|PROT_WRITE, MAP_PRIVATE|MAP_ANONYMOUS, -1, 0) = 0x7f3901c44000</text:p>
      <text:p text:style-name="P16">mprotect(0x7f3902190000, 45056, PROT_READ) = 0</text:p>
      <text:p text:style-name="P16">mprotect(0x562cf3216000, 4096, PROT_READ) = 0</text:p>
      <text:p text:style-name="P16">mprotect(0x7f39021ef000, 8192, PROT_READ) = 0</text:p>
      <text:p text:style-name="P16"><text:soft-page-break/>prlimit64(0, RLIMIT_STACK, NULL, {rlim_cur=8192*1024, rlim_max=RLIM64_INFINITY}) = 0</text:p>
      <text:p text:style-name="P16">munmap(0x7f39021a1000, 81795) <text:s text:c="10"/>= 0</text:p>
      <text:p text:style-name="P16">getrandom("\x78\xd5\x8e\x72\xf4\x4f\x2e\xc0", 8, GRND_NONBLOCK) = 8</text:p>
      <text:p text:style-name="P16">brk(NULL) <text:s text:c="30"/>= 0x562cf4d66000</text:p>
      <text:p text:style-name="P16">brk(0x562cf4d87000) <text:s text:c="20"/>= 0x562cf4d87000</text:p>
      <text:p text:style-name="P16">newfstatat(1, "", {st_mode=S_IFCHR|0620, st_rdev=makedev(0x88, 0), ...}, AT_EMPTY_PATH) = 0</text:p>
      <text:p text:style-name="P16">write(1, "Input name of file\n", 19Input name of file</text:p>
      <text:p text:style-name="P16">) <text:s text:c="3"/>= 19</text:p>
      <text:p text:style-name="P16">newfstatat(0, "", {st_mode=S_IFCHR|0620, st_rdev=makedev(0x88, 0), ...}, AT_EMPTY_PATH) = 0</text:p>
      <text:p text:style-name="P16">read(0, input1.txt</text:p>
      <text:p text:style-name="P16">"input1.txt\n", 1024) <text:s text:c="10"/>= 11</text:p>
      <text:p text:style-name="P16">pipe2([3, 4], 0) <text:s text:c="23"/>= 0</text:p>
      <text:p text:style-name="P16">clone(child_stack=NULL, flags=CLONE_CHILD_CLEARTID|CLONE_CHILD_SETTID|SIGCHLD, child_tidptr=0x7f3901c47690) = 13371</text:p>
      <text:p text:style-name="P16">close(4) <text:s text:c="31"/>= 0</text:p>
      <text:p text:style-name="P16">read(3, "\4\0\0\0", 4) <text:s text:c="17"/>= 4</text:p>
      <text:p text:style-name="P16">read(3, "\377\377\377\377", 4) <text:s text:c="9"/>= 4</text:p>
      <text:p text:style-name="P16">--- SIGCHLD {si_signo=SIGCHLD, si_code=CLD_EXITED, si_pid=13371, si_uid=1000, si_status=1, si_utime=0, si_stime=0} ---</text:p>
      <text:p text:style-name="P16">write(1, "4 \n", 34 </text:p>
      <text:p text:style-name="P16">) <text:s text:c="20"/>= 3</text:p>
      <text:p text:style-name="P16">lseek(0, -1, SEEK_CUR) <text:s text:c="17"/>= -1 ESPIPE (Недопустимая операция смещения)</text:p>
      <text:p text:style-name="P16">exit_group(0) <text:s text:c="26"/>= ?</text:p>
      <text:p text:style-name="P16">+++ exited with 0 +++</text:p>
      <text:p text:style-name="P16"/>
      <text:p text:style-name="P17">Опция -e служит для отображения лишь определенных вызовов. </text:p>
      <text:p text:style-name="P16">yorokobeshounen@YS:~/Рабочий стол/OpSys/lab2/build$ strace -e pipe ./lab2 child </text:p>
      <text:p text:style-name="P16">Input name of file</text:p>
      <text:p text:style-name="P16">input1.txt</text:p>
      <text:p text:style-name="P16">--- SIGCHLD {si_signo=SIGCHLD, si_code=CLD_EXITED, si_pid=14735, si_uid=1000, si_status=1, si_utime=0, si_stime=0} ---</text:p>
      <text:p text:style-name="P16">4 </text:p>
      <text:p text:style-name="P16">+++ exited with 0 +++</text:p>
      <text:p text:style-name="P16">yorokobeshounen@YS:~/Рабочий стол/OpSys/lab2/build$ strace -e read ./lab2 child </text:p>
      <text:p text:style-name="P16"><text:soft-page-break/>read(3, "\177ELF\2\1\1\3\0\0\0\0\0\0\0\0\3\0&gt;\0\1\0\0\0\0\0\0\0\0\0\0\0"..., 832) = 832</text:p>
      <text:p text:style-name="P16">read(3, "\177ELF\2\1\1\0\0\0\0\0\0\0\0\0\3\0&gt;\0\1\0\0\0\0\0\0\0\0\0\0\0"..., 832) = 832</text:p>
      <text:p text:style-name="P16">read(3, "\177ELF\2\1\1\3\0\0\0\0\0\0\0\0\3\0&gt;\0\1\0\0\0P\237\2\0\0\0\0\0"..., 832) = 832</text:p>
      <text:p text:style-name="P16">read(3, "\177ELF\2\1\1\3\0\0\0\0\0\0\0\0\3\0&gt;\0\1\0\0\0\0\0\0\0\0\0\0\0"..., 832) = 832</text:p>
      <text:p text:style-name="P16">Input name of file</text:p>
      <text:p text:style-name="P16">read(0, input1.txt</text:p>
      <text:p text:style-name="P16">"input1.txt\n", 1024) <text:s text:c="10"/>= 11</text:p>
      <text:p text:style-name="P16">read(3, "\4\0\0\0", 4) <text:s text:c="17"/>= 4</text:p>
      <text:p text:style-name="P16">read(3, "\377\377\377\377", 4) <text:s text:c="9"/>= 4</text:p>
      <text:p text:style-name="P16">--- SIGCHLD {si_signo=SIGCHLD, si_code=CLD_EXITED, si_pid=14833, si_uid=1000, si_status=1, si_utime=0, si_stime=0} ---</text:p>
      <text:p text:style-name="P16">4 </text:p>
      <text:p text:style-name="P16">+++ exited with 0 +++</text:p>
      <text:p text:style-name="P22">Можно и несколько типов вызовов сразу: -e trace= и через запятую — список вызовов. </text:p>
      <text:p text:style-name="P7"/>
      <text:p text:style-name="P7">yorokobeshounen@YS:~/Рабочий стол/OpSys/lab2/build$ strace -e trace=close,read ./lab2 child </text:p>
      <text:p text:style-name="P7">close(3) <text:s text:c="31"/>= 0</text:p>
      <text:p text:style-name="P7">read(3, "\177ELF\2\1\1\3\0\0\0\0\0\0\0\0\3\0&gt;\0\1\0\0\0\0\0\0\0\0\0\0\0"..., 832) = 832</text:p>
      <text:p text:style-name="P7">close(3) <text:s text:c="31"/>= 0</text:p>
      <text:p text:style-name="P7">read(3, "\177ELF\2\1\1\0\0\0\0\0\0\0\0\0\3\0&gt;\0\1\0\0\0\0\0\0\0\0\0\0\0"..., 832) = 832</text:p>
      <text:p text:style-name="P7">close(3) <text:s text:c="31"/>= 0</text:p>
      <text:p text:style-name="P7">read(3, "\177ELF\2\1\1\3\0\0\0\0\0\0\0\0\3\0&gt;\0\1\0\0\0P\237\2\0\0\0\0\0"..., 832) = 832</text:p>
      <text:p text:style-name="P7">close(3) <text:s text:c="31"/>= 0</text:p>
      <text:p text:style-name="P7">read(3, "\177ELF\2\1\1\3\0\0\0\0\0\0\0\0\3\0&gt;\0\1\0\0\0\0\0\0\0\0\0\0\0"..., 832) = 832</text:p>
      <text:p text:style-name="P7">close(3) <text:s text:c="31"/>= 0</text:p>
      <text:p text:style-name="P7">Input name of file</text:p>
      <text:p text:style-name="P7">read(0, input1.txt</text:p>
      <text:p text:style-name="P7">"input1.txt\n", 1024) <text:s text:c="10"/>= 11</text:p>
      <text:p text:style-name="P7">close(4) <text:s text:c="31"/>= 0</text:p>
      <text:p text:style-name="P7">read(3, "\4\0\0\0", 4) <text:s text:c="17"/>= 4</text:p>
      <text:p text:style-name="P7">--- SIGCHLD {si_signo=SIGCHLD, si_code=CLD_EXITED, si_pid=15108, si_uid=1000, si_status=1, si_utime=0, si_stime=0} ---</text:p>
      <text:p text:style-name="P7"><text:soft-page-break/>read(3, "\377\377\377\377", 4) <text:s text:c="9"/>= 4</text:p>
      <text:p text:style-name="P7">4 </text:p>
      <text:p text:style-name="P7">+++ exited with 0 +++</text:p>
      <text:p text:style-name="P7"/>
      <text:p text:style-name="P28">Отслеживание дочерних процессов: </text:p>
      <text:p text:style-name="P28">Отслеживать дерево процессов целиком помогает флаг -f, с которым strace отслеживает системные вызовы в процессах-потомках. К каждой строке вывода при этом добавляется pid процесса, делающего системный вывод: </text:p>
      <text:p text:style-name="P7"/>
      <text:p text:style-name="P7">yorokobeshounen@YS:~/Рабочий стол/OpSys/lab2/build$ strace -f -e trace=close,read ./lab2 child </text:p>
      <text:p text:style-name="P7">close(3) <text:s text:c="31"/>= 0</text:p>
      <text:p text:style-name="P7">read(3, "\177ELF\2\1\1\3\0\0\0\0\0\0\0\0\3\0&gt;\0\1\0\0\0\0\0\0\0\0\0\0\0"..., 832) = 832</text:p>
      <text:p text:style-name="P7">close(3) <text:s text:c="31"/>= 0</text:p>
      <text:p text:style-name="P7">read(3, "\177ELF\2\1\1\0\0\0\0\0\0\0\0\0\3\0&gt;\0\1\0\0\0\0\0\0\0\0\0\0\0"..., 832) = 832</text:p>
      <text:p text:style-name="P7">close(3) <text:s text:c="31"/>= 0</text:p>
      <text:p text:style-name="P7">read(3, "\177ELF\2\1\1\3\0\0\0\0\0\0\0\0\3\0&gt;\0\1\0\0\0P\237\2\0\0\0\0\0"..., 832) = 832</text:p>
      <text:p text:style-name="P7">close(3) <text:s text:c="31"/>= 0</text:p>
      <text:p text:style-name="P7">read(3, "\177ELF\2\1\1\3\0\0\0\0\0\0\0\0\3\0&gt;\0\1\0\0\0\0\0\0\0\0\0\0\0"..., 832) = 832</text:p>
      <text:p text:style-name="P7">close(3) <text:s text:c="31"/>= 0</text:p>
      <text:p text:style-name="P7">Input name of file</text:p>
      <text:p text:style-name="P7">read(0, input1.txt</text:p>
      <text:p text:style-name="P7">"input1.txt\n", 1024) <text:s text:c="10"/>= 11</text:p>
      <text:p text:style-name="P7">strace: Process 15261 attached</text:p>
      <text:p text:style-name="P7">[pid 15239] close(4) <text:s text:c="19"/>= 0</text:p>
      <text:p text:style-name="P7">[pid 15239] read(3, <text:s/>&lt;unfinished ...&gt;</text:p>
      <text:p text:style-name="P7">[pid 15261] close(3) <text:s text:c="19"/>= 0</text:p>
      <text:p text:style-name="P7">[pid 15261] close(3) <text:s text:c="19"/>= 0</text:p>
      <text:p text:style-name="P7">[pid 15261] close(3) <text:s text:c="19"/>= 0</text:p>
      <text:p text:style-name="P7">[pid 15261] read(3, "\177ELF\2\1\1\3\0\0\0\0\0\0\0\0\3\0&gt;\0\1\0\0\0P\237\2\0\0\0\0\0"..., 832) = 832</text:p>
      <text:p text:style-name="P7">[pid 15261] close(3) <text:s text:c="19"/>= 0</text:p>
      <text:p text:style-name="P7">[pid 15261] read(0, "4\n-3 \n22\n12 \n46 \n89 \n91 \n42 \n12 "..., 4096) = 48</text:p>
      <text:p text:style-name="P7">[pid 15239] &lt;... read resumed&gt;"\4\0\0\0", 4) = 4</text:p>
      <text:p text:style-name="P7">[pid 15239] read(3, "\377\377\377\377", 4) = 4</text:p>
      <text:p text:style-name="P7">4 </text:p>
      <text:p text:style-name="P7">[pid 15261] +++ exited with 1 +++</text:p>
      <text:p text:style-name="P7">+++ exited with 0 +++</text:p>
      <text:p text:style-name="P7"/>
      <text:p text:style-name="P28"><text:soft-page-break/>Пути к файлам вместо дескрипторов: Ключ -y позволяет взглянуть на название файлов, с которыми работает процесс, вместо файловых дескрипторов: </text:p>
      <text:p text:style-name="P7"/>
      <text:p text:style-name="P7">yorokobeshounen@YS:~/Рабочий стол/OpSys/lab2/build$ strace -y -e read ./lab2 child </text:p>
      <text:p text:style-name="P7">read(3&lt;/usr/lib/x86_64-linux-gnu/libstdc++.so.6.0.30&gt;, "\177ELF\2\1\1\3\0\0\0\0\0\0\0\0\3\0&gt;\0\1\0\0\0\0\0\0\0\0\0\0\0"..., 832) = 832</text:p>
      <text:p text:style-name="P7">read(3&lt;/usr/lib/x86_64-linux-gnu/libgcc_s.so.1&gt;, "\177ELF\2\1\1\0\0\0\0\0\0\0\0\0\3\0&gt;\0\1\0\0\0\0\0\0\0\0\0\0\0"..., 832) = 832</text:p>
      <text:p text:style-name="P7">read(3&lt;/usr/lib/x86_64-linux-gnu/libc.so.6&gt;, "\177ELF\2\1\1\3\0\0\0\0\0\0\0\0\3\0&gt;\0\1\0\0\0P\237\2\0\0\0\0\0"..., 832) = 832</text:p>
      <text:p text:style-name="P7">read(3&lt;/usr/lib/x86_64-linux-gnu/libm.so.6&gt;, "\177ELF\2\1\1\3\0\0\0\0\0\0\0\0\3\0&gt;\0\1\0\0\0\0\0\0\0\0\0\0\0"..., 832) = 832</text:p>
      <text:p text:style-name="P7">Input name of file</text:p>
      <text:p text:style-name="P7">read(0&lt;/dev/pts/0&gt;, input1.txt</text:p>
      <text:p text:style-name="P7">"input1.txt\n", 1024) = 11</text:p>
      <text:p text:style-name="P7">read(3&lt;pipe:[116321]&gt;, "\4\0\0\0", 4) <text:s text:c="2"/>= 4</text:p>
      <text:p text:style-name="P7">read(3&lt;pipe:[116321]&gt;, "\377\377\377\377", 4) = 4</text:p>
      <text:p text:style-name="P7">--- SIGCHLD {si_signo=SIGCHLD, si_code=CLD_EXITED, si_pid=15400, si_uid=1000, si_status=1, si_utime=0, si_stime=0} ---</text:p>
      <text:p text:style-name="P7">4 </text:p>
      <text:p text:style-name="P7">+++ exited with 0 +++</text:p>
      <text:p text:style-name="P7"/>
      <text:p text:style-name="P28">Отображение времени выполнения вызова: Посмотреть время выполнения того или иного вызова позволяет ключ -t: </text:p>
      <text:p text:style-name="P7">yorokobeshounen@YS:~/Рабочий стол/OpSys/lab2/build$ strace -t -y -e read ./lab2 child </text:p>
      <text:p text:style-name="P7">09:33:35 read(3&lt;/usr/lib/x86_64-linux-gnu/libstdc++.so.6.0.30&gt;, "\177ELF\2\1\1\3\0\0\0\0\0\0\0\0\3\0&gt;\0\1\0\0\0\0\0\0\0\0\0\0\0"..., 832) = 832</text:p>
      <text:p text:style-name="P7">09:33:35 read(3&lt;/usr/lib/x86_64-linux-gnu/libgcc_s.so.1&gt;, "\177ELF\2\1\1\0\0\0\0\0\0\0\0\0\3\0&gt;\0\1\0\0\0\0\0\0\0\0\0\0\0"..., 832) = 832</text:p>
      <text:p text:style-name="P7">09:33:35 read(3&lt;/usr/lib/x86_64-linux-gnu/libc.so.6&gt;, "\177ELF\2\1\1\3\0\0\0\0\0\0\0\0\3\0&gt;\0\1\0\0\0P\237\2\0\0\0\0\0"..., 832) = 832</text:p>
      <text:p text:style-name="P7">09:33:35 read(3&lt;/usr/lib/x86_64-linux-gnu/libm.so.6&gt;, "\177ELF\2\1\1\3\0\0\0\0\0\0\0\0\3\0&gt;\0\1\0\0\0\0\0\0\0\0\0\0\0"..., 832) = 832</text:p>
      <text:p text:style-name="P7">Input name of file</text:p>
      <text:p text:style-name="P7">09:33:35 read(0&lt;/dev/pts/0&gt;, input1.txt</text:p>
      <text:p text:style-name="P7">"input1.txt\n", 1024) = 11</text:p>
      <text:p text:style-name="P7">09:33:39 read(3&lt;pipe:[117389]&gt;, "\4\0\0\0", 4) = 4</text:p>
      <text:p text:style-name="P7">09:33:39 read(3&lt;pipe:[117389]&gt;, "\377\377\377\377", 4) = 4</text:p>
      <text:p text:style-name="P7"><text:soft-page-break/>09:33:39 --- SIGCHLD {si_signo=SIGCHLD, si_code=CLD_EXITED, si_pid=15509, si_uid=1000, si_status=1, si_utime=0, si_stime=0} ---</text:p>
      <text:p text:style-name="P7">4 </text:p>
      <text:p text:style-name="P7">09:33:39 +++ exited with 0 +++</text:p>
      <text:p text:style-name="P7"/>
      <text:p text:style-name="P15"><text:span text:style-name="T1">Печать “относительно</text:span><text:span text:style-name="T2">го</text:span><text:span text:style-name="T1">” времени вызова системных процессов: </text:span></text:p>
      <text:p text:style-name="P7"/>
      <text:p text:style-name="P7">yorokobeshounen@YS:~/Рабочий стол/OpSys/lab2/build$ strace -r -y -e read ./lab2 child </text:p>
      <text:p text:style-name="P7"><text:s text:c="5"/>0.000000 read(3&lt;/usr/lib/x86_64-linux-gnu/libstdc++.so.6.0.30&gt;, "\177ELF\2\1\1\3\0\0\0\0\0\0\0\0\3\0&gt;\0\1\0\0\0\0\0\0\0\0\0\0\0"..., 832) = 832</text:p>
      <text:p text:style-name="P7"><text:s text:c="5"/>0.000359 read(3&lt;/usr/lib/x86_64-linux-gnu/libgcc_s.so.1&gt;, "\177ELF\2\1\1\0\0\0\0\0\0\0\0\0\3\0&gt;\0\1\0\0\0\0\0\0\0\0\0\0\0"..., 832) = 832</text:p>
      <text:p text:style-name="P7"><text:s text:c="5"/>0.000290 read(3&lt;/usr/lib/x86_64-linux-gnu/libc.so.6&gt;, "\177ELF\2\1\1\3\0\0\0\0\0\0\0\0\3\0&gt;\0\1\0\0\0P\237\2\0\0\0\0\0"..., 832) = 832</text:p>
      <text:p text:style-name="P7"><text:s text:c="5"/>0.000498 read(3&lt;/usr/lib/x86_64-linux-gnu/libm.so.6&gt;, "\177ELF\2\1\1\3\0\0\0\0\0\0\0\0\3\0&gt;\0\1\0\0\0\0\0\0\0\0\0\0\0"..., 832) = 832</text:p>
      <text:p text:style-name="P7">Input name of file</text:p>
      <text:p text:style-name="P7"><text:s text:c="5"/>0.004381 read(0&lt;/dev/pts/0&gt;, input1.txt</text:p>
      <text:p text:style-name="P7">"input1.txt\n", 1024) = 11</text:p>
      <text:p text:style-name="P7"><text:s text:c="4"/>12.318888 read(3&lt;pipe:[116483]&gt;, "\4\0\0\0", 4) = 4</text:p>
      <text:p text:style-name="P7"><text:s text:c="5"/>0.001541 --- SIGCHLD {si_signo=SIGCHLD, si_code=CLD_EXITED, si_pid=15603, si_uid=1000, si_status=1, si_utime=0, si_stime=0} ---</text:p>
      <text:p text:style-name="P7"><text:s text:c="5"/>0.000179 read(3&lt;pipe:[116483]&gt;, "\377\377\377\377", 4) = 4</text:p>
      <text:p text:style-name="P7">4 </text:p>
      <text:p text:style-name="P7"><text:s text:c="5"/>0.000945 +++ exited with 0 +++</text:p>
      <text:p text:style-name="P7"/>
      <text:p text:style-name="P28">Статистика системных вызовов: С помощью опции -c — можно получить наглядную статистику выполнения программы: </text:p>
      <text:p text:style-name="P27"/>
      <text:p text:style-name="P7">yorokobeshounen@YS:~/Рабочий стол/OpSys/lab2/build$ strace -c ./lab2 child</text:p>
      <text:p text:style-name="P7">Input name of file</text:p>
      <text:p text:style-name="P7">input1.txt</text:p>
      <text:p text:style-name="P7">4 </text:p>
      <text:p text:style-name="P7">% time <text:s text:c="4"/>seconds <text:s/>usecs/call <text:s text:c="4"/>calls <text:s text:c="3"/>errors syscall</text:p>
      <text:p text:style-name="P7">------ ----------- ----------- --------- --------- ----------------</text:p>
      <text:p text:style-name="P7"><text:s text:c="2"/>0,00 <text:s text:c="3"/>0,000000 <text:s text:c="10"/>0 <text:s text:c="8"/>7 <text:s text:c="10"/>read</text:p>
      <text:p text:style-name="P7"><text:s text:c="2"/>0,00 <text:s text:c="3"/>0,000000 <text:s text:c="10"/>0 <text:s text:c="8"/>2 <text:s text:c="10"/>write</text:p>
      <text:p text:style-name="P7"><text:s text:c="2"/>0,00 <text:s text:c="3"/>0,000000 <text:s text:c="10"/>0 <text:s text:c="8"/>6 <text:s text:c="10"/>close</text:p>
      <text:p text:style-name="P7"><text:soft-page-break/><text:s text:c="2"/>0,00 <text:s text:c="3"/>0,000000 <text:s text:c="10"/>0 <text:s text:c="8"/>1 <text:s text:c="8"/>1 lseek</text:p>
      <text:p text:style-name="P7"><text:s text:c="2"/>0,00 <text:s text:c="3"/>0,000000 <text:s text:c="10"/>0 <text:s text:c="7"/>22 <text:s text:c="10"/>mmap</text:p>
      <text:p text:style-name="P7"><text:s text:c="2"/>0,00 <text:s text:c="3"/>0,000000 <text:s text:c="10"/>0 <text:s text:c="8"/>6 <text:s text:c="10"/>mprotect</text:p>
      <text:p text:style-name="P7"><text:s text:c="2"/>0,00 <text:s text:c="3"/>0,000000 <text:s text:c="10"/>0 <text:s text:c="8"/>1 <text:s text:c="10"/>munmap</text:p>
      <text:p text:style-name="P7"><text:s text:c="2"/>0,00 <text:s text:c="3"/>0,000000 <text:s text:c="10"/>0 <text:s text:c="8"/>3 <text:s text:c="10"/>brk</text:p>
      <text:p text:style-name="P7"><text:s text:c="2"/>0,00 <text:s text:c="3"/>0,000000 <text:s text:c="10"/>0 <text:s text:c="8"/>4 <text:s text:c="10"/>pread64</text:p>
      <text:p text:style-name="P7"><text:s text:c="2"/>0,00 <text:s text:c="3"/>0,000000 <text:s text:c="10"/>0 <text:s text:c="8"/>1 <text:s text:c="8"/>1 access</text:p>
      <text:p text:style-name="P7"><text:s text:c="2"/>0,00 <text:s text:c="3"/>0,000000 <text:s text:c="10"/>0 <text:s text:c="8"/>1 <text:s text:c="10"/>clone</text:p>
      <text:p text:style-name="P7"><text:s text:c="2"/>0,00 <text:s text:c="3"/>0,000000 <text:s text:c="10"/>0 <text:s text:c="8"/>1 <text:s text:c="10"/>execve</text:p>
      <text:p text:style-name="P7"><text:s text:c="2"/>0,00 <text:s text:c="3"/>0,000000 <text:s text:c="10"/>0 <text:s text:c="8"/>2 <text:s text:c="8"/>1 arch_prctl</text:p>
      <text:p text:style-name="P7"><text:s text:c="2"/>0,00 <text:s text:c="3"/>0,000000 <text:s text:c="10"/>0 <text:s text:c="8"/>1 <text:s text:c="10"/>set_tid_address</text:p>
      <text:p text:style-name="P7"><text:s text:c="2"/>0,00 <text:s text:c="3"/>0,000000 <text:s text:c="10"/>0 <text:s text:c="8"/>5 <text:s text:c="10"/>openat</text:p>
      <text:p text:style-name="P7"><text:s text:c="2"/>0,00 <text:s text:c="3"/>0,000000 <text:s text:c="10"/>0 <text:s text:c="8"/>7 <text:s text:c="10"/>newfstatat</text:p>
      <text:p text:style-name="P7"><text:s text:c="2"/>0,00 <text:s text:c="3"/>0,000000 <text:s text:c="10"/>0 <text:s text:c="8"/>1 <text:s text:c="10"/>set_robust_list</text:p>
      <text:p text:style-name="P7"><text:s text:c="2"/>0,00 <text:s text:c="3"/>0,000000 <text:s text:c="10"/>0 <text:s text:c="8"/>1 <text:s text:c="10"/>pipe2</text:p>
      <text:p text:style-name="P7"><text:s text:c="2"/>0,00 <text:s text:c="3"/>0,000000 <text:s text:c="10"/>0 <text:s text:c="8"/>1 <text:s text:c="10"/>prlimit64</text:p>
      <text:p text:style-name="P7"><text:s text:c="2"/>0,00 <text:s text:c="3"/>0,000000 <text:s text:c="10"/>0 <text:s text:c="8"/>1 <text:s text:c="10"/>getrandom</text:p>
      <text:p text:style-name="P7"><text:s text:c="2"/>0,00 <text:s text:c="3"/>0,000000 <text:s text:c="10"/>0 <text:s text:c="8"/>1 <text:s text:c="10"/>rseq</text:p>
      <text:p text:style-name="P7">------ ----------- ----------- --------- --------- ----------------</text:p>
      <text:p text:style-name="P7">100,00 <text:s text:c="3"/>0,000000 <text:s text:c="10"/>0 <text:s text:c="7"/>75 <text:s text:c="8"/>3 total</text:p>
      <text:p text:style-name="P23">Диагностика Strace других ЛР </text:p>
      <text:p text:style-name="P24">ЛР №<text:span text:style-name="T12">3</text:span></text:p>
      <text:p text:style-name="P29">yorokobeshounen@YS:~/Рабочий стол/OpSys/lab3/build$ strace -f -r ./lab3 1 &lt; input.txt</text:p>
      <text:p text:style-name="P29"><text:s text:c="5"/>0.000000 execve("./lab3", ["./lab3", "1"], 0x7fffac941128 /* 65 vars */) = 0</text:p>
      <text:p text:style-name="P29"><text:s text:c="5"/>0.000339 brk(NULL) <text:s text:c="16"/>= 0x55a243c5c000</text:p>
      <text:p text:style-name="P29"><text:s text:c="5"/>0.000053 arch_prctl(0x3001 /* ARCH_??? */, 0x7ffe28029a60) = -1 EINVAL (Недопустимый аргумент)</text:p>
      <text:p text:style-name="P29"><text:s text:c="5"/>0.000260 mmap(NULL, 8192, PROT_READ|PROT_WRITE, MAP_PRIVATE|MAP_ANONYMOUS, -1, 0) = 0x7f52aeae2000</text:p>
      <text:p text:style-name="P29"><text:s text:c="5"/>0.000048 access("/etc/ld.so.preload", R_OK) = -1 ENOENT (Нет такого файла или каталога)</text:p>
      <text:p text:style-name="P29"><text:s text:c="5"/>0.000115 openat(AT_FDCWD, "/etc/ld.so.cache", O_RDONLY|O_CLOEXEC) = 3</text:p>
      <text:p text:style-name="P29"><text:s text:c="5"/>0.000057 newfstatat(3, "", {st_mode=S_IFREG|0644, st_size=81795, ...}, AT_EMPTY_PATH) = 0</text:p>
      <text:p text:style-name="P29"><text:s text:c="5"/>0.000067 mmap(NULL, 81795, PROT_READ, MAP_PRIVATE, 3, 0) = 0x7f52aeace000</text:p>
      <text:p text:style-name="P29"><text:s text:c="5"/>0.000036 close(3) <text:s text:c="17"/>= 0</text:p>
      <text:p text:style-name="P29"><text:s text:c="5"/>0.000052 openat(AT_FDCWD, "/lib/x86_64-linux-gnu/libc.so.6", O_RDONLY|O_CLOEXEC) = 3</text:p>
      <text:p text:style-name="P29"><text:s text:c="5"/>0.000053 read(3, "\177ELF\2\1\1\3\0\0\0\0\0\0\0\0\3\0&gt;\0\1\0\0\0P\237\2\0\0\0\0\0"..., 832) = 832</text:p>
      <text:p text:style-name="P29"><text:soft-page-break/><text:s text:c="5"/>0.000043 pread64(3, "\6\0\0\0\4\0\0\0@\0\0\0\0\0\0\0@\0\0\0\0\0\0\0@\0\0\0\0\0\0\0"..., 784, 64) = 784</text:p>
      <text:p text:style-name="P29"><text:s text:c="5"/>0.000032 pread64(3, "\4\0\0\0 \0\0\0\5\0\0\0GNU\0\2\0\0\300\4\0\0\0\3\0\0\0\0\0\0\0"..., 48, 848) = 48</text:p>
      <text:p text:style-name="P29"><text:s text:c="5"/>0.000029 pread64(3, "\4\0\0\0\24\0\0\0\3\0\0\0GNU\0i8\235HZ\227\223\333\350s\360\352,\223\340."..., 68, 896) = 68</text:p>
      <text:p text:style-name="P29"><text:s text:c="5"/>0.000030 newfstatat(3, "", {st_mode=S_IFREG|0644, st_size=2216304, ...}, AT_EMPTY_PATH) = 0</text:p>
      <text:p text:style-name="P29"><text:s text:c="5"/>0.000049 pread64(3, "\6\0\0\0\4\0\0\0@\0\0\0\0\0\0\0@\0\0\0\0\0\0\0@\0\0\0\0\0\0\0"..., 784, 64) = 784</text:p>
      <text:p text:style-name="P29"><text:s text:c="5"/>0.000030 mmap(NULL, 2260560, PROT_READ, MAP_PRIVATE|MAP_DENYWRITE, 3, 0) = 0x7f52ae8a6000</text:p>
      <text:p text:style-name="P29"><text:s text:c="5"/>0.000039 mmap(0x7f52ae8ce000, 1658880, PROT_READ|PROT_EXEC, MAP_PRIVATE|MAP_FIXED|MAP_DENYWRITE, 3, 0x28000) = 0x7f52ae8ce000</text:p>
      <text:p text:style-name="P29"><text:s text:c="5"/>0.000075 mmap(0x7f52aea63000, 360448, PROT_READ, MAP_PRIVATE|MAP_FIXED|MAP_DENYWRITE, 3, 0x1bd000) = 0x7f52aea63000</text:p>
      <text:p text:style-name="P29"><text:s text:c="5"/>0.000046 mmap(0x7f52aeabb000, 24576, PROT_READ|PROT_WRITE, MAP_PRIVATE|MAP_FIXED|MAP_DENYWRITE, 3, 0x214000) = 0x7f52aeabb000</text:p>
      <text:p text:style-name="P29"><text:s text:c="5"/>0.000073 mmap(0x7f52aeac1000, 52816, PROT_READ|PROT_WRITE, MAP_PRIVATE|MAP_FIXED|MAP_ANONYMOUS, -1, 0) = 0x7f52aeac1000</text:p>
      <text:p text:style-name="P29"><text:s text:c="5"/>0.000066 close(3) <text:s text:c="17"/>= 0</text:p>
      <text:p text:style-name="P29"><text:s text:c="5"/>0.000070 mmap(NULL, 12288, PROT_READ|PROT_WRITE, MAP_PRIVATE|MAP_ANONYMOUS, -1, 0) = 0x7f52ae8a3000</text:p>
      <text:p text:style-name="P29"><text:s text:c="5"/>0.000045 arch_prctl(ARCH_SET_FS, 0x7f52ae8a3740) = 0</text:p>
      <text:p text:style-name="P29"><text:s text:c="5"/>0.000034 set_tid_address(0x7f52ae8a3a10) = 11081</text:p>
      <text:p text:style-name="P29"><text:s text:c="5"/>0.000026 set_robust_list(0x7f52ae8a3a20, 24) = 0</text:p>
      <text:p text:style-name="P29"><text:s text:c="5"/>0.000026 rseq(0x7f52ae8a40e0, 0x20, 0, 0x53053053) = 0</text:p>
      <text:p text:style-name="P29"><text:s text:c="5"/>0.000172 mprotect(0x7f52aeabb000, 16384, PROT_READ) = 0</text:p>
      <text:p text:style-name="P29"><text:s text:c="5"/>0.000063 mprotect(0x55a24238e000, 4096, PROT_READ) = 0</text:p>
      <text:p text:style-name="P29"><text:s text:c="5"/>0.000053 mprotect(0x7f52aeb1c000, 8192, PROT_READ) = 0</text:p>
      <text:p text:style-name="P29"><text:s text:c="5"/>0.000076 prlimit64(0, RLIMIT_STACK, NULL, {rlim_cur=8192*1024, rlim_max=RLIM64_INFINITY}) = 0</text:p>
      <text:p text:style-name="P29"><text:s text:c="5"/>0.000084 munmap(0x7f52aeace000, 81795) = 0</text:p>
      <text:p text:style-name="P29"><text:s text:c="5"/>0.000095 clock_gettime(CLOCK_PROCESS_CPUTIME_ID, {tv_sec=0, tv_nsec=1155807}) = 0</text:p>
      <text:p text:style-name="P29"><text:s text:c="5"/>0.000049 getrandom("\xe8\x43\x44\xf2\xf7\x20\xb3\x1a", 8, GRND_NONBLOCK) = 8</text:p>
      <text:p text:style-name="P29"><text:s text:c="5"/>0.000063 brk(NULL) <text:s text:c="16"/>= 0x55a243c5c000</text:p>
      <text:p text:style-name="P29"><text:s text:c="5"/>0.000032 brk(0x55a243c7d000) <text:s text:c="6"/>= 0x55a243c7d000</text:p>
      <text:p text:style-name="P29"><text:s text:c="5"/>0.000314 rt_sigaction(SIGRT_1, {sa_handler=0x7f52ae9378f0, sa_mask=[], sa_flags=SA_RESTORER|SA_ONSTACK|SA_RESTART|SA_SIGINFO, sa_restorer=0x7f52ae8e8520}, NULL, 8) = 0</text:p>
      <text:p text:style-name="P29"><text:soft-page-break/><text:s text:c="5"/>0.001944 rt_sigprocmask(SIG_UNBLOCK, [RTMIN RT_1], NULL, 8) = 0</text:p>
      <text:p text:style-name="P29"><text:s text:c="5"/>0.000064 mmap(NULL, 8392704, PROT_NONE, MAP_PRIVATE|MAP_ANONYMOUS|MAP_STACK, -1, 0) = 0x7f52ae0a2000</text:p>
      <text:p text:style-name="P29"><text:s text:c="5"/>0.000043 mprotect(0x7f52ae0a3000, 8388608, PROT_READ|PROT_WRITE) = 0</text:p>
      <text:p text:style-name="P29"><text:s text:c="5"/>0.000047 rt_sigprocmask(SIG_BLOCK, ~[], [], 8) = 0</text:p>
      <text:p text:style-name="P29"><text:s text:c="5"/>0.000039 clone3({flags=CLONE_VM|CLONE_FS|CLONE_FILES|CLONE_SIGHAND|CLONE_THREAD|CLONE_SYSVSEM|CLONE_SETTLS|CLONE_PARENT_SETTID|CLONE_CHILD_CLEARTID, child_tid=0x7f52ae8a2910, parent_tid=0x7f52ae8a2910, exit_signal=0, stack=0x7f52ae0a2000, stack_size=0x7fff00, tls=0x7f52ae8a2640}strace: Process 11082 attached</text:p>
      <text:p text:style-name="P29"><text:s/>=&gt; {parent_tid=[11082]}, 88) = 11082</text:p>
      <text:p text:style-name="P29">[pid 11082] <text:s text:c="5"/>0.000559 rseq(0x7f52ae8a2fe0, 0x20, 0, 0x53053053 &lt;unfinished ...&gt;</text:p>
      <text:p text:style-name="P29">[pid 11081] <text:s text:c="5"/>0.000010 rt_sigprocmask(SIG_SETMASK, [], <text:s/>&lt;unfinished ...&gt;</text:p>
      <text:p text:style-name="P29">[pid 11082] <text:s text:c="5"/>0.000012 &lt;... rseq resumed&gt;) = 0</text:p>
      <text:p text:style-name="P29">[pid 11081] <text:s text:c="5"/>0.000012 &lt;... rt_sigprocmask resumed&gt;NULL, 8) = 0</text:p>
      <text:p text:style-name="P29">[pid 11082] <text:s text:c="5"/>0.000007 set_robust_list(0x7f52ae8a2920, 24 &lt;unfinished ...&gt;</text:p>
      <text:p text:style-name="P29">[pid 11081] <text:s text:c="5"/>0.000009 futex(0x7f52ae8a2910, FUTEX_WAIT_BITSET|FUTEX_CLOCK_REALTIME, 11082, NULL, FUTEX_BITSET_MATCH_ANY &lt;unfinished ...&gt;</text:p>
      <text:p text:style-name="P29">[pid 11082] <text:s text:c="5"/>0.000010 &lt;... set_robust_list resumed&gt;) = 0</text:p>
      <text:p text:style-name="P29">[pid 11082] <text:s text:c="5"/>0.000019 rt_sigprocmask(SIG_SETMASK, [], NULL, 8) = 0</text:p>
      <text:p text:style-name="P29">[pid 11082] <text:s text:c="5"/>0.000043 newfstatat(0, "", {st_mode=S_IFREG|0664, st_size=39, ...}, AT_EMPTY_PATH) = 0</text:p>
      <text:p text:style-name="P29">[pid 11082] <text:s text:c="5"/>0.000039 mmap(NULL, 134217728, PROT_NONE, MAP_PRIVATE|MAP_ANONYMOUS|MAP_NORESERVE, -1, 0) = 0x7f52a60a2000</text:p>
      <text:p text:style-name="P29">[pid 11082] <text:s text:c="5"/>0.000024 munmap(0x7f52a60a2000, 32890880) = 0</text:p>
      <text:p text:style-name="P29">[pid 11082] <text:s text:c="5"/>0.000031 munmap(0x7f52ac000000, 34217984) = 0</text:p>
      <text:p text:style-name="P29">[pid 11082] <text:s text:c="5"/>0.000024 mprotect(0x7f52a8000000, 135168, PROT_READ|PROT_WRITE) = 0</text:p>
      <text:p text:style-name="P29">[pid 11082] <text:s text:c="5"/>0.000034 read(0, "8991 993 34 345609 43185 4 56431"..., 4096) = 39</text:p>
      <text:p text:style-name="P29">[pid 11082] <text:s text:c="5"/>0.000036 read(0, "", 4096) = 0</text:p>
      <text:p text:style-name="P29">[pid 11082] <text:s text:c="5"/>0.000032 rt_sigprocmask(SIG_BLOCK, ~[RT_1], NULL, 8) = 0</text:p>
      <text:p text:style-name="P29">[pid 11082] <text:s text:c="5"/>0.000029 madvise(0x7f52ae0a2000, 8368128, MADV_DONTNEED) = 0</text:p>
      <text:p text:style-name="P29">[pid 11082] <text:s text:c="5"/>0.000030 exit(0) <text:s text:c="6"/>= ?</text:p>
      <text:p text:style-name="P29">[pid 11081] <text:s text:c="5"/>0.000033 &lt;... futex resumed&gt;) = 0</text:p>
      <text:p text:style-name="P29">[pid 11082] <text:s text:c="5"/>0.000005 +++ exited with 0 +++</text:p>
      <text:p text:style-name="P29"><text:s text:c="5"/>0.000012 clock_gettime(CLOCK_PROCESS_CPUTIME_ID, {tv_sec=0, tv_nsec=1615459}) = 0</text:p>
      <text:p text:style-name="P29"><text:s text:c="5"/>0.000032 newfstatat(1, "", {st_mode=S_IFCHR|0620, st_rdev=makedev(0x88, 0), ...}, AT_EMPTY_PATH) = 0</text:p>
      <text:p text:style-name="P29"><text:s text:c="5"/>0.000035 write(1, "Min value is 1\n", 15Min value is 1</text:p>
      <text:p text:style-name="P29">) = 15</text:p>
      <text:p text:style-name="P29"><text:soft-page-break/><text:s text:c="5"/>0.001197 write(1, "Time of executing: 0\n", 21Time of executing: 0</text:p>
      <text:p text:style-name="P29">) = 21</text:p>
      <text:p text:style-name="P29"><text:s text:c="5"/>0.000510 exit_group(0) <text:s text:c="12"/>= ?</text:p>
      <text:p text:style-name="P29"><text:s text:c="5"/>0.000424 +++ exited with 0 +++</text:p>
      <text:p text:style-name="P23">ЛР №4 </text:p>
      <text:p text:style-name="P30">yorokobeshounen@YS:~/Рабочий стол/OpSys/lab4/build$ strace -r -f ./lab4</text:p>
      <text:p text:style-name="P30"><text:s text:c="5"/>0.000000 execve("./lab4", ["./lab4"], 0x7ffead025f90 /* 66 vars */) = 0</text:p>
      <text:p text:style-name="P30"><text:s text:c="5"/>0.000818 brk(NULL) <text:s text:c="16"/>= 0x5580d6267000</text:p>
      <text:p text:style-name="P30"><text:s text:c="5"/>0.000134 arch_prctl(0x3001 /* ARCH_??? */, 0x7fffbb41d4e0) = -1 EINVAL (Недопустимый аргумент)</text:p>
      <text:p text:style-name="P30"><text:s text:c="5"/>0.000365 mmap(NULL, 8192, PROT_READ|PROT_WRITE, MAP_PRIVATE|MAP_ANONYMOUS, -1, 0) = 0x7f5366026000</text:p>
      <text:p text:style-name="P30"><text:s text:c="5"/>0.000089 access("/etc/ld.so.preload", R_OK) = -1 ENOENT (Нет такого файла или каталога)</text:p>
      <text:p text:style-name="P30"><text:s text:c="5"/>0.000117 openat(AT_FDCWD, "/etc/ld.so.cache", O_RDONLY|O_CLOEXEC) = 3</text:p>
      <text:p text:style-name="P30"><text:s text:c="5"/>0.000113 newfstatat(3, "", {st_mode=S_IFREG|0644, st_size=81795, ...}, AT_EMPTY_PATH) = 0</text:p>
      <text:p text:style-name="P30"><text:s text:c="5"/>0.000091 mmap(NULL, 81795, PROT_READ, MAP_PRIVATE, 3, 0) = 0x7f5366012000</text:p>
      <text:p text:style-name="P30"><text:s text:c="5"/>0.000062 close(3) <text:s text:c="17"/>= 0</text:p>
      <text:p text:style-name="P30"><text:s text:c="5"/>0.000075 openat(AT_FDCWD, "/lib/x86_64-linux-gnu/libstdc++.so.6", O_RDONLY|O_CLOEXEC) = 3</text:p>
      <text:p text:style-name="P30"><text:s text:c="5"/>0.000075 read(3, "\177ELF\2\1\1\3\0\0\0\0\0\0\0\0\3\0&gt;\0\1\0\0\0\0\0\0\0\0\0\0\0"..., 832) = 832</text:p>
      <text:p text:style-name="P30"><text:s text:c="5"/>0.000071 newfstatat(3, "", {st_mode=S_IFREG|0644, st_size=2252096, ...}, AT_EMPTY_PATH) = 0</text:p>
      <text:p text:style-name="P30"><text:s text:c="5"/>0.000076 mmap(NULL, 2267328, PROT_READ, MAP_PRIVATE|MAP_DENYWRITE, 3, 0) = 0x7f5365de8000</text:p>
      <text:p text:style-name="P30"><text:s text:c="5"/>0.000064 mmap(0x7f5365e82000, 1114112, PROT_READ|PROT_EXEC, MAP_PRIVATE|MAP_FIXED|MAP_DENYWRITE, 3, 0x9a000) = 0x7f5365e82000</text:p>
      <text:p text:style-name="P30"><text:s text:c="5"/>0.000082 mmap(0x7f5365f92000, 454656, PROT_READ, MAP_PRIVATE|MAP_FIXED|MAP_DENYWRITE, 3, 0x1aa000) = 0x7f5365f92000</text:p>
      <text:p text:style-name="P30"><text:s text:c="5"/>0.000068 mmap(0x7f5366001000, 57344, PROT_READ|PROT_WRITE, MAP_PRIVATE|MAP_FIXED|MAP_DENYWRITE, 3, 0x218000) = 0x7f5366001000</text:p>
      <text:p text:style-name="P30"><text:s text:c="5"/>0.000079 mmap(0x7f536600f000, 10432, PROT_READ|PROT_WRITE, MAP_PRIVATE|MAP_FIXED|MAP_ANONYMOUS, -1, 0) = 0x7f536600f000</text:p>
      <text:p text:style-name="P30"><text:s text:c="5"/>0.000092 close(3) <text:s text:c="17"/>= 0</text:p>
      <text:p text:style-name="P30"><text:s text:c="5"/>0.000071 openat(AT_FDCWD, "/lib/x86_64-linux-gnu/libgcc_s.so.1", O_RDONLY|O_CLOEXEC) = 3</text:p>
      <text:p text:style-name="P30"><text:s text:c="5"/>0.000078 read(3, "\177ELF\2\1\1\0\0\0\0\0\0\0\0\0\3\0&gt;\0\1\0\0\0\0\0\0\0\0\0\0\0"..., 832) = 832</text:p>
      <text:p text:style-name="P30"><text:s text:c="5"/>0.000065 newfstatat(3, "", {st_mode=S_IFREG|0644, st_size=125488, ...}, AT_EMPTY_PATH) = 0</text:p>
      <text:p text:style-name="P30"><text:s text:c="5"/>0.000075 mmap(NULL, 127720, PROT_READ, MAP_PRIVATE|MAP_DENYWRITE, 3, 0) = 0x7f5365dc8000</text:p>
      <text:p text:style-name="P30"><text:soft-page-break/><text:s text:c="5"/>0.000081 mmap(0x7f5365dcb000, 94208, PROT_READ|PROT_EXEC, MAP_PRIVATE|MAP_FIXED|MAP_DENYWRITE, 3, 0x3000) = 0x7f5365dcb000</text:p>
      <text:p text:style-name="P30"><text:s text:c="5"/>0.000194 mmap(0x7f5365de2000, 16384, PROT_READ, MAP_PRIVATE|MAP_FIXED|MAP_DENYWRITE, 3, 0x1a000) = 0x7f5365de2000</text:p>
      <text:p text:style-name="P30"><text:s text:c="5"/>0.000071 mmap(0x7f5365de6000, 8192, PROT_READ|PROT_WRITE, MAP_PRIVATE|MAP_FIXED|MAP_DENYWRITE, 3, 0x1d000) = 0x7f5365de6000</text:p>
      <text:p text:style-name="P30"><text:s text:c="5"/>0.000095 close(3) <text:s text:c="17"/>= 0</text:p>
      <text:p text:style-name="P30"><text:s text:c="5"/>0.000088 openat(AT_FDCWD, "/lib/x86_64-linux-gnu/libc.so.6", O_RDONLY|O_CLOEXEC) = 3</text:p>
      <text:p text:style-name="P30"><text:s text:c="5"/>0.000129 read(3, "\177ELF\2\1\1\3\0\0\0\0\0\0\0\0\3\0&gt;\0\1\0\0\0P\237\2\0\0\0\0\0"..., 832) = 832</text:p>
      <text:p text:style-name="P30"><text:s text:c="5"/>0.000087 pread64(3, "\6\0\0\0\4\0\0\0@\0\0\0\0\0\0\0@\0\0\0\0\0\0\0@\0\0\0\0\0\0\0"..., 784, 64) = 784</text:p>
      <text:p text:style-name="P30"><text:s text:c="5"/>0.000090 pread64(3, "\4\0\0\0 \0\0\0\5\0\0\0GNU\0\2\0\0\300\4\0\0\0\3\0\0\0\0\0\0\0"..., 48, 848) = 48</text:p>
      <text:p text:style-name="P30"><text:s text:c="5"/>0.000080 pread64(3, "\4\0\0\0\24\0\0\0\3\0\0\0GNU\0i8\235HZ\227\223\333\350s\360\352,\223\340."..., 68, 896) = 68</text:p>
      <text:p text:style-name="P30"><text:s text:c="5"/>0.000082 newfstatat(3, "", {st_mode=S_IFREG|0644, st_size=2216304, ...}, AT_EMPTY_PATH) = 0</text:p>
      <text:p text:style-name="P30"><text:s text:c="5"/>0.000148 pread64(3, "\6\0\0\0\4\0\0\0@\0\0\0\0\0\0\0@\0\0\0\0\0\0\0@\0\0\0\0\0\0\0"..., 784, 64) = 784</text:p>
      <text:p text:style-name="P30"><text:s text:c="5"/>0.000088 mmap(NULL, 2260560, PROT_READ, MAP_PRIVATE|MAP_DENYWRITE, 3, 0) = 0x7f5365ba0000</text:p>
      <text:p text:style-name="P30"><text:s text:c="5"/>0.000085 mmap(0x7f5365bc8000, 1658880, PROT_READ|PROT_EXEC, MAP_PRIVATE|MAP_FIXED|MAP_DENYWRITE, 3, 0x28000) = 0x7f5365bc8000</text:p>
      <text:p text:style-name="P30"><text:s text:c="5"/>0.000133 mmap(0x7f5365d5d000, 360448, PROT_READ, MAP_PRIVATE|MAP_FIXED|MAP_DENYWRITE, 3, 0x1bd000) = 0x7f5365d5d000</text:p>
      <text:p text:style-name="P30"><text:s text:c="5"/>0.000095 mmap(0x7f5365db5000, 24576, PROT_READ|PROT_WRITE, MAP_PRIVATE|MAP_FIXED|MAP_DENYWRITE, 3, 0x214000) = 0x7f5365db5000</text:p>
      <text:p text:style-name="P30"><text:s text:c="5"/>0.000126 mmap(0x7f5365dbb000, 52816, PROT_READ|PROT_WRITE, MAP_PRIVATE|MAP_FIXED|MAP_ANONYMOUS, -1, 0) = 0x7f5365dbb000</text:p>
      <text:p text:style-name="P30"><text:s text:c="5"/>0.000099 close(3) <text:s text:c="17"/>= 0</text:p>
      <text:p text:style-name="P30"><text:s text:c="5"/>0.000077 openat(AT_FDCWD, "/lib/x86_64-linux-gnu/libm.so.6", O_RDONLY|O_CLOEXEC) = 3</text:p>
      <text:p text:style-name="P30"><text:s text:c="5"/>0.000096 read(3, "\177ELF\2\1\1\3\0\0\0\0\0\0\0\0\3\0&gt;\0\1\0\0\0\0\0\0\0\0\0\0\0"..., 832) = 832</text:p>
      <text:p text:style-name="P30"><text:s text:c="5"/>0.000070 newfstatat(3, "", {st_mode=S_IFREG|0644, st_size=940560, ...}, AT_EMPTY_PATH) = 0</text:p>
      <text:p text:style-name="P30"><text:s text:c="5"/>0.000080 mmap(NULL, 942344, PROT_READ, MAP_PRIVATE|MAP_DENYWRITE, 3, 0) = 0x7f5365ab9000</text:p>
      <text:p text:style-name="P30"><text:s text:c="5"/>0.000066 mmap(0x7f5365ac7000, 507904, PROT_READ|PROT_EXEC, MAP_PRIVATE|MAP_FIXED|MAP_DENYWRITE, 3, 0xe000) = 0x7f5365ac7000</text:p>
      <text:p text:style-name="P30"><text:s text:c="5"/>0.000076 mmap(0x7f5365b43000, 372736, PROT_READ, MAP_PRIVATE|MAP_FIXED|MAP_DENYWRITE, 3, 0x8a000) = 0x7f5365b43000</text:p>
      <text:p text:style-name="P30"><text:soft-page-break/><text:s text:c="5"/>0.000067 mmap(0x7f5365b9e000, 8192, PROT_READ|PROT_WRITE, MAP_PRIVATE|MAP_FIXED|MAP_DENYWRITE, 3, 0xe4000) = 0x7f5365b9e000</text:p>
      <text:p text:style-name="P30"><text:s text:c="5"/>0.000096 close(3) <text:s text:c="17"/>= 0</text:p>
      <text:p text:style-name="P30"><text:s text:c="5"/>0.000097 mmap(NULL, 8192, PROT_READ|PROT_WRITE, MAP_PRIVATE|MAP_ANONYMOUS, -1, 0) = 0x7f5365ab7000</text:p>
      <text:p text:style-name="P30"><text:s text:c="5"/>0.000083 arch_prctl(ARCH_SET_FS, 0x7f5365ab83c0) = 0</text:p>
      <text:p text:style-name="P30"><text:s text:c="5"/>0.000056 set_tid_address(0x7f5365ab8690) = 12373</text:p>
      <text:p text:style-name="P30"><text:s text:c="5"/>0.000054 set_robust_list(0x7f5365ab86a0, 24) = 0</text:p>
      <text:p text:style-name="P30"><text:s text:c="5"/>0.000054 rseq(0x7f5365ab8d60, 0x20, 0, 0x53053053) = 0</text:p>
      <text:p text:style-name="P30"><text:s text:c="5"/>0.000189 mprotect(0x7f5365db5000, 16384, PROT_READ) = 0</text:p>
      <text:p text:style-name="P30"><text:s text:c="5"/>0.000106 mprotect(0x7f5365b9e000, 4096, PROT_READ) = 0</text:p>
      <text:p text:style-name="P30"><text:s text:c="5"/>0.000069 mprotect(0x7f5365de6000, 4096, PROT_READ) = 0</text:p>
      <text:p text:style-name="P30"><text:s text:c="5"/>0.000282 mmap(NULL, 8192, PROT_READ|PROT_WRITE, MAP_PRIVATE|MAP_ANONYMOUS, -1, 0) = 0x7f5365ab5000</text:p>
      <text:p text:style-name="P30"><text:s text:c="5"/>0.000804 mprotect(0x7f5366001000, 45056, PROT_READ) = 0</text:p>
      <text:p text:style-name="P30"><text:s text:c="5"/>0.000100 mprotect(0x5580d450d000, 4096, PROT_READ) = 0</text:p>
      <text:p text:style-name="P30"><text:s text:c="5"/>0.000080 mprotect(0x7f5366060000, 8192, PROT_READ) = 0</text:p>
      <text:p text:style-name="P30"><text:s text:c="5"/>0.000103 prlimit64(0, RLIMIT_STACK, NULL, {rlim_cur=8192*1024, rlim_max=RLIM64_INFINITY}) = 0</text:p>
      <text:p text:style-name="P30"><text:s text:c="5"/>0.000116 munmap(0x7f5366012000, 81795) = 0</text:p>
      <text:p text:style-name="P30"><text:s text:c="5"/>0.000182 getrandom("\x99\xf6\xf2\xb0\xdb\xf2\x4b\x34", 8, GRND_NONBLOCK) = 8</text:p>
      <text:p text:style-name="P30"><text:s text:c="5"/>0.000077 brk(NULL) <text:s text:c="16"/>= 0x5580d6267000</text:p>
      <text:p text:style-name="P30"><text:s text:c="5"/>0.000058 brk(0x5580d6288000) <text:s text:c="6"/>= 0x5580d6288000</text:p>
      <text:p text:style-name="P30"><text:s text:c="5"/>0.000139 newfstatat(1, "", {st_mode=S_IFCHR|0620, st_rdev=makedev(0x88, 0), ...}, AT_EMPTY_PATH) = 0</text:p>
      <text:p text:style-name="P30"><text:s text:c="5"/>0.000107 write(1, "Input name of file\n", 19Input name of file</text:p>
      <text:p text:style-name="P30">) = 19</text:p>
      <text:p text:style-name="P30"><text:s text:c="5"/>0.000088 newfstatat(0, "", {st_mode=S_IFCHR|0620, st_rdev=makedev(0x88, 0), ...}, AT_EMPTY_PATH) = 0</text:p>
      <text:p text:style-name="P30"><text:s text:c="5"/>0.000077 read(0, input1.txt</text:p>
      <text:p text:style-name="P30">"input1.txt\n", 1024) = 11</text:p>
      <text:p text:style-name="P30"><text:s text:c="5"/>4.516703 openat(AT_FDCWD, "/dev/shm/shared_memory", O_RDWR|O_CREAT|O_NOFOLLOW|O_CLOEXEC, 0700) = 3</text:p>
      <text:p text:style-name="P30"><text:s text:c="5"/>0.000152 ftruncate(3, 4096) <text:s text:c="7"/>= 0</text:p>
      <text:p text:style-name="P30"><text:s text:c="5"/>0.000090 clone(child_stack=NULL, flags=CLONE_CHILD_CLEARTID|CLONE_CHILD_SETTID|SIGCHLD, child_tidptr=0x7f5365ab8690) = 12377</text:p>
      <text:p text:style-name="P30">strace: Process 12377 attached</text:p>
      <text:p text:style-name="P30">[pid 12373] <text:s text:c="5"/>0.000406 wait4(-1, <text:s/>&lt;unfinished ...&gt;</text:p>
      <text:p text:style-name="P30"><text:soft-page-break/>[pid 12377] <text:s text:c="5"/>0.000076 set_robust_list(0x7f5365ab86a0, 24) = 0</text:p>
      <text:p text:style-name="P30">[pid 12377] <text:s text:c="5"/>0.000150 openat(AT_FDCWD, "input1.txt", O_RDWR) = 4</text:p>
      <text:p text:style-name="P30">[pid 12377] <text:s text:c="5"/>0.000119 mmap(NULL, 4096, PROT_READ|PROT_WRITE, MAP_SHARED, 4, 0) = 0x7f536605f000</text:p>
      <text:p text:style-name="P30">[pid 12377] <text:s text:c="5"/>0.000092 execve("./child", ["./child", "16\n0\n49\n27\n35\n64\n144\n169\n", "shared_memory"], 0x7fffbb41d6b8 /* 66 vars */) = 0</text:p>
      <text:p text:style-name="P30">[pid 12377] <text:s text:c="5"/>0.000659 brk(NULL) <text:s text:c="4"/>= 0x55b4c554a000</text:p>
      <text:p text:style-name="P30">[pid 12377] <text:s text:c="5"/>0.000111 arch_prctl(0x3001 /* ARCH_??? */, 0x7fff739b7360) = -1 EINVAL (Недопустимый аргумент)</text:p>
      <text:p text:style-name="P30">[pid 12377] <text:s text:c="5"/>0.000159 mmap(NULL, 8192, PROT_READ|PROT_WRITE, MAP_PRIVATE|MAP_ANONYMOUS, -1, 0) = 0x7f3c98704000</text:p>
      <text:p text:style-name="P30">[pid 12377] <text:s text:c="5"/>0.000096 access("/etc/ld.so.preload", R_OK) = -1 ENOENT (Нет такого файла или каталога)</text:p>
      <text:p text:style-name="P30">[pid 12377] <text:s text:c="5"/>0.000116 openat(AT_FDCWD, "/etc/ld.so.cache", O_RDONLY|O_CLOEXEC) = 3</text:p>
      <text:p text:style-name="P30">[pid 12377] <text:s text:c="5"/>0.000100 newfstatat(3, "", {st_mode=S_IFREG|0644, st_size=81795, ...}, AT_EMPTY_PATH) = 0</text:p>
      <text:p text:style-name="P30">[pid 12377] <text:s text:c="5"/>0.000109 mmap(NULL, 81795, PROT_READ, MAP_PRIVATE, 3, 0) = 0x7f3c986f0000</text:p>
      <text:p text:style-name="P30">[pid 12377] <text:s text:c="5"/>0.000083 close(3) <text:s text:c="5"/>= 0</text:p>
      <text:p text:style-name="P30">[pid 12377] <text:s text:c="5"/>0.000098 openat(AT_FDCWD, "/lib/x86_64-linux-gnu/libc.so.6", O_RDONLY|O_CLOEXEC) = 3</text:p>
      <text:p text:style-name="P30">[pid 12377] <text:s text:c="5"/>0.000095 read(3, "\177ELF\2\1\1\3\0\0\0\0\0\0\0\0\3\0&gt;\0\1\0\0\0P\237\2\0\0\0\0\0"..., 832) = 832</text:p>
      <text:p text:style-name="P30">[pid 12377] <text:s text:c="5"/>0.000098 pread64(3, "\6\0\0\0\4\0\0\0@\0\0\0\0\0\0\0@\0\0\0\0\0\0\0@\0\0\0\0\0\0\0"..., 784, 64) = 784</text:p>
      <text:p text:style-name="P30">[pid 12377] <text:s text:c="5"/>0.000086 pread64(3, "\4\0\0\0 \0\0\0\5\0\0\0GNU\0\2\0\0\300\4\0\0\0\3\0\0\0\0\0\0\0"..., 48, 848) = 48</text:p>
      <text:p text:style-name="P30">[pid 12377] <text:s text:c="5"/>0.000084 pread64(3, "\4\0\0\0\24\0\0\0\3\0\0\0GNU\0i8\235HZ\227\223\333\350s\360\352,\223\340."..., 68, 896) = 68</text:p>
      <text:p text:style-name="P30">[pid 12377] <text:s text:c="5"/>0.000084 newfstatat(3, "", {st_mode=S_IFREG|0644, st_size=2216304, ...}, AT_EMPTY_PATH) = 0</text:p>
      <text:p text:style-name="P30">[pid 12377] <text:s text:c="5"/>0.000097 pread64(3, "\6\0\0\0\4\0\0\0@\0\0\0\0\0\0\0@\0\0\0\0\0\0\0@\0\0\0\0\0\0\0"..., 784, 64) = 784</text:p>
      <text:p text:style-name="P30">[pid 12377] <text:s text:c="5"/>0.000093 mmap(NULL, 2260560, PROT_READ, MAP_PRIVATE|MAP_DENYWRITE, 3, 0) = 0x7f3c984c8000</text:p>
      <text:p text:style-name="P30">[pid 12377] <text:s text:c="5"/>0.000093 mmap(0x7f3c984f0000, 1658880, PROT_READ|PROT_EXEC, MAP_PRIVATE|MAP_FIXED|MAP_DENYWRITE, 3, 0x28000) = 0x7f3c984f0000</text:p>
      <text:p text:style-name="P30">[pid 12377] <text:s text:c="5"/>0.000102 mmap(0x7f3c98685000, 360448, PROT_READ, MAP_PRIVATE|MAP_FIXED|MAP_DENYWRITE, 3, 0x1bd000) = 0x7f3c98685000</text:p>
      <text:p text:style-name="P30"><text:soft-page-break/>[pid 12377] <text:s text:c="5"/>0.000089 mmap(0x7f3c986dd000, 24576, PROT_READ|PROT_WRITE, MAP_PRIVATE|MAP_FIXED|MAP_DENYWRITE, 3, 0x214000) = 0x7f3c986dd000</text:p>
      <text:p text:style-name="P30">[pid 12377] <text:s text:c="5"/>0.000110 mmap(0x7f3c986e3000, 52816, PROT_READ|PROT_WRITE, MAP_PRIVATE|MAP_FIXED|MAP_ANONYMOUS, -1, 0) = 0x7f3c986e3000</text:p>
      <text:p text:style-name="P30">[pid 12377] <text:s text:c="5"/>0.000122 close(3) <text:s text:c="5"/>= 0</text:p>
      <text:p text:style-name="P30">[pid 12377] <text:s text:c="5"/>0.000097 mmap(NULL, 12288, PROT_READ|PROT_WRITE, MAP_PRIVATE|MAP_ANONYMOUS, -1, 0) = 0x7f3c984c5000</text:p>
      <text:p text:style-name="P30">[pid 12377] <text:s text:c="5"/>0.000103 arch_prctl(ARCH_SET_FS, 0x7f3c984c5740) = 0</text:p>
      <text:p text:style-name="P30">[pid 12377] <text:s text:c="5"/>0.000068 set_tid_address(0x7f3c984c5a10) = 12377</text:p>
      <text:p text:style-name="P30">[pid 12377] <text:s text:c="5"/>0.000075 set_robust_list(0x7f3c984c5a20, 24) = 0</text:p>
      <text:p text:style-name="P30">[pid 12377] <text:s text:c="5"/>0.000075 rseq(0x7f3c984c60e0, 0x20, 0, 0x53053053) = 0</text:p>
      <text:p text:style-name="P30">[pid 12377] <text:s text:c="5"/>0.000208 mprotect(0x7f3c986dd000, 16384, PROT_READ) = 0</text:p>
      <text:p text:style-name="P30">[pid 12377] <text:s text:c="5"/>0.000102 mprotect(0x55b4c4281000, 4096, PROT_READ) = 0</text:p>
      <text:p text:style-name="P30">[pid 12377] <text:s text:c="5"/>0.000101 mprotect(0x7f3c9873e000, 8192, PROT_READ) = 0</text:p>
      <text:p text:style-name="P30">[pid 12377] <text:s text:c="5"/>0.000144 prlimit64(0, RLIMIT_STACK, NULL, {rlim_cur=8192*1024, rlim_max=RLIM64_INFINITY}) = 0</text:p>
      <text:p text:style-name="P30">[pid 12377] <text:s text:c="5"/>0.000131 munmap(0x7f3c986f0000, 81795) = 0</text:p>
      <text:p text:style-name="P30">[pid 12377] <text:s text:c="5"/>0.000180 openat(AT_FDCWD, "/dev/shm/shared_memory", O_RDWR|O_CREAT|O_NOFOLLOW|O_CLOEXEC, 0700) = 3</text:p>
      <text:p text:style-name="P30">[pid 12377] <text:s text:c="5"/>0.000099 mmap(NULL, 4096, PROT_READ|PROT_WRITE, MAP_SHARED, 3, 0) = 0x7f3c9873d000</text:p>
      <text:p text:style-name="P30">[pid 12377] <text:s text:c="5"/>0.000047 exit_group(0) = ?</text:p>
      <text:p text:style-name="P30">[pid 12377] <text:s text:c="5"/>0.000114 +++ exited with 0 +++</text:p>
      <text:p text:style-name="P30"><text:s text:c="5"/>0.000031 &lt;... wait4 resumed&gt;NULL, 0, NULL) = 12377</text:p>
      <text:p text:style-name="P30"><text:s text:c="5"/>0.000018 --- SIGCHLD {si_signo=SIGCHLD, si_code=CLD_EXITED, si_pid=12377, si_uid=1000, si_status=0, si_utime=0, si_stime=0} ---</text:p>
      <text:p text:style-name="P30"><text:s text:c="5"/>0.000026 mmap(NULL, 4096, PROT_READ|PROT_WRITE, MAP_SHARED, 3, 0) = 0x7f536605f000</text:p>
      <text:p text:style-name="P30"><text:s text:c="5"/>0.000057 munmap(NULL, 4096) <text:s text:c="7"/>= 0</text:p>
      <text:p text:style-name="P30"><text:s text:c="5"/>0.000034 unlink("/dev/shm/shared_memory") = 0</text:p>
      <text:p text:style-name="P30"><text:s text:c="5"/>0.000051 write(1, "16 0 49 27 35 64 144 169 \n", 2616 0 49 27 35 64 144 169 </text:p>
      <text:p text:style-name="P30">) = 26</text:p>
      <text:p text:style-name="P30"><text:s text:c="5"/>0.000075 lseek(0, -1, SEEK_CUR) <text:s text:c="3"/>= -1 ESPIPE (Недопустимая операция смещения)</text:p>
      <text:p text:style-name="P30"><text:s text:c="5"/>0.000041 exit_group(0) <text:s text:c="12"/>= ?</text:p>
      <text:p text:style-name="P30"><text:s text:c="5"/>0.000201 +++ exited with 0 +++</text:p>
      <text:p text:style-name="P25">ЛР №5</text:p>
      <text:p text:style-name="P30">yorokobeshounen@YS:~/Рабочий стол/OpSys/lab5/build/test2$ strace -f -r ./prog2 2 1000</text:p>
      <text:p text:style-name="P30"><text:s text:c="5"/>0.000000 execve("./prog2", ["./prog2", "2", "1000"], 0x7ffdcbf18a70 /* 66 vars */) = 0</text:p>
      <text:p text:style-name="P30"><text:soft-page-break/><text:s text:c="5"/>0.035505 brk(NULL) <text:s text:c="16"/>= 0x5586fb8b1000</text:p>
      <text:p text:style-name="P30"><text:s text:c="5"/>0.000233 arch_prctl(0x3001 /* ARCH_??? */, 0x7fff3eb051f0) = -1 EINVAL (Недопустимый аргумент)</text:p>
      <text:p text:style-name="P30"><text:s text:c="5"/>0.000326 mmap(NULL, 8192, PROT_READ|PROT_WRITE, MAP_PRIVATE|MAP_ANONYMOUS, -1, 0) = 0x7fb65e13f000</text:p>
      <text:p text:style-name="P30"><text:s text:c="5"/>0.000097 access("/etc/ld.so.preload", R_OK) = -1 ENOENT (Нет такого файла или каталога)</text:p>
      <text:p text:style-name="P30"><text:s text:c="5"/>0.000132 openat(AT_FDCWD, "/home/yorokobeshounen/\320\240\320\260\320\261\320\276\321\207\320\270\320\271 \321\201\321\202\320\276\320\273/OpSys/lab5/build/test2/glibc-hwcaps/x86-64-v3/libstdc++.so.6", O_RDONLY|O_CLOEXEC) = -1 ENOENT (Нет такого файла или каталога)</text:p>
      <text:p text:style-name="P30"><text:s text:c="5"/>0.000098 newfstatat(AT_FDCWD, "/home/yorokobeshounen/\320\240\320\260\320\261\320\276\321\207\320\270\320\271 \321\201\321\202\320\276\320\273/OpSys/lab5/build/test2/glibc-hwcaps/x86-64-v3", 0x7fff3eb04410, 0) = -1 ENOENT (Нет такого файла или каталога)</text:p>
      <text:p text:style-name="P30"><text:s text:c="5"/>0.000078 openat(AT_FDCWD, "/home/yorokobeshounen/\320\240\320\260\320\261\320\276\321\207\320\270\320\271 \321\201\321\202\320\276\320\273/OpSys/lab5/build/test2/glibc-hwcaps/x86-64-v2/libstdc++.so.6", O_RDONLY|O_CLOEXEC) = -1 ENOENT (Нет такого файла или каталога)</text:p>
      <text:p text:style-name="P30"><text:s text:c="5"/>0.000054 newfstatat(AT_FDCWD, "/home/yorokobeshounen/\320\240\320\260\320\261\320\276\321\207\320\270\320\271 \321\201\321\202\320\276\320\273/OpSys/lab5/build/test2/glibc-hwcaps/x86-64-v2", 0x7fff3eb04410, 0) = -1 ENOENT (Нет такого файла или каталога)</text:p>
      <text:p text:style-name="P30"><text:s text:c="5"/>0.000054 openat(AT_FDCWD, "/home/yorokobeshounen/\320\240\320\260\320\261\320\276\321\207\320\270\320\271 \321\201\321\202\320\276\320\273/OpSys/lab5/build/test2/tls/haswell/x86_64/libstdc++.so.6", O_RDONLY|O_CLOEXEC) = -1 ENOENT (Нет такого файла или каталога)</text:p>
      <text:p text:style-name="P30"><text:s text:c="5"/>0.000059 newfstatat(AT_FDCWD, "/home/yorokobeshounen/\320\240\320\260\320\261\320\276\321\207\320\270\320\271 \321\201\321\202\320\276\320\273/OpSys/lab5/build/test2/tls/haswell/x86_64", 0x7fff3eb04410, 0) = -1 ENOENT (Нет такого файла или каталога)</text:p>
      <text:p text:style-name="P30"><text:s text:c="5"/>0.000056 openat(AT_FDCWD, "/home/yorokobeshounen/\320\240\320\260\320\261\320\276\321\207\320\270\320\271 \321\201\321\202\320\276\320\273/OpSys/lab5/build/test2/tls/haswell/libstdc++.so.6", O_RDONLY|O_CLOEXEC) = -1 ENOENT (Нет такого файла или каталога)</text:p>
      <text:p text:style-name="P30"><text:s text:c="5"/>0.000047 newfstatat(AT_FDCWD, "/home/yorokobeshounen/\320\240\320\260\320\261\320\276\321\207\320\270\320\271 \321\201\321\202\320\276\320\273/OpSys/lab5/build/test2/tls/haswell", 0x7fff3eb04410, 0) = -1 ENOENT (Нет такого файла или каталога)</text:p>
      <text:p text:style-name="P30"><text:soft-page-break/><text:s text:c="5"/>0.000055 openat(AT_FDCWD, "/home/yorokobeshounen/\320\240\320\260\320\261\320\276\321\207\320\270\320\271 \321\201\321\202\320\276\320\273/OpSys/lab5/build/test2/tls/x86_64/libstdc++.so.6", O_RDONLY|O_CLOEXEC) = -1 ENOENT (Нет такого файла или каталога)</text:p>
      <text:p text:style-name="P30"><text:s text:c="5"/>0.000067 newfstatat(AT_FDCWD, "/home/yorokobeshounen/\320\240\320\260\320\261\320\276\321\207\320\270\320\271 \321\201\321\202\320\276\320\273/OpSys/lab5/build/test2/tls/x86_64", 0x7fff3eb04410, 0) = -1 ENOENT (Нет такого файла или каталога)</text:p>
      <text:p text:style-name="P30"><text:s text:c="5"/>0.000066 openat(AT_FDCWD, "/home/yorokobeshounen/\320\240\320\260\320\261\320\276\321\207\320\270\320\271 \321\201\321\202\320\276\320\273/OpSys/lab5/build/test2/tls/libstdc++.so.6", O_RDONLY|O_CLOEXEC) = -1 ENOENT (Нет такого файла или каталога)</text:p>
      <text:p text:style-name="P30"><text:s text:c="5"/>0.000059 newfstatat(AT_FDCWD, "/home/yorokobeshounen/\320\240\320\260\320\261\320\276\321\207\320\270\320\271 \321\201\321\202\320\276\320\273/OpSys/lab5/build/test2/tls", 0x7fff3eb04410, 0) = -1 ENOENT (Нет такого файла или каталога)</text:p>
      <text:p text:style-name="P30"><text:s text:c="5"/>0.000048 openat(AT_FDCWD, "/home/yorokobeshounen/\320\240\320\260\320\261\320\276\321\207\320\270\320\271 \321\201\321\202\320\276\320\273/OpSys/lab5/build/test2/haswell/x86_64/libstdc++.so.6", O_RDONLY|O_CLOEXEC) = -1 ENOENT (Нет такого файла или каталога)</text:p>
      <text:p text:style-name="P30"><text:s text:c="5"/>0.000051 newfstatat(AT_FDCWD, "/home/yorokobeshounen/\320\240\320\260\320\261\320\276\321\207\320\270\320\271 \321\201\321\202\320\276\320\273/OpSys/lab5/build/test2/haswell/x86_64", 0x7fff3eb04410, 0) = -1 ENOENT (Нет такого файла или каталога)</text:p>
      <text:p text:style-name="P30"><text:s text:c="5"/>0.000062 openat(AT_FDCWD, "/home/yorokobeshounen/\320\240\320\260\320\261\320\276\321\207\320\270\320\271 \321\201\321\202\320\276\320\273/OpSys/lab5/build/test2/haswell/libstdc++.so.6", O_RDONLY|O_CLOEXEC) = -1 ENOENT (Нет такого файла или каталога)</text:p>
      <text:p text:style-name="P30"><text:s text:c="5"/>0.000060 newfstatat(AT_FDCWD, "/home/yorokobeshounen/\320\240\320\260\320\261\320\276\321\207\320\270\320\271 \321\201\321\202\320\276\320\273/OpSys/lab5/build/test2/haswell", 0x7fff3eb04410, 0) = -1 ENOENT (Нет такого файла или каталога)</text:p>
      <text:p text:style-name="P30"><text:s text:c="5"/>0.000053 openat(AT_FDCWD, "/home/yorokobeshounen/\320\240\320\260\320\261\320\276\321\207\320\270\320\271 \321\201\321\202\320\276\320\273/OpSys/lab5/build/test2/x86_64/libstdc++.so.6", O_RDONLY|O_CLOEXEC) = -1 ENOENT (Нет такого файла или каталога)</text:p>
      <text:p text:style-name="P30"><text:s text:c="5"/>0.000054 newfstatat(AT_FDCWD, "/home/yorokobeshounen/\320\240\320\260\320\261\320\276\321\207\320\270\320\271 <text:soft-page-break/>\321\201\321\202\320\276\320\273/OpSys/lab5/build/test2/x86_64", 0x7fff3eb04410, 0) = -1 ENOENT (Нет такого файла или каталога)</text:p>
      <text:p text:style-name="P30"><text:s text:c="5"/>0.000050 openat(AT_FDCWD, "/home/yorokobeshounen/\320\240\320\260\320\261\320\276\321\207\320\270\320\271 \321\201\321\202\320\276\320\273/OpSys/lab5/build/test2/libstdc++.so.6", O_RDONLY|O_CLOEXEC) = -1 ENOENT (Нет такого файла или каталога)</text:p>
      <text:p text:style-name="P30"><text:s text:c="5"/>0.000056 newfstatat(AT_FDCWD, "/home/yorokobeshounen/\320\240\320\260\320\261\320\276\321\207\320\270\320\271 \321\201\321\202\320\276\320\273/OpSys/lab5/build/test2", {st_mode=S_IFDIR|0775, st_size=4096, ...}, 0) = 0</text:p>
      <text:p text:style-name="P30"><text:s text:c="5"/>0.000057 openat(AT_FDCWD, "/etc/ld.so.cache", O_RDONLY|O_CLOEXEC) = 3</text:p>
      <text:p text:style-name="P30"><text:s text:c="5"/>0.000061 newfstatat(3, "", {st_mode=S_IFREG|0644, st_size=81795, ...}, AT_EMPTY_PATH) = 0</text:p>
      <text:p text:style-name="P30"><text:s text:c="5"/>0.000053 mmap(NULL, 81795, PROT_READ, MAP_PRIVATE, 3, 0) = 0x7fb65e12b000</text:p>
      <text:p text:style-name="P30"><text:s text:c="5"/>0.000049 close(3) <text:s text:c="17"/>= 0</text:p>
      <text:p text:style-name="P30"><text:s text:c="5"/>0.000056 openat(AT_FDCWD, "/lib/x86_64-linux-gnu/libstdc++.so.6", O_RDONLY|O_CLOEXEC) = 3</text:p>
      <text:p text:style-name="P30"><text:s text:c="5"/>0.000056 read(3, "\177ELF\2\1\1\3\0\0\0\0\0\0\0\0\3\0&gt;\0\1\0\0\0\0\0\0\0\0\0\0\0"..., 832) = 832</text:p>
      <text:p text:style-name="P30"><text:s text:c="5"/>0.000049 newfstatat(3, "", {st_mode=S_IFREG|0644, st_size=2252096, ...}, AT_EMPTY_PATH) = 0</text:p>
      <text:p text:style-name="P30"><text:s text:c="5"/>0.000053 mmap(NULL, 2267328, PROT_READ, MAP_PRIVATE|MAP_DENYWRITE, 3, 0) = 0x7fb65df01000</text:p>
      <text:p text:style-name="P30"><text:s text:c="5"/>0.000048 mmap(0x7fb65df9b000, 1114112, PROT_READ|PROT_EXEC, MAP_PRIVATE|MAP_FIXED|MAP_DENYWRITE, 3, 0x9a000) = 0x7fb65df9b000</text:p>
      <text:p text:style-name="P30"><text:s text:c="5"/>0.000057 mmap(0x7fb65e0ab000, 454656, PROT_READ, MAP_PRIVATE|MAP_FIXED|MAP_DENYWRITE, 3, 0x1aa000) = 0x7fb65e0ab000</text:p>
      <text:p text:style-name="P30"><text:s text:c="5"/>0.000049 mmap(0x7fb65e11a000, 57344, PROT_READ|PROT_WRITE, MAP_PRIVATE|MAP_FIXED|MAP_DENYWRITE, 3, 0x218000) = 0x7fb65e11a000</text:p>
      <text:p text:style-name="P30"><text:s text:c="5"/>0.000102 mmap(0x7fb65e128000, 10432, PROT_READ|PROT_WRITE, MAP_PRIVATE|MAP_FIXED|MAP_ANONYMOUS, -1, 0) = 0x7fb65e128000</text:p>
      <text:p text:style-name="P30"><text:s text:c="5"/>0.000063 close(3) <text:s text:c="17"/>= 0</text:p>
      <text:p text:style-name="P30"><text:s text:c="5"/>0.000050 openat(AT_FDCWD, "/home/yorokobeshounen/\320\240\320\260\320\261\320\276\321\207\320\270\320\271 \321\201\321\202\320\276\320\273/OpSys/lab5/build/test2/libgcc_s.so.1", O_RDONLY|O_CLOEXEC) = -1 ENOENT (Нет такого файла или каталога)</text:p>
      <text:p text:style-name="P30"><text:s text:c="5"/>0.000064 openat(AT_FDCWD, "/lib/x86_64-linux-gnu/libgcc_s.so.1", O_RDONLY|O_CLOEXEC) = 3</text:p>
      <text:p text:style-name="P30"><text:s text:c="5"/>0.000053 read(3, "\177ELF\2\1\1\0\0\0\0\0\0\0\0\0\3\0&gt;\0\1\0\0\0\0\0\0\0\0\0\0\0"..., 832) = 832</text:p>
      <text:p text:style-name="P30"><text:s text:c="5"/>0.000048 newfstatat(3, "", {st_mode=S_IFREG|0644, st_size=125488, ...}, AT_EMPTY_PATH) = 0</text:p>
      <text:p text:style-name="P30"><text:soft-page-break/><text:s text:c="5"/>0.000053 mmap(NULL, 127720, PROT_READ, MAP_PRIVATE|MAP_DENYWRITE, 3, 0) = 0x7fb65dee1000</text:p>
      <text:p text:style-name="P30"><text:s text:c="5"/>0.000046 mmap(0x7fb65dee4000, 94208, PROT_READ|PROT_EXEC, MAP_PRIVATE|MAP_FIXED|MAP_DENYWRITE, 3, 0x3000) = 0x7fb65dee4000</text:p>
      <text:p text:style-name="P30"><text:s text:c="5"/>0.000053 mmap(0x7fb65defb000, 16384, PROT_READ, MAP_PRIVATE|MAP_FIXED|MAP_DENYWRITE, 3, 0x1a000) = 0x7fb65defb000</text:p>
      <text:p text:style-name="P30"><text:s text:c="5"/>0.000048 mmap(0x7fb65deff000, 8192, PROT_READ|PROT_WRITE, MAP_PRIVATE|MAP_FIXED|MAP_DENYWRITE, 3, 0x1d000) = 0x7fb65deff000</text:p>
      <text:p text:style-name="P30"><text:s text:c="5"/>0.000063 close(3) <text:s text:c="17"/>= 0</text:p>
      <text:p text:style-name="P30"><text:s text:c="5"/>0.000043 openat(AT_FDCWD, "/home/yorokobeshounen/\320\240\320\260\320\261\320\276\321\207\320\270\320\271 \321\201\321\202\320\276\320\273/OpSys/lab5/build/test2/libc.so.6", O_RDONLY|O_CLOEXEC) = -1 ENOENT (Нет такого файла или каталога)</text:p>
      <text:p text:style-name="P30"><text:s text:c="5"/>0.000072 openat(AT_FDCWD, "/lib/x86_64-linux-gnu/libc.so.6", O_RDONLY|O_CLOEXEC) = 3</text:p>
      <text:p text:style-name="P30"><text:s text:c="5"/>0.000052 read(3, "\177ELF\2\1\1\3\0\0\0\0\0\0\0\0\3\0&gt;\0\1\0\0\0P\237\2\0\0\0\0\0"..., 832) = 832</text:p>
      <text:p text:style-name="P30"><text:s text:c="5"/>0.000047 pread64(3, "\6\0\0\0\4\0\0\0@\0\0\0\0\0\0\0@\0\0\0\0\0\0\0@\0\0\0\0\0\0\0"..., 784, 64) = 784</text:p>
      <text:p text:style-name="P30"><text:s text:c="5"/>0.000047 pread64(3, "\4\0\0\0 \0\0\0\5\0\0\0GNU\0\2\0\0\300\4\0\0\0\3\0\0\0\0\0\0\0"..., 48, 848) = 48</text:p>
      <text:p text:style-name="P30"><text:s text:c="5"/>0.000073 pread64(3, "\4\0\0\0\24\0\0\0\3\0\0\0GNU\0i8\235HZ\227\223\333\350s\360\352,\223\340."..., 68, 896) = 68</text:p>
      <text:p text:style-name="P30"><text:s text:c="5"/>0.000054 newfstatat(3, "", {st_mode=S_IFREG|0644, st_size=2216304, ...}, AT_EMPTY_PATH) = 0</text:p>
      <text:p text:style-name="P30"><text:s text:c="5"/>0.000106 pread64(3, "\6\0\0\0\4\0\0\0@\0\0\0\0\0\0\0@\0\0\0\0\0\0\0@\0\0\0\0\0\0\0"..., 784, 64) = 784</text:p>
      <text:p text:style-name="P30"><text:s text:c="5"/>0.000070 mmap(NULL, 2260560, PROT_READ, MAP_PRIVATE|MAP_DENYWRITE, 3, 0) = 0x7fb65dcb9000</text:p>
      <text:p text:style-name="P30"><text:s text:c="5"/>0.000059 mmap(0x7fb65dce1000, 1658880, PROT_READ|PROT_EXEC, MAP_PRIVATE|MAP_FIXED|MAP_DENYWRITE, 3, 0x28000) = 0x7fb65dce1000</text:p>
      <text:p text:style-name="P30"><text:s text:c="5"/>0.000070 mmap(0x7fb65de76000, 360448, PROT_READ, MAP_PRIVATE|MAP_FIXED|MAP_DENYWRITE, 3, 0x1bd000) = 0x7fb65de76000</text:p>
      <text:p text:style-name="P30"><text:s text:c="5"/>0.000060 mmap(0x7fb65dece000, 24576, PROT_READ|PROT_WRITE, MAP_PRIVATE|MAP_FIXED|MAP_DENYWRITE, 3, 0x214000) = 0x7fb65dece000</text:p>
      <text:p text:style-name="P30"><text:s text:c="5"/>0.000072 mmap(0x7fb65ded4000, 52816, PROT_READ|PROT_WRITE, MAP_PRIVATE|MAP_FIXED|MAP_ANONYMOUS, -1, 0) = 0x7fb65ded4000</text:p>
      <text:p text:style-name="P30"><text:s text:c="5"/>0.000086 close(3) <text:s text:c="17"/>= 0</text:p>
      <text:p text:style-name="P30"><text:s text:c="5"/>0.000073 openat(AT_FDCWD, "/lib/x86_64-linux-gnu/libm.so.6", O_RDONLY|O_CLOEXEC) = 3</text:p>
      <text:p text:style-name="P30"><text:s text:c="5"/>0.000094 read(3, "\177ELF\2\1\1\3\0\0\0\0\0\0\0\0\3\0&gt;\0\1\0\0\0\0\0\0\0\0\0\0\0"..., 832) = 832</text:p>
      <text:p text:style-name="P30"><text:s text:c="5"/>0.000063 newfstatat(3, "", {st_mode=S_IFREG|0644, st_size=940560, ...}, AT_EMPTY_PATH) = 0</text:p>
      <text:p text:style-name="P30"><text:soft-page-break/><text:s text:c="5"/>0.000074 mmap(NULL, 942344, PROT_READ, MAP_PRIVATE|MAP_DENYWRITE, 3, 0) = 0x7fb65dbd2000</text:p>
      <text:p text:style-name="P30"><text:s text:c="5"/>0.000072 mmap(0x7fb65dbe0000, 507904, PROT_READ|PROT_EXEC, MAP_PRIVATE|MAP_FIXED|MAP_DENYWRITE, 3, 0xe000) = 0x7fb65dbe0000</text:p>
      <text:p text:style-name="P30"><text:s text:c="5"/>0.000124 mmap(0x7fb65dc5c000, 372736, PROT_READ, MAP_PRIVATE|MAP_FIXED|MAP_DENYWRITE, 3, 0x8a000) = 0x7fb65dc5c000</text:p>
      <text:p text:style-name="P30"><text:s text:c="5"/>0.000078 mmap(0x7fb65dcb7000, 8192, PROT_READ|PROT_WRITE, MAP_PRIVATE|MAP_FIXED|MAP_DENYWRITE, 3, 0xe4000) = 0x7fb65dcb7000</text:p>
      <text:p text:style-name="P30"><text:s text:c="5"/>0.000105 close(3) <text:s text:c="17"/>= 0</text:p>
      <text:p text:style-name="P30"><text:s text:c="5"/>0.000079 mmap(NULL, 8192, PROT_READ|PROT_WRITE, MAP_PRIVATE|MAP_ANONYMOUS, -1, 0) = 0x7fb65dbd0000</text:p>
      <text:p text:style-name="P30"><text:s text:c="5"/>0.000093 mmap(NULL, 12288, PROT_READ|PROT_WRITE, MAP_PRIVATE|MAP_ANONYMOUS, -1, 0) = 0x7fb65dbcd000</text:p>
      <text:p text:style-name="P30"><text:s text:c="5"/>0.000082 arch_prctl(ARCH_SET_FS, 0x7fb65dbcd740) = 0</text:p>
      <text:p text:style-name="P30"><text:s text:c="5"/>0.000080 set_tid_address(0x7fb65dbcda10) = 13947</text:p>
      <text:p text:style-name="P30"><text:s text:c="5"/>0.000068 set_robust_list(0x7fb65dbcda20, 24) = 0</text:p>
      <text:p text:style-name="P30"><text:s text:c="5"/>0.000068 rseq(0x7fb65dbce0e0, 0x20, 0, 0x53053053) = 0</text:p>
      <text:p text:style-name="P30"><text:s text:c="5"/>0.000420 mprotect(0x7fb65dece000, 16384, PROT_READ) = 0</text:p>
      <text:p text:style-name="P30"><text:s text:c="5"/>0.000229 mprotect(0x7fb65dcb7000, 4096, PROT_READ) = 0</text:p>
      <text:p text:style-name="P30"><text:s text:c="5"/>0.000142 mprotect(0x7fb65deff000, 4096, PROT_READ) = 0</text:p>
      <text:p text:style-name="P30"><text:s text:c="5"/>0.000915 mprotect(0x7fb65e11a000, 45056, PROT_READ) = 0</text:p>
      <text:p text:style-name="P30"><text:s text:c="5"/>0.000083 mprotect(0x5586fad47000, 4096, PROT_READ) = 0</text:p>
      <text:p text:style-name="P30"><text:s text:c="5"/>0.000067 mprotect(0x7fb65e179000, 8192, PROT_READ) = 0</text:p>
      <text:p text:style-name="P30"><text:s text:c="5"/>0.000082 prlimit64(0, RLIMIT_STACK, NULL, {rlim_cur=8192*1024, rlim_max=RLIM64_INFINITY}) = 0</text:p>
      <text:p text:style-name="P30"><text:s text:c="5"/>0.000114 munmap(0x7fb65e12b000, 81795) = 0</text:p>
      <text:p text:style-name="P30"><text:s text:c="5"/>0.000125 getrandom("\x93\x03\x51\xfe\x4c\x58\x28\xfb", 8, GRND_NONBLOCK) = 8</text:p>
      <text:p text:style-name="P30"><text:s text:c="5"/>0.000059 brk(NULL) <text:s text:c="16"/>= 0x5586fb8b1000</text:p>
      <text:p text:style-name="P30"><text:s text:c="5"/>0.000048 brk(0x5586fb8d2000) <text:s text:c="6"/>= 0x5586fb8d2000</text:p>
      <text:p text:style-name="P30"><text:s text:c="5"/>0.000112 futex(0x7fb65e12877c, FUTEX_WAKE_PRIVATE, 2147483647) = 0</text:p>
      <text:p text:style-name="P30"><text:s text:c="5"/>0.000179 openat(AT_FDCWD, "./libmath2.so", O_RDONLY|O_CLOEXEC) = 3</text:p>
      <text:p text:style-name="P30"><text:s text:c="5"/>0.000078 read(3, "\177ELF\2\1\1\0\0\0\0\0\0\0\0\0\3\0&gt;\0\1\0\0\0\0\0\0\0\0\0\0\0"..., 832) = 832</text:p>
      <text:p text:style-name="P30"><text:s text:c="5"/>0.000282 newfstatat(3, "", {st_mode=S_IFREG|0775, st_size=15232, ...}, AT_EMPTY_PATH) = 0</text:p>
      <text:p text:style-name="P30"><text:s text:c="5"/>0.000076 getcwd("/home/yorokobeshounen/\320\240\320\260\320\261\320\276\321\207\320\270\320\271 \321\201\321\202\320\276\320\273/OpSys/lab5/build/test2", 128) = 69</text:p>
      <text:p text:style-name="P30"><text:s text:c="5"/>0.000058 mmap(NULL, 16424, PROT_READ, MAP_PRIVATE|MAP_DENYWRITE, 3, 0) = 0x7fb65e13a000</text:p>
      <text:p text:style-name="P30"><text:soft-page-break/><text:s text:c="5"/>0.000057 mmap(0x7fb65e13b000, 4096, PROT_READ|PROT_EXEC, MAP_PRIVATE|MAP_FIXED|MAP_DENYWRITE, 3, 0x1000) = 0x7fb65e13b000</text:p>
      <text:p text:style-name="P30"><text:s text:c="5"/>0.000089 mmap(0x7fb65e13c000, 4096, PROT_READ, MAP_PRIVATE|MAP_FIXED|MAP_DENYWRITE, 3, 0x2000) = 0x7fb65e13c000</text:p>
      <text:p text:style-name="P30"><text:s text:c="5"/>0.000070 mmap(0x7fb65e13d000, 8192, PROT_READ|PROT_WRITE, MAP_PRIVATE|MAP_FIXED|MAP_DENYWRITE, 3, 0x2000) = 0x7fb65e13d000</text:p>
      <text:p text:style-name="P30"><text:s text:c="5"/>0.000100 close(3) <text:s text:c="17"/>= 0</text:p>
      <text:p text:style-name="P30"><text:s text:c="5"/>0.000083 mprotect(0x7fb65e13d000, 4096, PROT_READ) = 0</text:p>
      <text:p text:style-name="P30"><text:s text:c="5"/>0.000108 munmap(0x7fb65e13a000, 16424) = 0</text:p>
      <text:p text:style-name="P30"><text:s text:c="5"/>0.000199 newfstatat(1, "", {st_mode=S_IFCHR|0620, st_rdev=makedev(0x88, 0), ...}, AT_EMPTY_PATH) = 0</text:p>
      <text:p text:style-name="P30"><text:s text:c="5"/>0.000115 write(1, "3.140590\n", 93.140590</text:p>
      <text:p text:style-name="P30">) = 9</text:p>
      <text:p text:style-name="P30"><text:s text:c="5"/>0.000320 exit_group(0) <text:s text:c="12"/>= ?</text:p>
      <text:p text:style-name="P30"><text:s text:c="5"/>0.000482 +++ exited with 0 +++</text:p>
      <text:p text:style-name="P8"/>
      <text:p text:style-name="P8"/>
      <text:p text:style-name="P25">ЛР №6-8</text:p>
      <text:p text:style-name="P30">yorokobeshounen@YS:~/Рабочий стол/OpSys/lab6/build$ strace -r -f ./client </text:p>
      <text:p text:style-name="P30"><text:s text:c="5"/>0.000000 execve("./client", ["./client"], 0x7ffc3d1b1ac0 /* 66 vars */) = 0</text:p>
      <text:p text:style-name="P30"><text:s text:c="5"/>0.000368 brk(NULL) <text:s text:c="16"/>= 0x5646b7b2d000</text:p>
      <text:p text:style-name="P30"><text:s text:c="5"/>0.000519 arch_prctl(0x3001 /* ARCH_??? */, 0x7ffe66d1d5b0) = -1 EINVAL (Недопустимый аргумент)</text:p>
      <text:p text:style-name="P30"><text:s text:c="5"/>0.000323 mmap(NULL, 8192, PROT_READ|PROT_WRITE, MAP_PRIVATE|MAP_ANONYMOUS, -1, 0) = 0x7fd5fdaf9000</text:p>
      <text:p text:style-name="P30"><text:s text:c="5"/>0.000048 access("/etc/ld.so.preload", R_OK) = -1 ENOENT (Нет такого файла или каталога)</text:p>
      <text:p text:style-name="P30"><text:s text:c="5"/>0.000067 openat(AT_FDCWD, "/etc/ld.so.cache", O_RDONLY|O_CLOEXEC) = 3</text:p>
      <text:p text:style-name="P30"><text:s text:c="5"/>0.000313 newfstatat(3, "", {st_mode=S_IFREG|0644, st_size=81795, ...}, AT_EMPTY_PATH) = 0</text:p>
      <text:p text:style-name="P30"><text:s text:c="5"/>0.000054 mmap(NULL, 81795, PROT_READ, MAP_PRIVATE, 3, 0) = 0x7fd5fdae5000</text:p>
      <text:p text:style-name="P30"><text:s text:c="5"/>0.000032 close(3) <text:s text:c="17"/>= 0</text:p>
      <text:p text:style-name="P30"><text:s text:c="5"/>0.000038 openat(AT_FDCWD, "/lib/x86_64-linux-gnu/libzmq.so.5", O_RDONLY|O_CLOEXEC) = 3</text:p>
      <text:p text:style-name="P30"><text:s text:c="5"/>0.000037 read(3, "\177ELF\2\1\1\0\0\0\0\0\0\0\0\0\3\0&gt;\0\1\0\0\0\240\233\1\0\0\0\0\0"..., 832) = 832</text:p>
      <text:p text:style-name="P30"><text:s text:c="5"/>0.000027 newfstatat(3, "", {st_mode=S_IFREG|0644, st_size=634936, ...}, AT_EMPTY_PATH) = 0</text:p>
      <text:p text:style-name="P30"><text:s text:c="5"/>0.000036 mmap(NULL, 636784, PROT_READ, MAP_PRIVATE|MAP_DENYWRITE, 3, 0) = 0x7fd5fda49000</text:p>
      <text:p text:style-name="P30"><text:s text:c="5"/>0.000031 mmap(0x7fd5fda61000, 397312, PROT_READ|PROT_EXEC, MAP_PRIVATE|MAP_FIXED|MAP_DENYWRITE, 3, 0x18000) = 0x7fd5fda61000</text:p>
      <text:p text:style-name="P30"><text:soft-page-break/><text:s text:c="5"/>0.000049 mmap(0x7fd5fdac2000, 106496, PROT_READ, MAP_PRIVATE|MAP_FIXED|MAP_DENYWRITE, 3, 0x79000) = 0x7fd5fdac2000</text:p>
      <text:p text:style-name="P30"><text:s text:c="5"/>0.000032 mmap(0x7fd5fdadc000, 36864, PROT_READ|PROT_WRITE, MAP_PRIVATE|MAP_FIXED|MAP_DENYWRITE, 3, 0x92000) = 0x7fd5fdadc000</text:p>
      <text:p text:style-name="P30"><text:s text:c="5"/>0.000045 close(3) <text:s text:c="17"/>= 0</text:p>
      <text:p text:style-name="P30"><text:s text:c="5"/>0.000031 openat(AT_FDCWD, "/lib/x86_64-linux-gnu/libstdc++.so.6", O_RDONLY|O_CLOEXEC) = 3</text:p>
      <text:p text:style-name="P30"><text:s text:c="5"/>0.000038 read(3, "\177ELF\2\1\1\3\0\0\0\0\0\0\0\0\3\0&gt;\0\1\0\0\0\0\0\0\0\0\0\0\0"..., 832) = 832</text:p>
      <text:p text:style-name="P30"><text:s text:c="5"/>0.000031 newfstatat(3, "", {st_mode=S_IFREG|0644, st_size=2252096, ...}, AT_EMPTY_PATH) = 0</text:p>
      <text:p text:style-name="P30"><text:s text:c="5"/>0.000029 mmap(NULL, 2267328, PROT_READ, MAP_PRIVATE|MAP_DENYWRITE, 3, 0) = 0x7fd5fd81f000</text:p>
      <text:p text:style-name="P30"><text:s text:c="5"/>0.000032 mmap(0x7fd5fd8b9000, 1114112, PROT_READ|PROT_EXEC, MAP_PRIVATE|MAP_FIXED|MAP_DENYWRITE, 3, 0x9a000) = 0x7fd5fd8b9000</text:p>
      <text:p text:style-name="P30"><text:s text:c="5"/>0.000035 mmap(0x7fd5fd9c9000, 454656, PROT_READ, MAP_PRIVATE|MAP_FIXED|MAP_DENYWRITE, 3, 0x1aa000) = 0x7fd5fd9c9000</text:p>
      <text:p text:style-name="P30"><text:s text:c="5"/>0.000032 mmap(0x7fd5fda38000, 57344, PROT_READ|PROT_WRITE, MAP_PRIVATE|MAP_FIXED|MAP_DENYWRITE, 3, 0x218000) = 0x7fd5fda38000</text:p>
      <text:p text:style-name="P30"><text:s text:c="5"/>0.000037 mmap(0x7fd5fda46000, 10432, PROT_READ|PROT_WRITE, MAP_PRIVATE|MAP_FIXED|MAP_ANONYMOUS, -1, 0) = 0x7fd5fda46000</text:p>
      <text:p text:style-name="P30"><text:s text:c="5"/>0.000041 close(3) <text:s text:c="17"/>= 0</text:p>
      <text:p text:style-name="P30"><text:s text:c="5"/>0.000033 openat(AT_FDCWD, "/lib/x86_64-linux-gnu/libgcc_s.so.1", O_RDONLY|O_CLOEXEC) = 3</text:p>
      <text:p text:style-name="P30"><text:s text:c="5"/>0.000030 read(3, "\177ELF\2\1\1\0\0\0\0\0\0\0\0\0\3\0&gt;\0\1\0\0\0\0\0\0\0\0\0\0\0"..., 832) = 832</text:p>
      <text:p text:style-name="P30"><text:s text:c="5"/>0.000031 newfstatat(3, "", {st_mode=S_IFREG|0644, st_size=125488, ...}, AT_EMPTY_PATH) = 0</text:p>
      <text:p text:style-name="P30"><text:s text:c="5"/>0.000037 mmap(NULL, 127720, PROT_READ, MAP_PRIVATE|MAP_DENYWRITE, 3, 0) = 0x7fd5fd7ff000</text:p>
      <text:p text:style-name="P30"><text:s text:c="5"/>0.000032 mmap(0x7fd5fd802000, 94208, PROT_READ|PROT_EXEC, MAP_PRIVATE|MAP_FIXED|MAP_DENYWRITE, 3, 0x3000) = 0x7fd5fd802000</text:p>
      <text:p text:style-name="P30"><text:s text:c="5"/>0.000035 mmap(0x7fd5fd819000, 16384, PROT_READ, MAP_PRIVATE|MAP_FIXED|MAP_DENYWRITE, 3, 0x1a000) = 0x7fd5fd819000</text:p>
      <text:p text:style-name="P30"><text:s text:c="5"/>0.000047 mmap(0x7fd5fd81d000, 8192, PROT_READ|PROT_WRITE, MAP_PRIVATE|MAP_FIXED|MAP_DENYWRITE, 3, 0x1d000) = 0x7fd5fd81d000</text:p>
      <text:p text:style-name="P30"><text:s text:c="5"/>0.000110 close(3) <text:s text:c="17"/>= 0</text:p>
      <text:p text:style-name="P30"><text:s text:c="5"/>0.000029 openat(AT_FDCWD, "/lib/x86_64-linux-gnu/libc.so.6", O_RDONLY|O_CLOEXEC) = 3</text:p>
      <text:p text:style-name="P30"><text:s text:c="5"/>0.000045 read(3, "\177ELF\2\1\1\3\0\0\0\0\0\0\0\0\3\0&gt;\0\1\0\0\0P\237\2\0\0\0\0\0"..., 832) = 832</text:p>
      <text:p text:style-name="P30"><text:s text:c="5"/>0.000036 pread64(3, "\6\0\0\0\4\0\0\0@\0\0\0\0\0\0\0@\0\0\0\0\0\0\0@\0\0\0\0\0\0\0"..., 784, 64) = 784</text:p>
      <text:p text:style-name="P30"><text:s text:c="5"/>0.000032 pread64(3, "\4\0\0\0 \0\0\0\5\0\0\0GNU\0\2\0\0\300\4\0\0\0\3\0\0\0\0\0\0\0"..., 48, 848) = 48</text:p>
      <text:p text:style-name="P30"><text:soft-page-break/><text:s text:c="5"/>0.000032 pread64(3, "\4\0\0\0\24\0\0\0\3\0\0\0GNU\0i8\235HZ\227\223\333\350s\360\352,\223\340."..., 68, 896) = 68</text:p>
      <text:p text:style-name="P30"><text:s text:c="5"/>0.000031 newfstatat(3, "", {st_mode=S_IFREG|0644, st_size=2216304, ...}, AT_EMPTY_PATH) = 0</text:p>
      <text:p text:style-name="P30"><text:s text:c="5"/>0.000038 pread64(3, "\6\0\0\0\4\0\0\0@\0\0\0\0\0\0\0@\0\0\0\0\0\0\0@\0\0\0\0\0\0\0"..., 784, 64) = 784</text:p>
      <text:p text:style-name="P30"><text:s text:c="5"/>0.000025 mmap(NULL, 2260560, PROT_READ, MAP_PRIVATE|MAP_DENYWRITE, 3, 0) = 0x7fd5fd5d7000</text:p>
      <text:p text:style-name="P30"><text:s text:c="5"/>0.000028 mmap(0x7fd5fd5ff000, 1658880, PROT_READ|PROT_EXEC, MAP_PRIVATE|MAP_FIXED|MAP_DENYWRITE, 3, 0x28000) = 0x7fd5fd5ff000</text:p>
      <text:p text:style-name="P30"><text:s text:c="5"/>0.000038 mmap(0x7fd5fd794000, 360448, PROT_READ, MAP_PRIVATE|MAP_FIXED|MAP_DENYWRITE, 3, 0x1bd000) = 0x7fd5fd794000</text:p>
      <text:p text:style-name="P30"><text:s text:c="5"/>0.000030 mmap(0x7fd5fd7ec000, 24576, PROT_READ|PROT_WRITE, MAP_PRIVATE|MAP_FIXED|MAP_DENYWRITE, 3, 0x214000) = 0x7fd5fd7ec000</text:p>
      <text:p text:style-name="P30"><text:s text:c="5"/>0.000043 mmap(0x7fd5fd7f2000, 52816, PROT_READ|PROT_WRITE, MAP_PRIVATE|MAP_FIXED|MAP_ANONYMOUS, -1, 0) = 0x7fd5fd7f2000</text:p>
      <text:p text:style-name="P30"><text:s text:c="5"/>0.000047 close(3) <text:s text:c="17"/>= 0</text:p>
      <text:p text:style-name="P30"><text:s text:c="5"/>0.000035 openat(AT_FDCWD, "/lib/x86_64-linux-gnu/libbsd.so.0", O_RDONLY|O_CLOEXEC) = 3</text:p>
      <text:p text:style-name="P30"><text:s text:c="5"/>0.000046 read(3, "\177ELF\2\1\1\0\0\0\0\0\0\0\0\0\3\0&gt;\0\1\0\0\0\0\0\0\0\0\0\0\0"..., 832) = 832</text:p>
      <text:p text:style-name="P30"><text:s text:c="5"/>0.000039 newfstatat(3, "", {st_mode=S_IFREG|0644, st_size=89096, ...}, AT_EMPTY_PATH) = 0</text:p>
      <text:p text:style-name="P30"><text:s text:c="5"/>0.000042 mmap(NULL, 94432, PROT_READ, MAP_PRIVATE|MAP_DENYWRITE, 3, 0) = 0x7fd5fd5bf000</text:p>
      <text:p text:style-name="P30"><text:s text:c="5"/>0.000038 mprotect(0x7fd5fd5c3000, 69632, PROT_NONE) = 0</text:p>
      <text:p text:style-name="P30"><text:s text:c="5"/>0.000039 mmap(0x7fd5fd5c3000, 53248, PROT_READ|PROT_EXEC, MAP_PRIVATE|MAP_FIXED|MAP_DENYWRITE, 3, 0x4000) = 0x7fd5fd5c3000</text:p>
      <text:p text:style-name="P30"><text:s text:c="5"/>0.000042 mmap(0x7fd5fd5d0000, 12288, PROT_READ, MAP_PRIVATE|MAP_FIXED|MAP_DENYWRITE, 3, 0x11000) = 0x7fd5fd5d0000</text:p>
      <text:p text:style-name="P30"><text:s text:c="5"/>0.000032 mmap(0x7fd5fd5d4000, 8192, PROT_READ|PROT_WRITE, MAP_PRIVATE|MAP_FIXED|MAP_DENYWRITE, 3, 0x14000) = 0x7fd5fd5d4000</text:p>
      <text:p text:style-name="P30"><text:s text:c="5"/>0.000030 mmap(0x7fd5fd5d6000, 224, PROT_READ|PROT_WRITE, MAP_PRIVATE|MAP_FIXED|MAP_ANONYMOUS, -1, 0) = 0x7fd5fd5d6000</text:p>
      <text:p text:style-name="P30"><text:s text:c="5"/>0.000040 close(3) <text:s text:c="17"/>= 0</text:p>
      <text:p text:style-name="P30"><text:s text:c="5"/>0.000031 openat(AT_FDCWD, "/lib/x86_64-linux-gnu/libsodium.so.23", O_RDONLY|O_CLOEXEC) = 3</text:p>
      <text:p text:style-name="P30"><text:s text:c="5"/>0.000032 read(3, "\177ELF\2\1\1\0\0\0\0\0\0\0\0\0\3\0&gt;\0\1\0\0\0\0\0\0\0\0\0\0\0"..., 832) = 832</text:p>
      <text:p text:style-name="P30"><text:s text:c="5"/>0.000027 newfstatat(3, "", {st_mode=S_IFREG|0644, st_size=355040, ...}, AT_EMPTY_PATH) = 0</text:p>
      <text:p text:style-name="P30"><text:s text:c="5"/>0.000029 mmap(NULL, 357440, PROT_READ, MAP_PRIVATE|MAP_DENYWRITE, 3, 0) = 0x7fd5fd567000</text:p>
      <text:p text:style-name="P30"><text:s text:c="5"/>0.000034 mprotect(0x7fd5fd573000, 303104, PROT_NONE) = 0</text:p>
      <text:p text:style-name="P30"><text:soft-page-break/><text:s text:c="5"/>0.000031 mmap(0x7fd5fd573000, 229376, PROT_READ|PROT_EXEC, MAP_PRIVATE|MAP_FIXED|MAP_DENYWRITE, 3, 0xc000) = 0x7fd5fd573000</text:p>
      <text:p text:style-name="P30"><text:s text:c="5"/>0.000037 mmap(0x7fd5fd5ab000, 69632, PROT_READ, MAP_PRIVATE|MAP_FIXED|MAP_DENYWRITE, 3, 0x44000) = 0x7fd5fd5ab000</text:p>
      <text:p text:style-name="P30"><text:s text:c="5"/>0.000034 mmap(0x7fd5fd5bd000, 8192, PROT_READ|PROT_WRITE, MAP_PRIVATE|MAP_FIXED|MAP_DENYWRITE, 3, 0x55000) = 0x7fd5fd5bd000</text:p>
      <text:p text:style-name="P30"><text:s text:c="5"/>0.000039 close(3) <text:s text:c="17"/>= 0</text:p>
      <text:p text:style-name="P30"><text:s text:c="5"/>0.000027 mmap(NULL, 8192, PROT_READ|PROT_WRITE, MAP_PRIVATE|MAP_ANONYMOUS, -1, 0) = 0x7fd5fd565000</text:p>
      <text:p text:style-name="P30"><text:s text:c="5"/>0.000035 openat(AT_FDCWD, "/lib/x86_64-linux-gnu/libpgm-5.3.so.0", O_RDONLY|O_CLOEXEC) = 3</text:p>
      <text:p text:style-name="P30"><text:s text:c="5"/>0.000529 read(3, "\177ELF\2\1\1\0\0\0\0\0\0\0\0\0\3\0&gt;\0\1\0\0\0\340L\0\0\0\0\0\0"..., 832) = 832</text:p>
      <text:p text:style-name="P30"><text:s text:c="5"/>0.000034 newfstatat(3, "", {st_mode=S_IFREG|0644, st_size=310264, ...}, AT_EMPTY_PATH) = 0</text:p>
      <text:p text:style-name="P30"><text:s text:c="5"/>0.000040 mmap(NULL, 329808, PROT_READ, MAP_PRIVATE|MAP_DENYWRITE, 3, 0) = 0x7fd5fd514000</text:p>
      <text:p text:style-name="P30"><text:s text:c="5"/>0.000032 mmap(0x7fd5fd518000, 172032, PROT_READ|PROT_EXEC, MAP_PRIVATE|MAP_FIXED|MAP_DENYWRITE, 3, 0x4000) = 0x7fd5fd518000</text:p>
      <text:p text:style-name="P30"><text:s text:c="5"/>0.000038 mmap(0x7fd5fd542000, 118784, PROT_READ, MAP_PRIVATE|MAP_FIXED|MAP_DENYWRITE, 3, 0x2e000) = 0x7fd5fd542000</text:p>
      <text:p text:style-name="P30"><text:s text:c="5"/>0.000031 mmap(0x7fd5fd55f000, 8192, PROT_READ|PROT_WRITE, MAP_PRIVATE|MAP_FIXED|MAP_DENYWRITE, 3, 0x4a000) = 0x7fd5fd55f000</text:p>
      <text:p text:style-name="P30"><text:s text:c="5"/>0.000039 mmap(0x7fd5fd561000, 14416, PROT_READ|PROT_WRITE, MAP_PRIVATE|MAP_FIXED|MAP_ANONYMOUS, -1, 0) = 0x7fd5fd561000</text:p>
      <text:p text:style-name="P30"><text:s text:c="5"/>0.000040 close(3) <text:s text:c="17"/>= 0</text:p>
      <text:p text:style-name="P30"><text:s text:c="5"/>0.000026 openat(AT_FDCWD, "/lib/x86_64-linux-gnu/libnorm.so.1", O_RDONLY|O_CLOEXEC) = 3</text:p>
      <text:p text:style-name="P30"><text:s text:c="5"/>0.000038 read(3, "\177ELF\2\1\1\0\0\0\0\0\0\0\0\0\3\0&gt;\0\1\0\0\0 \255\0\0\0\0\0\0"..., 832) = 832</text:p>
      <text:p text:style-name="P30"><text:s text:c="5"/>0.000036 newfstatat(3, "", {st_mode=S_IFREG|0644, st_size=497824, ...}, AT_EMPTY_PATH) = 0</text:p>
      <text:p text:style-name="P30"><text:s text:c="5"/>0.000043 mmap(NULL, 1223168, PROT_READ, MAP_PRIVATE|MAP_DENYWRITE, 3, 0) = 0x7fd5fd3e9000</text:p>
      <text:p text:style-name="P30"><text:s text:c="5"/>0.000032 mprotect(0x7fd5fd3f3000, 446464, PROT_NONE) = 0</text:p>
      <text:p text:style-name="P30"><text:s text:c="5"/>0.000031 mmap(0x7fd5fd3f3000, 286720, PROT_READ|PROT_EXEC, MAP_PRIVATE|MAP_FIXED|MAP_DENYWRITE, 3, 0xa000) = 0x7fd5fd3f3000</text:p>
      <text:p text:style-name="P30"><text:s text:c="5"/>0.000025 mmap(0x7fd5fd439000, 155648, PROT_READ, MAP_PRIVATE|MAP_FIXED|MAP_DENYWRITE, 3, 0x50000) = 0x7fd5fd439000</text:p>
      <text:p text:style-name="P30"><text:s text:c="5"/>0.000029 mmap(0x7fd5fd460000, 16384, PROT_READ|PROT_WRITE, MAP_PRIVATE|MAP_FIXED|MAP_DENYWRITE, 3, 0x76000) = 0x7fd5fd460000</text:p>
      <text:p text:style-name="P30"><text:soft-page-break/><text:s text:c="5"/>0.000035 mmap(0x7fd5fd464000, 719360, PROT_READ|PROT_WRITE, MAP_PRIVATE|MAP_FIXED|MAP_ANONYMOUS, -1, 0) = 0x7fd5fd464000</text:p>
      <text:p text:style-name="P30"><text:s text:c="5"/>0.000038 close(3) <text:s text:c="17"/>= 0</text:p>
      <text:p text:style-name="P30"><text:s text:c="5"/>0.000042 openat(AT_FDCWD, "/lib/x86_64-linux-gnu/libgssapi_krb5.so.2", O_RDONLY|O_CLOEXEC) = 3</text:p>
      <text:p text:style-name="P30"><text:s text:c="5"/>0.000051 read(3, "\177ELF\2\1\1\0\0\0\0\0\0\0\0\0\3\0&gt;\0\1\0\0\0\0\0\0\0\0\0\0\0"..., 832) = 832</text:p>
      <text:p text:style-name="P30"><text:s text:c="5"/>0.000039 newfstatat(3, "", {st_mode=S_IFREG|0644, st_size=338648, ...}, AT_EMPTY_PATH) = 0</text:p>
      <text:p text:style-name="P30"><text:s text:c="5"/>0.000042 mmap(NULL, 340960, PROT_READ, MAP_PRIVATE|MAP_DENYWRITE, 3, 0) = 0x7fd5fd395000</text:p>
      <text:p text:style-name="P30"><text:s text:c="5"/>0.000038 mprotect(0x7fd5fd3a0000, 282624, PROT_NONE) = 0</text:p>
      <text:p text:style-name="P30"><text:s text:c="5"/>0.000038 mmap(0x7fd5fd3a0000, 229376, PROT_READ|PROT_EXEC, MAP_PRIVATE|MAP_FIXED|MAP_DENYWRITE, 3, 0xb000) = 0x7fd5fd3a0000</text:p>
      <text:p text:style-name="P30"><text:s text:c="5"/>0.000040 mmap(0x7fd5fd3d8000, 49152, PROT_READ, MAP_PRIVATE|MAP_FIXED|MAP_DENYWRITE, 3, 0x43000) = 0x7fd5fd3d8000</text:p>
      <text:p text:style-name="P30"><text:s text:c="5"/>0.000037 mmap(0x7fd5fd3e5000, 16384, PROT_READ|PROT_WRITE, MAP_PRIVATE|MAP_FIXED|MAP_DENYWRITE, 3, 0x4f000) = 0x7fd5fd3e5000</text:p>
      <text:p text:style-name="P30"><text:s text:c="5"/>0.000051 close(3) <text:s text:c="17"/>= 0</text:p>
      <text:p text:style-name="P30"><text:s text:c="5"/>0.000041 openat(AT_FDCWD, "/lib/x86_64-linux-gnu/libm.so.6", O_RDONLY|O_CLOEXEC) = 3</text:p>
      <text:p text:style-name="P30"><text:s text:c="5"/>0.000043 read(3, "\177ELF\2\1\1\3\0\0\0\0\0\0\0\0\3\0&gt;\0\1\0\0\0\0\0\0\0\0\0\0\0"..., 832) = 832</text:p>
      <text:p text:style-name="P30"><text:s text:c="5"/>0.000037 newfstatat(3, "", {st_mode=S_IFREG|0644, st_size=940560, ...}, AT_EMPTY_PATH) = 0</text:p>
      <text:p text:style-name="P30"><text:s text:c="5"/>0.000040 mmap(NULL, 942344, PROT_READ, MAP_PRIVATE|MAP_DENYWRITE, 3, 0) = 0x7fd5fd2ae000</text:p>
      <text:p text:style-name="P30"><text:s text:c="5"/>0.000037 mmap(0x7fd5fd2bc000, 507904, PROT_READ|PROT_EXEC, MAP_PRIVATE|MAP_FIXED|MAP_DENYWRITE, 3, 0xe000) = 0x7fd5fd2bc000</text:p>
      <text:p text:style-name="P30"><text:s text:c="5"/>0.000041 mmap(0x7fd5fd338000, 372736, PROT_READ, MAP_PRIVATE|MAP_FIXED|MAP_DENYWRITE, 3, 0x8a000) = 0x7fd5fd338000</text:p>
      <text:p text:style-name="P30"><text:s text:c="5"/>0.000038 mmap(0x7fd5fd393000, 8192, PROT_READ|PROT_WRITE, MAP_PRIVATE|MAP_FIXED|MAP_DENYWRITE, 3, 0xe4000) = 0x7fd5fd393000</text:p>
      <text:p text:style-name="P30"><text:s text:c="5"/>0.000049 close(3) <text:s text:c="17"/>= 0</text:p>
      <text:p text:style-name="P30"><text:s text:c="5"/>0.000038 openat(AT_FDCWD, "/lib/x86_64-linux-gnu/libmd.so.0", O_RDONLY|O_CLOEXEC) = 3</text:p>
      <text:p text:style-name="P30"><text:s text:c="5"/>0.000043 read(3, "\177ELF\2\1\1\0\0\0\0\0\0\0\0\0\3\0&gt;\0\1\0\0\0\0\0\0\0\0\0\0\0"..., 832) = 832</text:p>
      <text:p text:style-name="P30"><text:s text:c="5"/>0.000036 newfstatat(3, "", {st_mode=S_IFREG|0644, st_size=47472, ...}, AT_EMPTY_PATH) = 0</text:p>
      <text:p text:style-name="P30"><text:s text:c="5"/>0.000041 mmap(NULL, 49384, PROT_READ, MAP_PRIVATE|MAP_DENYWRITE, 3, 0) = 0x7fd5fd2a1000</text:p>
      <text:p text:style-name="P30"><text:s text:c="5"/>0.000055 mmap(0x7fd5fd2a3000, 28672, PROT_READ|PROT_EXEC, MAP_PRIVATE|MAP_FIXED|MAP_DENYWRITE, 3, 0x2000) = 0x7fd5fd2a3000</text:p>
      <text:p text:style-name="P30"><text:s text:c="5"/>0.000037 mmap(0x7fd5fd2aa000, 8192, PROT_READ, MAP_PRIVATE|MAP_FIXED|MAP_DENYWRITE, 3, 0x9000) = 0x7fd5fd2aa000</text:p>
      <text:p text:style-name="P30"><text:soft-page-break/><text:s text:c="5"/>0.000026 mmap(0x7fd5fd2ac000, 8192, PROT_READ|PROT_WRITE, MAP_PRIVATE|MAP_FIXED|MAP_DENYWRITE, 3, 0xa000) = 0x7fd5fd2ac000</text:p>
      <text:p text:style-name="P30"><text:s text:c="5"/>0.000040 close(3) <text:s text:c="17"/>= 0</text:p>
      <text:p text:style-name="P30"><text:s text:c="5"/>0.000036 openat(AT_FDCWD, "/lib/x86_64-linux-gnu/libpthread.so.0", O_RDONLY|O_CLOEXEC) = 3</text:p>
      <text:p text:style-name="P30"><text:s text:c="5"/>0.000033 read(3, "\177ELF\2\1\1\0\0\0\0\0\0\0\0\0\3\0&gt;\0\1\0\0\0\0\0\0\0\0\0\0\0"..., 832) = 832</text:p>
      <text:p text:style-name="P30"><text:s text:c="5"/>0.000028 newfstatat(3, "", {st_mode=S_IFREG|0644, st_size=21448, ...}, AT_EMPTY_PATH) = 0</text:p>
      <text:p text:style-name="P30"><text:s text:c="5"/>0.000028 mmap(NULL, 8192, PROT_READ|PROT_WRITE, MAP_PRIVATE|MAP_ANONYMOUS, -1, 0) = 0x7fd5fd29f000</text:p>
      <text:p text:style-name="P30"><text:s text:c="5"/>0.000033 mmap(NULL, 16424, PROT_READ, MAP_PRIVATE|MAP_DENYWRITE, 3, 0) = 0x7fd5fd29a000</text:p>
      <text:p text:style-name="P30"><text:s text:c="5"/>0.000029 mmap(0x7fd5fd29b000, 4096, PROT_READ|PROT_EXEC, MAP_PRIVATE|MAP_FIXED|MAP_DENYWRITE, 3, 0x1000) = 0x7fd5fd29b000</text:p>
      <text:p text:style-name="P30"><text:s text:c="5"/>0.000029 mmap(0x7fd5fd29c000, 4096, PROT_READ, MAP_PRIVATE|MAP_FIXED|MAP_DENYWRITE, 3, 0x2000) = 0x7fd5fd29c000</text:p>
      <text:p text:style-name="P30"><text:s text:c="5"/>0.000024 mmap(0x7fd5fd29d000, 8192, PROT_READ|PROT_WRITE, MAP_PRIVATE|MAP_FIXED|MAP_DENYWRITE, 3, 0x2000) = 0x7fd5fd29d000</text:p>
      <text:p text:style-name="P30"><text:s text:c="5"/>0.000038 close(3) <text:s text:c="17"/>= 0</text:p>
      <text:p text:style-name="P30"><text:s text:c="5"/>0.000032 openat(AT_FDCWD, "/lib/x86_64-linux-gnu/libkrb5.so.3", O_RDONLY|O_CLOEXEC) = 3</text:p>
      <text:p text:style-name="P30"><text:s text:c="5"/>0.000034 read(3, "\177ELF\2\1\1\0\0\0\0\0\0\0\0\0\3\0&gt;\0\1\0\0\0\0\0\0\0\0\0\0\0"..., 832) = 832</text:p>
      <text:p text:style-name="P30"><text:s text:c="5"/>0.000032 newfstatat(3, "", {st_mode=S_IFREG|0644, st_size=827936, ...}, AT_EMPTY_PATH) = 0</text:p>
      <text:p text:style-name="P30"><text:s text:c="5"/>0.000028 mmap(NULL, 830576, PROT_READ, MAP_PRIVATE|MAP_DENYWRITE, 3, 0) = 0x7fd5fd1cf000</text:p>
      <text:p text:style-name="P30"><text:s text:c="5"/>0.000048 mprotect(0x7fd5fd1f0000, 634880, PROT_NONE) = 0</text:p>
      <text:p text:style-name="P30"><text:s text:c="5"/>0.000023 mmap(0x7fd5fd1f0000, 380928, PROT_READ|PROT_EXEC, MAP_PRIVATE|MAP_FIXED|MAP_DENYWRITE, 3, 0x21000) = 0x7fd5fd1f0000</text:p>
      <text:p text:style-name="P30"><text:s text:c="5"/>0.000029 mmap(0x7fd5fd24d000, 249856, PROT_READ, MAP_PRIVATE|MAP_FIXED|MAP_DENYWRITE, 3, 0x7e000) = 0x7fd5fd24d000</text:p>
      <text:p text:style-name="P30"><text:s text:c="5"/>0.000028 mmap(0x7fd5fd28b000, 61440, PROT_READ|PROT_WRITE, MAP_PRIVATE|MAP_FIXED|MAP_DENYWRITE, 3, 0xbb000) = 0x7fd5fd28b000</text:p>
      <text:p text:style-name="P30"><text:s text:c="5"/>0.000036 close(3) <text:s text:c="17"/>= 0</text:p>
      <text:p text:style-name="P30"><text:s text:c="5"/>0.000022 openat(AT_FDCWD, "/lib/x86_64-linux-gnu/libk5crypto.so.3", O_RDONLY|O_CLOEXEC) = 3</text:p>
      <text:p text:style-name="P30"><text:s text:c="5"/>0.000026 read(3, "\177ELF\2\1\1\0\0\0\0\0\0\0\0\0\3\0&gt;\0\1\0\0\0\0\0\0\0\0\0\0\0"..., 832) = 832</text:p>
      <text:p text:style-name="P30"><text:s text:c="5"/>0.000030 newfstatat(3, "", {st_mode=S_IFREG|0644, st_size=182864, ...}, AT_EMPTY_PATH) = 0</text:p>
      <text:p text:style-name="P30"><text:s text:c="5"/>0.000027 mmap(NULL, 188472, PROT_READ, MAP_PRIVATE|MAP_DENYWRITE, 3, 0) = 0x7fd5fd1a0000</text:p>
      <text:p text:style-name="P30"><text:soft-page-break/><text:s text:c="5"/>0.000024 mprotect(0x7fd5fd1a4000, 163840, PROT_NONE) = 0</text:p>
      <text:p text:style-name="P30"><text:s text:c="5"/>0.000029 mmap(0x7fd5fd1a4000, 110592, PROT_READ|PROT_EXEC, MAP_PRIVATE|MAP_FIXED|MAP_DENYWRITE, 3, 0x4000) = 0x7fd5fd1a4000</text:p>
      <text:p text:style-name="P30"><text:s text:c="5"/>0.000024 mmap(0x7fd5fd1bf000, 49152, PROT_READ, MAP_PRIVATE|MAP_FIXED|MAP_DENYWRITE, 3, 0x1f000) = 0x7fd5fd1bf000</text:p>
      <text:p text:style-name="P30"><text:s text:c="5"/>0.000029 mmap(0x7fd5fd1cc000, 8192, PROT_READ|PROT_WRITE, MAP_PRIVATE|MAP_FIXED|MAP_DENYWRITE, 3, 0x2b000) = 0x7fd5fd1cc000</text:p>
      <text:p text:style-name="P30"><text:s text:c="5"/>0.000030 mmap(0x7fd5fd1ce000, 56, PROT_READ|PROT_WRITE, MAP_PRIVATE|MAP_FIXED|MAP_ANONYMOUS, -1, 0) = 0x7fd5fd1ce000</text:p>
      <text:p text:style-name="P30"><text:s text:c="5"/>0.000036 close(3) <text:s text:c="17"/>= 0</text:p>
      <text:p text:style-name="P30"><text:s text:c="5"/>0.000026 openat(AT_FDCWD, "/lib/x86_64-linux-gnu/libcom_err.so.2", O_RDONLY|O_CLOEXEC) = 3</text:p>
      <text:p text:style-name="P30"><text:s text:c="5"/>0.000035 read(3, "\177ELF\2\1\1\0\0\0\0\0\0\0\0\0\3\0&gt;\0\1\0\0\0\0\0\0\0\0\0\0\0"..., 832) = 832</text:p>
      <text:p text:style-name="P30"><text:s text:c="5"/>0.000029 newfstatat(3, "", {st_mode=S_IFREG|0644, st_size=18504, ...}, AT_EMPTY_PATH) = 0</text:p>
      <text:p text:style-name="P30"><text:s text:c="5"/>0.000034 mmap(NULL, 20552, PROT_READ, MAP_PRIVATE|MAP_DENYWRITE, 3, 0) = 0x7fd5fd19a000</text:p>
      <text:p text:style-name="P30"><text:s text:c="5"/>0.000023 mmap(0x7fd5fd19c000, 4096, PROT_READ|PROT_EXEC, MAP_PRIVATE|MAP_FIXED|MAP_DENYWRITE, 3, 0x2000) = 0x7fd5fd19c000</text:p>
      <text:p text:style-name="P30"><text:s text:c="5"/>0.000027 mmap(0x7fd5fd19d000, 4096, PROT_READ, MAP_PRIVATE|MAP_FIXED|MAP_DENYWRITE, 3, 0x3000) = 0x7fd5fd19d000</text:p>
      <text:p text:style-name="P30"><text:s text:c="5"/>0.000029 mmap(0x7fd5fd19e000, 8192, PROT_READ|PROT_WRITE, MAP_PRIVATE|MAP_FIXED|MAP_DENYWRITE, 3, 0x3000) = 0x7fd5fd19e000</text:p>
      <text:p text:style-name="P30"><text:s text:c="5"/>0.000039 close(3) <text:s text:c="17"/>= 0</text:p>
      <text:p text:style-name="P30"><text:s text:c="5"/>0.000022 openat(AT_FDCWD, "/lib/x86_64-linux-gnu/libkrb5support.so.0", O_RDONLY|O_CLOEXEC) = 3</text:p>
      <text:p text:style-name="P30"><text:s text:c="5"/>0.000031 read(3, "\177ELF\2\1\1\0\0\0\0\0\0\0\0\0\3\0&gt;\0\1\0\0\0\0\0\0\0\0\0\0\0"..., 832) = 832</text:p>
      <text:p text:style-name="P30"><text:s text:c="5"/>0.000029 newfstatat(3, "", {st_mode=S_IFREG|0644, st_size=52016, ...}, AT_EMPTY_PATH) = 0</text:p>
      <text:p text:style-name="P30"><text:s text:c="5"/>0.000027 mmap(NULL, 54224, PROT_READ, MAP_PRIVATE|MAP_DENYWRITE, 3, 0) = 0x7fd5fd18c000</text:p>
      <text:p text:style-name="P30"><text:s text:c="5"/>0.000029 mprotect(0x7fd5fd18f000, 36864, PROT_NONE) = 0</text:p>
      <text:p text:style-name="P30"><text:s text:c="5"/>0.000029 mmap(0x7fd5fd18f000, 24576, PROT_READ|PROT_EXEC, MAP_PRIVATE|MAP_FIXED|MAP_DENYWRITE, 3, 0x3000) = 0x7fd5fd18f000</text:p>
      <text:p text:style-name="P30"><text:s text:c="5"/>0.000023 mmap(0x7fd5fd195000, 8192, PROT_READ, MAP_PRIVATE|MAP_FIXED|MAP_DENYWRITE, 3, 0x9000) = 0x7fd5fd195000</text:p>
      <text:p text:style-name="P30"><text:s text:c="5"/>0.000028 mmap(0x7fd5fd198000, 8192, PROT_READ|PROT_WRITE, MAP_PRIVATE|MAP_FIXED|MAP_DENYWRITE, 3, 0xb000) = 0x7fd5fd198000</text:p>
      <text:p text:style-name="P30"><text:s text:c="5"/>0.000038 close(3) <text:s text:c="17"/>= 0</text:p>
      <text:p text:style-name="P30"><text:soft-page-break/><text:s text:c="5"/>0.000026 openat(AT_FDCWD, "/lib/x86_64-linux-gnu/libkeyutils.so.1", O_RDONLY|O_CLOEXEC) = 3</text:p>
      <text:p text:style-name="P30"><text:s text:c="5"/>0.000028 read(3, "\177ELF\2\1\1\0\0\0\0\0\0\0\0\0\3\0&gt;\0\1\0\0\0\0\0\0\0\0\0\0\0"..., 832) = 832</text:p>
      <text:p text:style-name="P30"><text:s text:c="5"/>0.000029 newfstatat(3, "", {st_mode=S_IFREG|0644, st_size=22600, ...}, AT_EMPTY_PATH) = 0</text:p>
      <text:p text:style-name="P30"><text:s text:c="5"/>0.000031 mmap(NULL, 8192, PROT_READ|PROT_WRITE, MAP_PRIVATE|MAP_ANONYMOUS, -1, 0) = 0x7fd5fd18a000</text:p>
      <text:p text:style-name="P30"><text:s text:c="5"/>0.000031 mmap(NULL, 24592, PROT_READ, MAP_PRIVATE|MAP_DENYWRITE, 3, 0) = 0x7fd5fd183000</text:p>
      <text:p text:style-name="P30"><text:s text:c="5"/>0.000022 mmap(0x7fd5fd185000, 8192, PROT_READ|PROT_EXEC, MAP_PRIVATE|MAP_FIXED|MAP_DENYWRITE, 3, 0x2000) = 0x7fd5fd185000</text:p>
      <text:p text:style-name="P30"><text:s text:c="5"/>0.000028 mmap(0x7fd5fd187000, 4096, PROT_READ, MAP_PRIVATE|MAP_FIXED|MAP_DENYWRITE, 3, 0x4000) = 0x7fd5fd187000</text:p>
      <text:p text:style-name="P30"><text:s text:c="5"/>0.000029 mmap(0x7fd5fd188000, 8192, PROT_READ|PROT_WRITE, MAP_PRIVATE|MAP_FIXED|MAP_DENYWRITE, 3, 0x4000) = 0x7fd5fd188000</text:p>
      <text:p text:style-name="P30"><text:s text:c="5"/>0.000038 close(3) <text:s text:c="17"/>= 0</text:p>
      <text:p text:style-name="P30"><text:s text:c="5"/>0.000023 openat(AT_FDCWD, "/lib/x86_64-linux-gnu/libresolv.so.2", O_RDONLY|O_CLOEXEC) = 3</text:p>
      <text:p text:style-name="P30"><text:s text:c="5"/>0.000031 read(3, "\177ELF\2\1\1\0\0\0\0\0\0\0\0\0\3\0&gt;\0\1\0\0\0\0\0\0\0\0\0\0\0"..., 832) = 832</text:p>
      <text:p text:style-name="P30"><text:s text:c="5"/>0.000030 newfstatat(3, "", {st_mode=S_IFREG|0644, st_size=68552, ...}, AT_EMPTY_PATH) = 0</text:p>
      <text:p text:style-name="P30"><text:s text:c="5"/>0.000028 mmap(NULL, 80456, PROT_READ, MAP_PRIVATE|MAP_DENYWRITE, 3, 0) = 0x7fd5fd16f000</text:p>
      <text:p text:style-name="P30"><text:s text:c="5"/>0.000030 mmap(0x7fd5fd172000, 40960, PROT_READ|PROT_EXEC, MAP_PRIVATE|MAP_FIXED|MAP_DENYWRITE, 3, 0x3000) = 0x7fd5fd172000</text:p>
      <text:p text:style-name="P30"><text:s text:c="5"/>0.000031 mmap(0x7fd5fd17c000, 12288, PROT_READ, MAP_PRIVATE|MAP_FIXED|MAP_DENYWRITE, 3, 0xd000) = 0x7fd5fd17c000</text:p>
      <text:p text:style-name="P30"><text:s text:c="5"/>0.000029 mmap(0x7fd5fd17f000, 8192, PROT_READ|PROT_WRITE, MAP_PRIVATE|MAP_FIXED|MAP_DENYWRITE, 3, 0xf000) = 0x7fd5fd17f000</text:p>
      <text:p text:style-name="P30"><text:s text:c="5"/>0.000026 mmap(0x7fd5fd181000, 6728, PROT_READ|PROT_WRITE, MAP_PRIVATE|MAP_FIXED|MAP_ANONYMOUS, -1, 0) = 0x7fd5fd181000</text:p>
      <text:p text:style-name="P30"><text:s text:c="5"/>0.000033 close(3) <text:s text:c="17"/>= 0</text:p>
      <text:p text:style-name="P30"><text:s text:c="5"/>0.000042 mmap(NULL, 8192, PROT_READ|PROT_WRITE, MAP_PRIVATE|MAP_ANONYMOUS, -1, 0) = 0x7fd5fd16d000</text:p>
      <text:p text:style-name="P30"><text:s text:c="5"/>0.000059 mmap(NULL, 12288, PROT_READ|PROT_WRITE, MAP_PRIVATE|MAP_ANONYMOUS, -1, 0) = 0x7fd5fd16a000</text:p>
      <text:p text:style-name="P30"><text:s text:c="5"/>0.000026 arch_prctl(ARCH_SET_FS, 0x7fd5fd16a9c0) = 0</text:p>
      <text:p text:style-name="P30"><text:s text:c="5"/>0.000027 set_tid_address(0x7fd5fd16ac90) = 14896</text:p>
      <text:p text:style-name="P30"><text:s text:c="5"/>0.000027 set_robust_list(0x7fd5fd16aca0, 24) = 0</text:p>
      <text:p text:style-name="P30"><text:s text:c="5"/>0.000022 rseq(0x7fd5fd16b360, 0x20, 0, 0x53053053) = 0</text:p>
      <text:p text:style-name="P30"><text:soft-page-break/><text:s text:c="5"/>0.000082 mprotect(0x7fd5fd7ec000, 16384, PROT_READ) = 0</text:p>
      <text:p text:style-name="P30"><text:s text:c="5"/>0.000035 mprotect(0x7fd5fd17f000, 4096, PROT_READ) = 0</text:p>
      <text:p text:style-name="P30"><text:s text:c="5"/>0.000036 mprotect(0x7fd5fd188000, 4096, PROT_READ) = 0</text:p>
      <text:p text:style-name="P30"><text:s text:c="5"/>0.000329 mprotect(0x7fd5fd198000, 4096, PROT_READ) = 0</text:p>
      <text:p text:style-name="P30"><text:s text:c="5"/>0.000046 mprotect(0x7fd5fd19e000, 4096, PROT_READ) = 0</text:p>
      <text:p text:style-name="P30"><text:s text:c="5"/>0.000057 mprotect(0x7fd5fd1cc000, 4096, PROT_READ) = 0</text:p>
      <text:p text:style-name="P30"><text:s text:c="5"/>0.000177 mprotect(0x7fd5fd28b000, 53248, PROT_READ) = 0</text:p>
      <text:p text:style-name="P30"><text:s text:c="5"/>0.000052 mprotect(0x7fd5fd29d000, 4096, PROT_READ) = 0</text:p>
      <text:p text:style-name="P30"><text:s text:c="5"/>0.000062 mprotect(0x7fd5fd2ac000, 4096, PROT_READ) = 0</text:p>
      <text:p text:style-name="P30"><text:s text:c="5"/>0.000079 mprotect(0x7fd5fd393000, 4096, PROT_READ) = 0</text:p>
      <text:p text:style-name="P30"><text:s text:c="5"/>0.000122 mprotect(0x7fd5fd3e5000, 8192, PROT_READ) = 0</text:p>
      <text:p text:style-name="P30"><text:s text:c="5"/>0.000055 mprotect(0x7fd5fd81d000, 4096, PROT_READ) = 0</text:p>
      <text:p text:style-name="P30"><text:s text:c="5"/>0.001323 mmap(NULL, 8192, PROT_READ|PROT_WRITE, MAP_PRIVATE|MAP_ANONYMOUS, -1, 0) = 0x7fd5fd168000</text:p>
      <text:p text:style-name="P30"><text:s text:c="5"/>0.000661 mprotect(0x7fd5fda38000, 45056, PROT_READ) = 0</text:p>
      <text:p text:style-name="P30"><text:s text:c="5"/>0.000179 mprotect(0x7fd5fd460000, 12288, PROT_READ) = 0</text:p>
      <text:p text:style-name="P30"><text:s text:c="5"/>0.000054 mprotect(0x7fd5fd55f000, 4096, PROT_READ) = 0</text:p>
      <text:p text:style-name="P30"><text:s text:c="5"/>0.000052 mprotect(0x7fd5fd5bd000, 4096, PROT_READ) = 0</text:p>
      <text:p text:style-name="P30"><text:s text:c="5"/>0.000078 mprotect(0x7fd5fd5d4000, 4096, PROT_READ) = 0</text:p>
      <text:p text:style-name="P30"><text:s text:c="5"/>0.000109 mprotect(0x7fd5fdadc000, 32768, PROT_READ) = 0</text:p>
      <text:p text:style-name="P30"><text:s text:c="5"/>0.000408 mprotect(0x5646b717f000, 4096, PROT_READ) = 0</text:p>
      <text:p text:style-name="P30"><text:s text:c="5"/>0.000095 mprotect(0x7fd5fdb33000, 8192, PROT_READ) = 0</text:p>
      <text:p text:style-name="P30"><text:s text:c="5"/>0.000097 prlimit64(0, RLIMIT_STACK, NULL, {rlim_cur=8192*1024, rlim_max=RLIM64_INFINITY}) = 0</text:p>
      <text:p text:style-name="P30"><text:s text:c="5"/>0.000102 munmap(0x7fd5fdae5000, 81795) = 0</text:p>
      <text:p text:style-name="P30"><text:s text:c="5"/>0.000235 getrandom("\x5d\x71\xec\xef\xbf\xed\x93\xc2", 8, GRND_NONBLOCK) = 8</text:p>
      <text:p text:style-name="P30"><text:s text:c="5"/>0.000053 brk(NULL) <text:s text:c="16"/>= 0x5646b7b2d000</text:p>
      <text:p text:style-name="P30"><text:s text:c="5"/>0.000037 brk(0x5646b7b4e000) <text:s text:c="6"/>= 0x5646b7b4e000</text:p>
      <text:p text:style-name="P30"><text:s text:c="5"/>0.000368 futex(0x7fd5fda4677c, FUTEX_WAKE_PRIVATE, 2147483647) = 0</text:p>
      <text:p text:style-name="P30"><text:s text:c="5"/>0.000422 openat(AT_FDCWD, "/sys/devices/system/cpu/online", O_RDONLY|O_CLOEXEC) = 3</text:p>
      <text:p text:style-name="P30"><text:s text:c="5"/>0.000118 read(3, "0-3\n", 1024) <text:s text:c="3"/>= 4</text:p>
      <text:p text:style-name="P30"><text:s text:c="5"/>0.000041 close(3) <text:s text:c="17"/>= 0</text:p>
      <text:p text:style-name="P30"><text:s text:c="5"/>0.000034 openat(AT_FDCWD, "/sys/devices/system/cpu", O_RDONLY|O_NONBLOCK|O_CLOEXEC|O_DIRECTORY) = 3</text:p>
      <text:p text:style-name="P30"><text:s text:c="5"/>0.000042 newfstatat(3, "", {st_mode=S_IFDIR|0755, st_size=0, ...}, AT_EMPTY_PATH) = 0</text:p>
      <text:p text:style-name="P30"><text:s text:c="5"/>0.000046 getdents64(3, 0x5646b7b3eee0 /* 22 entries */, 32768) = 656</text:p>
      <text:p text:style-name="P30"><text:s text:c="5"/>0.000042 getdents64(3, 0x5646b7b3eee0 /* 0 entries */, 32768) = 0</text:p>
      <text:p text:style-name="P30"><text:s text:c="5"/>0.000064 close(3) <text:s text:c="17"/>= 0</text:p>
      <text:p text:style-name="P30"><text:soft-page-break/><text:s text:c="5"/>0.000030 getpid() <text:s text:c="17"/>= 14896</text:p>
      <text:p text:style-name="P30"><text:s text:c="5"/>0.000040 sched_getaffinity(14896, 128, [0, 1, 2, 3]) = 8</text:p>
      <text:p text:style-name="P30"><text:s text:c="5"/>0.000082 newfstatat(AT_FDCWD, "/etc/nsswitch.conf", {st_mode=S_IFREG|0644, st_size=553, ...}, 0) = 0</text:p>
      <text:p text:style-name="P30"><text:s text:c="5"/>0.000045 newfstatat(AT_FDCWD, "/", {st_mode=S_IFDIR|0755, st_size=4096, ...}, 0) = 0</text:p>
      <text:p text:style-name="P30"><text:s text:c="5"/>0.000037 openat(AT_FDCWD, "/etc/nsswitch.conf", O_RDONLY|O_CLOEXEC) = 3</text:p>
      <text:p text:style-name="P30"><text:s text:c="5"/>0.000036 newfstatat(3, "", {st_mode=S_IFREG|0644, st_size=553, ...}, AT_EMPTY_PATH) = 0</text:p>
      <text:p text:style-name="P30"><text:s text:c="5"/>0.000041 read(3, "# /etc/nsswitch.conf\n#\n# Example"..., 4096) = 553</text:p>
      <text:p text:style-name="P30"><text:s text:c="5"/>0.000043 read(3, "", 4096) <text:s text:c="8"/>= 0</text:p>
      <text:p text:style-name="P30"><text:s text:c="5"/>0.000031 newfstatat(3, "", {st_mode=S_IFREG|0644, st_size=553, ...}, AT_EMPTY_PATH) = 0</text:p>
      <text:p text:style-name="P30"><text:s text:c="5"/>0.000031 close(3) <text:s text:c="17"/>= 0</text:p>
      <text:p text:style-name="P30"><text:s text:c="5"/>0.000048 openat(AT_FDCWD, "/etc/ld.so.cache", O_RDONLY|O_CLOEXEC) = 3</text:p>
      <text:p text:style-name="P30"><text:s text:c="5"/>0.000039 newfstatat(3, "", {st_mode=S_IFREG|0644, st_size=81795, ...}, AT_EMPTY_PATH) = 0</text:p>
      <text:p text:style-name="P30"><text:s text:c="5"/>0.000032 mmap(NULL, 81795, PROT_READ, MAP_PRIVATE, 3, 0) = 0x7fd5fdae5000</text:p>
      <text:p text:style-name="P30"><text:s text:c="5"/>0.000038 close(3) <text:s text:c="17"/>= 0</text:p>
      <text:p text:style-name="P30"><text:s text:c="5"/>0.000033 openat(AT_FDCWD, "/lib/x86_64-linux-gnu/glibc-hwcaps/x86-64-v3/libnss_db.so.2", O_RDONLY|O_CLOEXEC) = -1 ENOENT (Нет такого файла или каталога)</text:p>
      <text:p text:style-name="P30"><text:s text:c="5"/>0.000034 newfstatat(AT_FDCWD, "/lib/x86_64-linux-gnu/glibc-hwcaps/x86-64-v3", 0x7ffe66d1a3b0, 0) = -1 ENOENT (Нет такого файла или каталога)</text:p>
      <text:p text:style-name="P30"><text:s text:c="5"/>0.000028 openat(AT_FDCWD, "/lib/x86_64-linux-gnu/glibc-hwcaps/x86-64-v2/libnss_db.so.2", O_RDONLY|O_CLOEXEC) = -1 ENOENT (Нет такого файла или каталога)</text:p>
      <text:p text:style-name="P30"><text:s text:c="5"/>0.000035 newfstatat(AT_FDCWD, "/lib/x86_64-linux-gnu/glibc-hwcaps/x86-64-v2", 0x7ffe66d1a3b0, 0) = -1 ENOENT (Нет такого файла или каталога)</text:p>
      <text:p text:style-name="P30"><text:s text:c="5"/>0.000032 openat(AT_FDCWD, "/lib/x86_64-linux-gnu/tls/haswell/x86_64/libnss_db.so.2", O_RDONLY|O_CLOEXEC) = -1 ENOENT (Нет такого файла или каталога)</text:p>
      <text:p text:style-name="P30"><text:s text:c="5"/>0.000037 newfstatat(AT_FDCWD, "/lib/x86_64-linux-gnu/tls/haswell/x86_64", 0x7ffe66d1a3b0, 0) = -1 ENOENT (Нет такого файла или каталога)</text:p>
      <text:p text:style-name="P30"><text:s text:c="5"/>0.000028 openat(AT_FDCWD, "/lib/x86_64-linux-gnu/tls/haswell/libnss_db.so.2", O_RDONLY|O_CLOEXEC) = -1 ENOENT (Нет такого файла или каталога)</text:p>
      <text:p text:style-name="P30"><text:s text:c="5"/>0.000029 newfstatat(AT_FDCWD, "/lib/x86_64-linux-gnu/tls/haswell", 0x7ffe66d1a3b0, 0) = -1 ENOENT (Нет такого файла или каталога)</text:p>
      <text:p text:style-name="P30"><text:s text:c="5"/>0.000030 openat(AT_FDCWD, "/lib/x86_64-linux-gnu/tls/x86_64/libnss_db.so.2", O_RDONLY|O_CLOEXEC) = -1 ENOENT (Нет такого файла или каталога)</text:p>
      <text:p text:style-name="P30"><text:s text:c="5"/>0.000033 newfstatat(AT_FDCWD, "/lib/x86_64-linux-gnu/tls/x86_64", 0x7ffe66d1a3b0, 0) = -1 ENOENT (Нет такого файла или каталога)</text:p>
      <text:p text:style-name="P30"><text:s text:c="5"/>0.000028 openat(AT_FDCWD, "/lib/x86_64-linux-gnu/tls/libnss_db.so.2", O_RDONLY|O_CLOEXEC) = -1 ENOENT (Нет такого файла или каталога)</text:p>
      <text:p text:style-name="P30"><text:soft-page-break/><text:s text:c="5"/>0.000029 newfstatat(AT_FDCWD, "/lib/x86_64-linux-gnu/tls", 0x7ffe66d1a3b0, 0) = -1 ENOENT (Нет такого файла или каталога)</text:p>
      <text:p text:style-name="P30"><text:s text:c="5"/>0.000035 openat(AT_FDCWD, "/lib/x86_64-linux-gnu/haswell/x86_64/libnss_db.so.2", O_RDONLY|O_CLOEXEC) = -1 ENOENT (Нет такого файла или каталога)</text:p>
      <text:p text:style-name="P30"><text:s text:c="5"/>0.000031 newfstatat(AT_FDCWD, "/lib/x86_64-linux-gnu/haswell/x86_64", 0x7ffe66d1a3b0, 0) = -1 ENOENT (Нет такого файла или каталога)</text:p>
      <text:p text:style-name="P30"><text:s text:c="5"/>0.000027 openat(AT_FDCWD, "/lib/x86_64-linux-gnu/haswell/libnss_db.so.2", O_RDONLY|O_CLOEXEC) = -1 ENOENT (Нет такого файла или каталога)</text:p>
      <text:p text:style-name="P30"><text:s text:c="5"/>0.000028 newfstatat(AT_FDCWD, "/lib/x86_64-linux-gnu/haswell", 0x7ffe66d1a3b0, 0) = -1 ENOENT (Нет такого файла или каталога)</text:p>
      <text:p text:style-name="P30"><text:s text:c="5"/>0.000032 openat(AT_FDCWD, "/lib/x86_64-linux-gnu/x86_64/libnss_db.so.2", O_RDONLY|O_CLOEXEC) = -1 ENOENT (Нет такого файла или каталога)</text:p>
      <text:p text:style-name="P30"><text:s text:c="5"/>0.000033 newfstatat(AT_FDCWD, "/lib/x86_64-linux-gnu/x86_64", 0x7ffe66d1a3b0, 0) = -1 ENOENT (Нет такого файла или каталога)</text:p>
      <text:p text:style-name="P30"><text:s text:c="5"/>0.000026 openat(AT_FDCWD, "/lib/x86_64-linux-gnu/libnss_db.so.2", O_RDONLY|O_CLOEXEC) = -1 ENOENT (Нет такого файла или каталога)</text:p>
      <text:p text:style-name="P30"><text:s text:c="5"/>0.000028 newfstatat(AT_FDCWD, "/lib/x86_64-linux-gnu", {st_mode=S_IFDIR|0755, st_size=102400, ...}, 0) = 0</text:p>
      <text:p text:style-name="P30"><text:s text:c="5"/>0.000030 openat(AT_FDCWD, "/usr/lib/x86_64-linux-gnu/glibc-hwcaps/x86-64-v3/libnss_db.so.2", O_RDONLY|O_CLOEXEC) = -1 ENOENT (Нет такого файла или каталога)</text:p>
      <text:p text:style-name="P30"><text:s text:c="5"/>0.000034 newfstatat(AT_FDCWD, "/usr/lib/x86_64-linux-gnu/glibc-hwcaps/x86-64-v3", 0x7ffe66d1a3b0, 0) = -1 ENOENT (Нет такого файла или каталога)</text:p>
      <text:p text:style-name="P30"><text:s text:c="5"/>0.000030 openat(AT_FDCWD, "/usr/lib/x86_64-linux-gnu/glibc-hwcaps/x86-64-v2/libnss_db.so.2", O_RDONLY|O_CLOEXEC) = -1 ENOENT (Нет такого файла или каталога)</text:p>
      <text:p text:style-name="P30"><text:s text:c="5"/>0.000028 newfstatat(AT_FDCWD, "/usr/lib/x86_64-linux-gnu/glibc-hwcaps/x86-64-v2", 0x7ffe66d1a3b0, 0) = -1 ENOENT (Нет такого файла или каталога)</text:p>
      <text:p text:style-name="P30"><text:s text:c="5"/>0.000034 openat(AT_FDCWD, "/usr/lib/x86_64-linux-gnu/tls/haswell/x86_64/libnss_db.so.2", O_RDONLY|O_CLOEXEC) = -1 ENOENT (Нет такого файла или каталога)</text:p>
      <text:p text:style-name="P30"><text:s text:c="5"/>0.000030 newfstatat(AT_FDCWD, "/usr/lib/x86_64-linux-gnu/tls/haswell/x86_64", 0x7ffe66d1a3b0, 0) = -1 ENOENT (Нет такого файла или каталога)</text:p>
      <text:p text:style-name="P30"><text:s text:c="5"/>0.000027 openat(AT_FDCWD, "/usr/lib/x86_64-linux-gnu/tls/haswell/libnss_db.so.2", O_RDONLY|O_CLOEXEC) = -1 ENOENT (Нет такого файла или каталога)</text:p>
      <text:p text:style-name="P30"><text:s text:c="5"/>0.000027 newfstatat(AT_FDCWD, "/usr/lib/x86_64-linux-gnu/tls/haswell", 0x7ffe66d1a3b0, 0) = -1 ENOENT (Нет такого файла или каталога)</text:p>
      <text:p text:style-name="P30"><text:s text:c="5"/>0.000031 openat(AT_FDCWD, "/usr/lib/x86_64-linux-gnu/tls/x86_64/libnss_db.so.2", O_RDONLY|O_CLOEXEC) = -1 ENOENT (Нет такого файла или каталога)</text:p>
      <text:p text:style-name="P30"><text:s text:c="5"/>0.000034 newfstatat(AT_FDCWD, "/usr/lib/x86_64-linux-gnu/tls/x86_64", 0x7ffe66d1a3b0, 0) = -1 ENOENT (Нет такого файла или каталога)</text:p>
      <text:p text:style-name="P30"><text:soft-page-break/><text:s text:c="5"/>0.000027 openat(AT_FDCWD, "/usr/lib/x86_64-linux-gnu/tls/libnss_db.so.2", O_RDONLY|O_CLOEXEC) = -1 ENOENT (Нет такого файла или каталога)</text:p>
      <text:p text:style-name="P30"><text:s text:c="5"/>0.000027 newfstatat(AT_FDCWD, "/usr/lib/x86_64-linux-gnu/tls", 0x7ffe66d1a3b0, 0) = -1 ENOENT (Нет такого файла или каталога)</text:p>
      <text:p text:style-name="P30"><text:s text:c="5"/>0.000027 openat(AT_FDCWD, "/usr/lib/x86_64-linux-gnu/haswell/x86_64/libnss_db.so.2", O_RDONLY|O_CLOEXEC) = -1 ENOENT (Нет такого файла или каталога)</text:p>
      <text:p text:style-name="P30"><text:s text:c="5"/>0.000027 newfstatat(AT_FDCWD, "/usr/lib/x86_64-linux-gnu/haswell/x86_64", 0x7ffe66d1a3b0, 0) = -1 ENOENT (Нет такого файла или каталога)</text:p>
      <text:p text:style-name="P30"><text:s text:c="5"/>0.000026 openat(AT_FDCWD, "/usr/lib/x86_64-linux-gnu/haswell/libnss_db.so.2", O_RDONLY|O_CLOEXEC) = -1 ENOENT (Нет такого файла или каталога)</text:p>
      <text:p text:style-name="P30"><text:s text:c="5"/>0.000032 newfstatat(AT_FDCWD, "/usr/lib/x86_64-linux-gnu/haswell", 0x7ffe66d1a3b0, 0) = -1 ENOENT (Нет такого файла или каталога)</text:p>
      <text:p text:style-name="P30"><text:s text:c="5"/>0.000032 openat(AT_FDCWD, "/usr/lib/x86_64-linux-gnu/x86_64/libnss_db.so.2", O_RDONLY|O_CLOEXEC) = -1 ENOENT (Нет такого файла или каталога)</text:p>
      <text:p text:style-name="P30"><text:s text:c="5"/>0.000028 newfstatat(AT_FDCWD, "/usr/lib/x86_64-linux-gnu/x86_64", 0x7ffe66d1a3b0, 0) = -1 ENOENT (Нет такого файла или каталога)</text:p>
      <text:p text:style-name="P30"><text:s text:c="5"/>0.000027 openat(AT_FDCWD, "/usr/lib/x86_64-linux-gnu/libnss_db.so.2", O_RDONLY|O_CLOEXEC) = -1 ENOENT (Нет такого файла или каталога)</text:p>
      <text:p text:style-name="P30"><text:s text:c="5"/>0.000028 newfstatat(AT_FDCWD, "/usr/lib/x86_64-linux-gnu", {st_mode=S_IFDIR|0755, st_size=102400, ...}, 0) = 0</text:p>
      <text:p text:style-name="P30"><text:s text:c="5"/>0.002736 openat(AT_FDCWD, "/lib/glibc-hwcaps/x86-64-v3/libnss_db.so.2", O_RDONLY|O_CLOEXEC) = -1 ENOENT (Нет такого файла или каталога)</text:p>
      <text:p text:style-name="P30"><text:s text:c="5"/>0.000123 newfstatat(AT_FDCWD, "/lib/glibc-hwcaps/x86-64-v3", 0x7ffe66d1a3b0, 0) = -1 ENOENT (Нет такого файла или каталога)</text:p>
      <text:p text:style-name="P30"><text:s text:c="5"/>0.000034 openat(AT_FDCWD, "/lib/glibc-hwcaps/x86-64-v2/libnss_db.so.2", O_RDONLY|O_CLOEXEC) = -1 ENOENT (Нет такого файла или каталога)</text:p>
      <text:p text:style-name="P30"><text:s text:c="5"/>0.000036 newfstatat(AT_FDCWD, "/lib/glibc-hwcaps/x86-64-v2", 0x7ffe66d1a3b0, 0) = -1 ENOENT (Нет такого файла или каталога)</text:p>
      <text:p text:style-name="P30"><text:s text:c="5"/>0.000032 openat(AT_FDCWD, "/lib/tls/haswell/x86_64/libnss_db.so.2", O_RDONLY|O_CLOEXEC) = -1 ENOENT (Нет такого файла или каталога)</text:p>
      <text:p text:style-name="P30"><text:s text:c="5"/>0.000038 newfstatat(AT_FDCWD, "/lib/tls/haswell/x86_64", 0x7ffe66d1a3b0, 0) = -1 ENOENT (Нет такого файла или каталога)</text:p>
      <text:p text:style-name="P30"><text:s text:c="5"/>0.000028 openat(AT_FDCWD, "/lib/tls/haswell/libnss_db.so.2", O_RDONLY|O_CLOEXEC) = -1 ENOENT (Нет такого файла или каталога)</text:p>
      <text:p text:style-name="P30"><text:s text:c="5"/>0.000030 newfstatat(AT_FDCWD, "/lib/tls/haswell", 0x7ffe66d1a3b0, 0) = -1 ENOENT (Нет такого файла или каталога)</text:p>
      <text:p text:style-name="P30"><text:s text:c="5"/>0.000035 openat(AT_FDCWD, "/lib/tls/x86_64/libnss_db.so.2", O_RDONLY|O_CLOEXEC) = -1 ENOENT (Нет такого файла или каталога)</text:p>
      <text:p text:style-name="P30"><text:soft-page-break/><text:s text:c="5"/>0.000030 newfstatat(AT_FDCWD, "/lib/tls/x86_64", 0x7ffe66d1a3b0, 0) = -1 ENOENT (Нет такого файла или каталога)</text:p>
      <text:p text:style-name="P30"><text:s text:c="5"/>0.000032 openat(AT_FDCWD, "/lib/tls/libnss_db.so.2", O_RDONLY|O_CLOEXEC) = -1 ENOENT (Нет такого файла или каталога)</text:p>
      <text:p text:style-name="P30"><text:s text:c="5"/>0.000027 newfstatat(AT_FDCWD, "/lib/tls", 0x7ffe66d1a3b0, 0) = -1 ENOENT (Нет такого файла или каталога)</text:p>
      <text:p text:style-name="P30"><text:s text:c="5"/>0.000032 openat(AT_FDCWD, "/lib/haswell/x86_64/libnss_db.so.2", O_RDONLY|O_CLOEXEC) = -1 ENOENT (Нет такого файла или каталога)</text:p>
      <text:p text:style-name="P30"><text:s text:c="5"/>0.000037 newfstatat(AT_FDCWD, "/lib/haswell/x86_64", 0x7ffe66d1a3b0, 0) = -1 ENOENT (Нет такого файла или каталога)</text:p>
      <text:p text:style-name="P30"><text:s text:c="5"/>0.000033 openat(AT_FDCWD, "/lib/haswell/libnss_db.so.2", O_RDONLY|O_CLOEXEC) = -1 ENOENT (Нет такого файла или каталога)</text:p>
      <text:p text:style-name="P30"><text:s text:c="5"/>0.000038 newfstatat(AT_FDCWD, "/lib/haswell", 0x7ffe66d1a3b0, 0) = -1 ENOENT (Нет такого файла или каталога)</text:p>
      <text:p text:style-name="P30"><text:s text:c="5"/>0.000028 openat(AT_FDCWD, "/lib/x86_64/libnss_db.so.2", O_RDONLY|O_CLOEXEC) = -1 ENOENT (Нет такого файла или каталога)</text:p>
      <text:p text:style-name="P30"><text:s text:c="5"/>0.000036 newfstatat(AT_FDCWD, "/lib/x86_64", 0x7ffe66d1a3b0, 0) = -1 ENOENT (Нет такого файла или каталога)</text:p>
      <text:p text:style-name="P30"><text:s text:c="5"/>0.000060 openat(AT_FDCWD, "/lib/libnss_db.so.2", O_RDONLY|O_CLOEXEC) = -1 ENOENT (Нет такого файла или каталога)</text:p>
      <text:p text:style-name="P30"><text:s text:c="5"/>0.000040 newfstatat(AT_FDCWD, "/lib", {st_mode=S_IFDIR|0755, st_size=4096, ...}, 0) = 0</text:p>
      <text:p text:style-name="P30"><text:s text:c="5"/>0.000047 openat(AT_FDCWD, "/usr/lib/glibc-hwcaps/x86-64-v3/libnss_db.so.2", O_RDONLY|O_CLOEXEC) = -1 ENOENT (Нет такого файла или каталога)</text:p>
      <text:p text:style-name="P30"><text:s text:c="5"/>0.000035 newfstatat(AT_FDCWD, "/usr/lib/glibc-hwcaps/x86-64-v3", 0x7ffe66d1a3b0, 0) = -1 ENOENT (Нет такого файла или каталога)</text:p>
      <text:p text:style-name="P30"><text:s text:c="5"/>0.000039 openat(AT_FDCWD, "/usr/lib/glibc-hwcaps/x86-64-v2/libnss_db.so.2", O_RDONLY|O_CLOEXEC) = -1 ENOENT (Нет такого файла или каталога)</text:p>
      <text:p text:style-name="P30"><text:s text:c="5"/>0.000037 newfstatat(AT_FDCWD, "/usr/lib/glibc-hwcaps/x86-64-v2", 0x7ffe66d1a3b0, 0) = -1 ENOENT (Нет такого файла или каталога)</text:p>
      <text:p text:style-name="P30"><text:s text:c="5"/>0.000028 openat(AT_FDCWD, "/usr/lib/tls/haswell/x86_64/libnss_db.so.2", O_RDONLY|O_CLOEXEC) = -1 ENOENT (Нет такого файла или каталога)</text:p>
      <text:p text:style-name="P30"><text:s text:c="5"/>0.000033 newfstatat(AT_FDCWD, "/usr/lib/tls/haswell/x86_64", 0x7ffe66d1a3b0, 0) = -1 ENOENT (Нет такого файла или каталога)</text:p>
      <text:p text:style-name="P30"><text:s text:c="5"/>0.000035 openat(AT_FDCWD, "/usr/lib/tls/haswell/libnss_db.so.2", O_RDONLY|O_CLOEXEC) = -1 ENOENT (Нет такого файла или каталога)</text:p>
      <text:p text:style-name="P30"><text:s text:c="5"/>0.000031 newfstatat(AT_FDCWD, "/usr/lib/tls/haswell", 0x7ffe66d1a3b0, 0) = -1 ENOENT (Нет такого файла или каталога)</text:p>
      <text:p text:style-name="P30"><text:soft-page-break/><text:s text:c="5"/>0.000037 openat(AT_FDCWD, "/usr/lib/tls/x86_64/libnss_db.so.2", O_RDONLY|O_CLOEXEC) = -1 ENOENT (Нет такого файла или каталога)</text:p>
      <text:p text:style-name="P30"><text:s text:c="5"/>0.000033 newfstatat(AT_FDCWD, "/usr/lib/tls/x86_64", 0x7ffe66d1a3b0, 0) = -1 ENOENT (Нет такого файла или каталога)</text:p>
      <text:p text:style-name="P30"><text:s text:c="5"/>0.000027 openat(AT_FDCWD, "/usr/lib/tls/libnss_db.so.2", O_RDONLY|O_CLOEXEC) = -1 ENOENT (Нет такого файла или каталога)</text:p>
      <text:p text:style-name="P30"><text:s text:c="5"/>0.000040 newfstatat(AT_FDCWD, "/usr/lib/tls", 0x7ffe66d1a3b0, 0) = -1 ENOENT (Нет такого файла или каталога)</text:p>
      <text:p text:style-name="P30"><text:s text:c="5"/>0.000036 openat(AT_FDCWD, "/usr/lib/haswell/x86_64/libnss_db.so.2", O_RDONLY|O_CLOEXEC) = -1 ENOENT (Нет такого файла или каталога)</text:p>
      <text:p text:style-name="P30"><text:s text:c="5"/>0.000036 newfstatat(AT_FDCWD, "/usr/lib/haswell/x86_64", 0x7ffe66d1a3b0, 0) = -1 ENOENT (Нет такого файла или каталога)</text:p>
      <text:p text:style-name="P30"><text:s text:c="5"/>0.000032 openat(AT_FDCWD, "/usr/lib/haswell/libnss_db.so.2", O_RDONLY|O_CLOEXEC) = -1 ENOENT (Нет такого файла или каталога)</text:p>
      <text:p text:style-name="P30"><text:s text:c="5"/>0.000039 newfstatat(AT_FDCWD, "/usr/lib/haswell", 0x7ffe66d1a3b0, 0) = -1 ENOENT (Нет такого файла или каталога)</text:p>
      <text:p text:style-name="P30"><text:s text:c="5"/>0.000040 openat(AT_FDCWD, "/usr/lib/x86_64/libnss_db.so.2", O_RDONLY|O_CLOEXEC) = -1 ENOENT (Нет такого файла или каталога)</text:p>
      <text:p text:style-name="P30"><text:s text:c="5"/>0.000041 newfstatat(AT_FDCWD, "/usr/lib/x86_64", 0x7ffe66d1a3b0, 0) = -1 ENOENT (Нет такого файла или каталога)</text:p>
      <text:p text:style-name="P30"><text:s text:c="5"/>0.000041 openat(AT_FDCWD, "/usr/lib/libnss_db.so.2", O_RDONLY|O_CLOEXEC) = -1 ENOENT (Нет такого файла или каталога)</text:p>
      <text:p text:style-name="P30"><text:s text:c="5"/>0.000040 newfstatat(AT_FDCWD, "/usr/lib", {st_mode=S_IFDIR|0755, st_size=4096, ...}, 0) = 0</text:p>
      <text:p text:style-name="P30"><text:s text:c="5"/>0.000083 munmap(0x7fd5fdae5000, 81795) = 0</text:p>
      <text:p text:style-name="P30"><text:s text:c="5"/>0.000125 openat(AT_FDCWD, "/etc/ld.so.cache", O_RDONLY|O_CLOEXEC) = 3</text:p>
      <text:p text:style-name="P30"><text:s text:c="5"/>0.000060 newfstatat(3, "", {st_mode=S_IFREG|0644, st_size=81795, ...}, AT_EMPTY_PATH) = 0</text:p>
      <text:p text:style-name="P30"><text:s text:c="5"/>0.000038 mmap(NULL, 81795, PROT_READ, MAP_PRIVATE, 3, 0) = 0x7fd5fdae5000</text:p>
      <text:p text:style-name="P30"><text:s text:c="5"/>0.000042 close(3) <text:s text:c="17"/>= 0</text:p>
      <text:p text:style-name="P30"><text:s text:c="5"/>0.000041 openat(AT_FDCWD, "/lib/x86_64-linux-gnu/libnss_db-2.35.so", O_RDONLY|O_CLOEXEC) = -1 ENOENT (Нет такого файла или каталога)</text:p>
      <text:p text:style-name="P30"><text:s text:c="5"/>0.000032 openat(AT_FDCWD, "/usr/lib/x86_64-linux-gnu/libnss_db-2.35.so", O_RDONLY|O_CLOEXEC) = -1 ENOENT (Нет такого файла или каталога)</text:p>
      <text:p text:style-name="P30"><text:s text:c="5"/>0.000035 openat(AT_FDCWD, "/lib/libnss_db-2.35.so", O_RDONLY|O_CLOEXEC) = -1 ENOENT (Нет такого файла или каталога)</text:p>
      <text:p text:style-name="P30"><text:s text:c="5"/>0.000055 openat(AT_FDCWD, "/usr/lib/libnss_db-2.35.so", O_RDONLY|O_CLOEXEC) = -1 ENOENT (Нет такого файла или каталога)</text:p>
      <text:p text:style-name="P30"><text:s text:c="5"/>0.000119 munmap(0x7fd5fdae5000, 81795) = 0</text:p>
      <text:p text:style-name="P30"><text:s text:c="5"/>0.000043 openat(AT_FDCWD, "/etc/protocols", O_RDONLY|O_CLOEXEC) = 3</text:p>
      <text:p text:style-name="P30"><text:soft-page-break/><text:s text:c="5"/>0.000034 newfstatat(3, "", {st_mode=S_IFREG|0644, st_size=2932, ...}, AT_EMPTY_PATH) = 0</text:p>
      <text:p text:style-name="P30"><text:s text:c="5"/>0.000045 lseek(3, 0, SEEK_SET) <text:s text:c="4"/>= 0</text:p>
      <text:p text:style-name="P30"><text:s text:c="5"/>0.000031 read(3, "# Internet (IP) protocols\n#\n# Up"..., 4096) = 2932</text:p>
      <text:p text:style-name="P30"><text:s text:c="5"/>0.000092 read(3, "", 4096) <text:s text:c="8"/>= 0</text:p>
      <text:p text:style-name="P30"><text:s text:c="5"/>0.000026 close(3) <text:s text:c="17"/>= 0</text:p>
      <text:p text:style-name="P30"><text:s text:c="5"/>0.000063 eventfd2(0, EFD_CLOEXEC) <text:s/>= 3</text:p>
      <text:p text:style-name="P30"><text:s text:c="5"/>0.000027 fcntl(3, F_GETFL) <text:s text:c="8"/>= 0x2 (flags O_RDWR)</text:p>
      <text:p text:style-name="P30"><text:s text:c="5"/>0.000029 fcntl(3, F_SETFL, O_RDWR|O_NONBLOCK) = 0</text:p>
      <text:p text:style-name="P30"><text:s text:c="5"/>0.000029 fcntl(3, F_GETFL) <text:s text:c="8"/>= 0x802 (flags O_RDWR|O_NONBLOCK)</text:p>
      <text:p text:style-name="P30"><text:s text:c="5"/>0.000974 fcntl(3, F_SETFL, O_RDWR|O_NONBLOCK) = 0</text:p>
      <text:p text:style-name="P30"><text:s text:c="5"/>0.000045 getpid() <text:s text:c="17"/>= 14896</text:p>
      <text:p text:style-name="P30"><text:s text:c="5"/>0.000031 getpid() <text:s text:c="17"/>= 14896</text:p>
      <text:p text:style-name="P30"><text:s text:c="5"/>0.000047 getrandom("\xa6\x6a\xf8\xc1\xd8\x1c\xd2\x46\xec\xbb\x12\xd5\xce\xe8\x3d\xef", 16, 0) = 16</text:p>
      <text:p text:style-name="P30"><text:s text:c="5"/>0.000051 getrandom("\x85\x9a\xd3\x1f\xab\x53\xa2\x8a\xb5\x69\xc9\xf3\xc5\x20\x02\x70", 16, 0) = 16</text:p>
      <text:p text:style-name="P30"><text:s text:c="5"/>0.000080 eventfd2(0, EFD_CLOEXEC) <text:s/>= 4</text:p>
      <text:p text:style-name="P30"><text:s text:c="5"/>0.000041 fcntl(4, F_GETFL) <text:s text:c="8"/>= 0x2 (flags O_RDWR)</text:p>
      <text:p text:style-name="P30"><text:s text:c="5"/>0.000028 fcntl(4, F_SETFL, O_RDWR|O_NONBLOCK) = 0</text:p>
      <text:p text:style-name="P30"><text:s text:c="5"/>0.000027 fcntl(4, F_GETFL) <text:s text:c="8"/>= 0x802 (flags O_RDWR|O_NONBLOCK)</text:p>
      <text:p text:style-name="P30"><text:s text:c="5"/>0.000028 fcntl(4, F_SETFL, O_RDWR|O_NONBLOCK) = 0</text:p>
      <text:p text:style-name="P30"><text:s text:c="5"/>0.000026 getpid() <text:s text:c="17"/>= 14896</text:p>
      <text:p text:style-name="P30"><text:s text:c="5"/>0.000035 epoll_create1(EPOLL_CLOEXEC) = 5</text:p>
      <text:p text:style-name="P30"><text:s text:c="5"/>0.000039 epoll_ctl(5, EPOLL_CTL_ADD, 4, {events=0, data={u32=3082023520, u64=94861729722976}}) = 0</text:p>
      <text:p text:style-name="P30"><text:s text:c="5"/>0.000043 epoll_ctl(5, EPOLL_CTL_MOD, 4, {events=EPOLLIN, data={u32=3082023520, u64=94861729722976}}) = 0</text:p>
      <text:p text:style-name="P30"><text:s text:c="5"/>0.000034 getpid() <text:s text:c="17"/>= 14896</text:p>
      <text:p text:style-name="P30"><text:s text:c="5"/>0.000081 rt_sigaction(SIGRT_1, {sa_handler=0x7fd5fd6688f0, sa_mask=[], sa_flags=SA_RESTORER|SA_ONSTACK|SA_RESTART|SA_SIGINFO, sa_restorer=0x7fd5fd619520}, NULL, 8) = 0</text:p>
      <text:p text:style-name="P30"><text:s text:c="5"/>0.000039 rt_sigprocmask(SIG_UNBLOCK, [RTMIN RT_1], NULL, 8) = 0</text:p>
      <text:p text:style-name="P30"><text:s text:c="5"/>0.000027 mmap(NULL, 8392704, PROT_NONE, MAP_PRIVATE|MAP_ANONYMOUS|MAP_STACK, -1, 0) = 0x7fd5fc967000</text:p>
      <text:p text:style-name="P30"><text:s text:c="5"/>0.000034 mprotect(0x7fd5fc968000, 8388608, PROT_READ|PROT_WRITE) = 0</text:p>
      <text:p text:style-name="P30"><text:s text:c="5"/>0.000051 rt_sigprocmask(SIG_BLOCK, ~[], [], 8) = 0</text:p>
      <text:p text:style-name="P30"><text:s text:c="5"/>0.000037 clone3({flags=CLONE_VM|CLONE_FS|CLONE_FILES|CLONE_SIGHAND|CLONE_THREAD|CLONE_SYSVSEM|CLONE_SETTLS|CLONE_PARENT_SETTID|<text:soft-page-break/>CLONE_CHILD_CLEARTID, child_tid=0x7fd5fd167910, parent_tid=0x7fd5fd167910, exit_signal=0, stack=0x7fd5fc967000, stack_size=0x7ffc80, tls=0x7fd5fd167640} =&gt; {parent_tid=[14897]}, 88) = 14897</text:p>
      <text:p text:style-name="P30"><text:s text:c="5"/>0.000098 rt_sigprocmask(SIG_SETMASK, [], NULL, 8) = 0</text:p>
      <text:p text:style-name="P30"><text:s text:c="5"/>0.000030 eventfd2(0, EFD_CLOEXEC) <text:s/>= 6</text:p>
      <text:p text:style-name="P30"><text:s text:c="5"/>0.000026 fcntl(6, F_GETFL) <text:s text:c="8"/>= 0x2 (flags O_RDWR)</text:p>
      <text:p text:style-name="P30"><text:s text:c="5"/>0.000022 fcntl(6, F_SETFL, O_RDWR|O_NONBLOCK) = 0</text:p>
      <text:p text:style-name="P30"><text:s text:c="5"/>0.000020 fcntl(6, F_GETFL) <text:s text:c="8"/>= 0x802 (flags O_RDWR|O_NONBLOCK)</text:p>
      <text:p text:style-name="P30"><text:s text:c="5"/>0.000020 fcntl(6, F_SETFL, O_RDWR|O_NONBLOCK) = 0</text:p>
      <text:p text:style-name="P30"><text:s text:c="5"/>0.000019 getpid() <text:s text:c="17"/>= 14896</text:p>
      <text:p text:style-name="P30"><text:s text:c="5"/>0.000021 epoll_create1(EPOLL_CLOEXEC) = 7</text:p>
      <text:p text:style-name="P30"><text:s text:c="5"/>0.000022 epoll_ctl(7, EPOLL_CTL_ADD, 6, {events=0, data={u32=3082045152, u64=94861729744608}}) = 0</text:p>
      <text:p text:style-name="P30"><text:s text:c="5"/>0.000025 epoll_ctl(7, EPOLL_CTL_MOD, 6, {events=EPOLLIN, data={u32=3082045152, u64=94861729744608}}) = 0</text:p>
      <text:p text:style-name="P30"><text:s text:c="5"/>0.000027 mmap(NULL, 8392704, PROT_NONE, MAP_PRIVATE|MAP_ANONYMOUS|MAP_STACK, -1, 0) = 0x7fd5fc166000</text:p>
      <text:p text:style-name="P30"><text:s text:c="5"/>0.000023 mprotect(0x7fd5fc167000, 8388608, PROT_READ|PROT_WRITE) = 0</text:p>
      <text:p text:style-name="P30"><text:s text:c="5"/>0.000029 rt_sigprocmask(SIG_BLOCK, ~[], strace: Process 14897 attached</text:p>
      <text:p text:style-name="P30">[], 8) = 0</text:p>
      <text:p text:style-name="P30">[pid 14897] <text:s text:c="5"/>0.000033 rseq(0x7fd5fd167fe0, 0x20, 0, 0x53053053 &lt;unfinished ...&gt;</text:p>
      <text:p text:style-name="P30">[pid 14896] <text:s text:c="5"/>0.000011 clone3({flags=CLONE_VM|CLONE_FS|CLONE_FILES|CLONE_SIGHAND|CLONE_THREAD|CLONE_SYSVSEM|CLONE_SETTLS|CLONE_PARENT_SETTID|CLONE_CHILD_CLEARTID, child_tid=0x7fd5fc966910, parent_tid=0x7fd5fc966910, exit_signal=0, stack=0x7fd5fc166000, stack_size=0x7ffc80, tls=0x7fd5fc966640} &lt;unfinished ...&gt;</text:p>
      <text:p text:style-name="P30">[pid 14897] <text:s text:c="5"/>0.000014 &lt;... rseq resumed&gt;) = 0</text:p>
      <text:p text:style-name="P30">[pid 14897] <text:s text:c="5"/>0.000018 set_robust_list(0x7fd5fd167920, 24 &lt;unfinished ...&gt;</text:p>
      <text:p text:style-name="P30">[pid 14896] <text:s text:c="5"/>0.000012 &lt;... clone3 resumed&gt; =&gt; {parent_tid=[14898]}, 88) = 14898</text:p>
      <text:p text:style-name="P30">[pid 14897] <text:s text:c="5"/>0.000010 &lt;... set_robust_list resumed&gt;) = 0</text:p>
      <text:p text:style-name="P30">[pid 14896] <text:s text:c="5"/>0.000007 rt_sigprocmask(SIG_SETMASK, [], <text:s/>&lt;unfinished ...&gt;</text:p>
      <text:p text:style-name="P30">[pid 14897] <text:s text:c="5"/>0.000011 rt_sigprocmask(SIG_SETMASK, [], <text:s/>&lt;unfinished ...&gt;</text:p>
      <text:p text:style-name="P30">[pid 14896] <text:s text:c="5"/>0.000012 &lt;... rt_sigprocmask resumed&gt;NULL, 8) = 0</text:p>
      <text:p text:style-name="P30">[pid 14897] <text:s text:c="5"/>0.000007 &lt;... rt_sigprocmask resumed&gt;NULL, 8) = 0</text:p>
      <text:p text:style-name="P30">[pid 14896] <text:s text:c="5"/>0.000024 eventfd2(0, EFD_CLOEXEC &lt;unfinished ...&gt;</text:p>
      <text:p text:style-name="P30">[pid 14897] <text:s text:c="5"/>0.000011 rt_sigprocmask(SIG_BLOCK, ~[RTMIN RT_1], <text:s/>&lt;unfinished ...&gt;</text:p>
      <text:p text:style-name="P30">[pid 14896] <text:s text:c="5"/>0.000021 &lt;... eventfd2 resumed&gt;) = 8</text:p>
      <text:p text:style-name="P30">[pid 14897] <text:s text:c="5"/>0.000005 &lt;... rt_sigprocmask resumed&gt;NULL, 8) = 0</text:p>
      <text:p text:style-name="P30">[pid 14896] <text:s text:c="5"/>0.000007 fcntl(8, F_GETFL &lt;unfinished ...&gt;</text:p>
      <text:p text:style-name="P30"><text:soft-page-break/>[pid 14897] <text:s text:c="5"/>0.000010 sched_getparam(14897, <text:s/>&lt;unfinished ...&gt;</text:p>
      <text:p text:style-name="P30">[pid 14896] <text:s text:c="5"/>0.000009 &lt;... fcntl resumed&gt;) = 0x2 (flags O_RDWR)</text:p>
      <text:p text:style-name="P30">[pid 14897] <text:s text:c="5"/>0.000007 &lt;... sched_getparam resumed&gt;[0]) = 0</text:p>
      <text:p text:style-name="P30">strace: Process 14898 attached</text:p>
      <text:p text:style-name="P30">[pid 14896] <text:s text:c="5"/>0.000016 fcntl(8, F_SETFL, O_RDWR|O_NONBLOCK &lt;unfinished ...&gt;</text:p>
      <text:p text:style-name="P30">[pid 14897] <text:s text:c="5"/>0.000009 sched_getscheduler(14897 &lt;unfinished ...&gt;</text:p>
      <text:p text:style-name="P30">[pid 14898] <text:s text:c="5"/>0.000008 rseq(0x7fd5fc966fe0, 0x20, 0, 0x53053053) = 0</text:p>
      <text:p text:style-name="P30">[pid 14898] <text:s text:c="5"/>0.000396 set_robust_list(0x7fd5fc966920, 24) = 0</text:p>
      <text:p text:style-name="P30">[pid 14898] <text:s text:c="5"/>0.000024 rt_sigprocmask(SIG_SETMASK, [], NULL, 8) = 0</text:p>
      <text:p text:style-name="P30">[pid 14898] <text:s text:c="5"/>0.000112 rt_sigprocmask(SIG_BLOCK, ~[RTMIN RT_1], NULL, 8) = 0</text:p>
      <text:p text:style-name="P30">[pid 14898] <text:s text:c="5"/>0.000024 sched_getparam(14898, [0]) = 0</text:p>
      <text:p text:style-name="P30">[pid 14898] <text:s text:c="5"/>0.000022 sched_getscheduler(14898) = 0 (SCHED_OTHER)</text:p>
      <text:p text:style-name="P30">[pid 14898] <text:s text:c="5"/>0.000025 sched_setscheduler(14898, SCHED_OTHER, [0]) = 0</text:p>
      <text:p text:style-name="P30">[pid 14898] <text:s text:c="5"/>0.000029 prctl(PR_SET_NAME, "ZMQbg/IO/0") = 0</text:p>
      <text:p text:style-name="P30">[pid 14898] <text:s text:c="5"/>0.000029 epoll_wait(7, <text:s/>&lt;unfinished ...&gt;</text:p>
      <text:p text:style-name="P30">[pid 14896] <text:s text:c="5"/>0.005788 &lt;... fcntl resumed&gt;) = 0</text:p>
      <text:p text:style-name="P30">[pid 14897] <text:s text:c="5"/>0.000009 &lt;... sched_getscheduler resumed&gt;) = 0 (SCHED_OTHER)</text:p>
      <text:p text:style-name="P30">[pid 14896] <text:s text:c="5"/>0.000023 fcntl(8, F_GETFL &lt;unfinished ...&gt;</text:p>
      <text:p text:style-name="P30">[pid 14897] <text:s text:c="5"/>0.000007 sched_setscheduler(14897, SCHED_OTHER, [0] &lt;unfinished ...&gt;</text:p>
      <text:p text:style-name="P30">[pid 14896] <text:s text:c="5"/>0.000029 &lt;... fcntl resumed&gt;) = 0x802 (flags O_RDWR|O_NONBLOCK)</text:p>
      <text:p text:style-name="P30">[pid 14897] <text:s text:c="5"/>0.000007 &lt;... sched_setscheduler resumed&gt;) = 0</text:p>
      <text:p text:style-name="P30">[pid 14896] <text:s text:c="5"/>0.000014 fcntl(8, F_SETFL, O_RDWR|O_NONBLOCK &lt;unfinished ...&gt;</text:p>
      <text:p text:style-name="P30">[pid 14897] <text:s text:c="5"/>0.000006 prctl(PR_SET_NAME, "ZMQbg/Reaper" &lt;unfinished ...&gt;</text:p>
      <text:p text:style-name="P30">[pid 14896] <text:s text:c="5"/>0.000019 &lt;... fcntl resumed&gt;) = 0</text:p>
      <text:p text:style-name="P30">[pid 14897] <text:s text:c="5"/>0.000004 &lt;... prctl resumed&gt;) = 0</text:p>
      <text:p text:style-name="P30">[pid 14896] <text:s text:c="5"/>0.000019 getpid( &lt;unfinished ...&gt;</text:p>
      <text:p text:style-name="P30">[pid 14897] <text:s text:c="5"/>0.000006 epoll_wait(5, <text:s/>&lt;unfinished ...&gt;</text:p>
      <text:p text:style-name="P30">[pid 14896] <text:s text:c="5"/>0.000013 &lt;... getpid resumed&gt;) = 14896</text:p>
      <text:p text:style-name="P30">[pid 14896] <text:s text:c="5"/>0.000041 newfstatat(0, "", {st_mode=S_IFCHR|0620, st_rdev=makedev(0x88, 0x1), ...}, AT_EMPTY_PATH) = 0</text:p>
      <text:p text:style-name="P30">[pid 14896] <text:s text:c="5"/>0.000044 read(0, ping -1</text:p>
      <text:p text:style-name="P30">"ping -1\n", 1024) = 8</text:p>
      <text:p text:style-name="P30">[pid 14896] <text:s text:c="4"/>10.896056 newfstatat(1, "", {st_mode=S_IFCHR|0620, st_rdev=makedev(0x88, 0x1), ...}, AT_EMPTY_PATH) = 0</text:p>
      <text:p text:style-name="P30">[pid 14896] <text:s text:c="5"/>0.000110 write(1, "Ok: 0\n", 6Ok: 0</text:p>
      <text:p text:style-name="P30">) = 6</text:p>
      <text:p text:style-name="P30">[pid 14896] <text:s text:c="5"/>0.000066 read(0, exit</text:p>
      <text:p text:style-name="P30">"exit\n", 1024) = 5</text:p>
      <text:p text:style-name="P30"><text:soft-page-break/>[pid 14896] <text:s text:c="5"/>3.368360 getpid() <text:s text:c="5"/>= 14896</text:p>
      <text:p text:style-name="P30">[pid 14896] <text:s text:c="5"/>0.000097 write(4, "\1\0\0\0\0\0\0\0", 8) = 8</text:p>
      <text:p text:style-name="P30">[pid 14897] <text:s text:c="5"/>0.000074 &lt;... epoll_wait resumed&gt;[{events=EPOLLIN, data={u32=3082023520, u64=94861729722976}}], 256, -1) = 1</text:p>
      <text:p text:style-name="P30">[pid 14896] <text:s text:c="5"/>0.000085 getpid( &lt;unfinished ...&gt;</text:p>
      <text:p text:style-name="P30">[pid 14897] <text:s text:c="5"/>0.000028 getpid( &lt;unfinished ...&gt;</text:p>
      <text:p text:style-name="P30">[pid 14896] <text:s text:c="5"/>0.000104 &lt;... getpid resumed&gt;) = 14896</text:p>
      <text:p text:style-name="P30">[pid 14897] <text:s text:c="5"/>0.000020 &lt;... getpid resumed&gt;) = 14896</text:p>
      <text:p text:style-name="P30">[pid 14896] <text:s text:c="5"/>0.000041 getpid( &lt;unfinished ...&gt;</text:p>
      <text:p text:style-name="P30">[pid 14897] <text:s text:c="5"/>0.000018 getpid( &lt;unfinished ...&gt;</text:p>
      <text:p text:style-name="P30">[pid 14896] <text:s text:c="5"/>0.000044 &lt;... getpid resumed&gt;) = 14896</text:p>
      <text:p text:style-name="P30">[pid 14897] <text:s text:c="5"/>0.000013 &lt;... getpid resumed&gt;) = 14896</text:p>
      <text:p text:style-name="P30">[pid 14896] <text:s text:c="5"/>0.000046 write(8, "\1\0\0\0\0\0\0\0", 8 &lt;unfinished ...&gt;</text:p>
      <text:p text:style-name="P30">[pid 14897] <text:s text:c="5"/>0.000032 poll([{fd=4, events=POLLIN}], 1, 0 &lt;unfinished ...&gt;</text:p>
      <text:p text:style-name="P30">[pid 14896] <text:s text:c="5"/>0.000035 &lt;... write resumed&gt;) = 8</text:p>
      <text:p text:style-name="P30">[pid 14897] <text:s text:c="5"/>0.000018 &lt;... poll resumed&gt;) = 1 ([{fd=4, revents=POLLIN}])</text:p>
      <text:p text:style-name="P30">[pid 14896] <text:s text:c="5"/>0.000028 getpid( &lt;unfinished ...&gt;</text:p>
      <text:p text:style-name="P30">[pid 14897] <text:s text:c="5"/>0.000021 getpid( &lt;unfinished ...&gt;</text:p>
      <text:p text:style-name="P30">[pid 14896] <text:s text:c="5"/>0.000020 &lt;... getpid resumed&gt;) = 14896</text:p>
      <text:p text:style-name="P30">[pid 14897] <text:s text:c="5"/>0.000017 &lt;... getpid resumed&gt;) = 14896</text:p>
      <text:p text:style-name="P30">[pid 14896] <text:s text:c="5"/>0.000016 poll([{fd=3, events=POLLIN}], 1, -1 &lt;unfinished ...&gt;</text:p>
      <text:p text:style-name="P30">[pid 14897] <text:s text:c="5"/>0.000029 read(4, "\1\0\0\0\0\0\0\0", 8) = 8</text:p>
      <text:p text:style-name="P30">[pid 14897] <text:s text:c="5"/>0.000131 mmap(NULL, 134217728, PROT_NONE, MAP_PRIVATE|MAP_ANONYMOUS|MAP_NORESERVE, -1, 0) = 0x7fd5f4166000</text:p>
      <text:p text:style-name="P30">[pid 14897] <text:s text:c="5"/>0.000116 munmap(0x7fd5f4166000, 65642496) = 0</text:p>
      <text:p text:style-name="P30">[pid 14897] <text:s text:c="5"/>0.000118 munmap(0x7fd5fc000000, 1466368) = 0</text:p>
      <text:p text:style-name="P30">[pid 14897] <text:s text:c="5"/>0.000077 mprotect(0x7fd5f8000000, 135168, PROT_READ|PROT_WRITE) = 0</text:p>
      <text:p text:style-name="P30">[pid 14897] <text:s text:c="5"/>0.000084 epoll_ctl(5, EPOLL_CTL_ADD, 8, {events=0, data={u32=4160752496, u64=140556965514096}}) = 0</text:p>
      <text:p text:style-name="P30">[pid 14897] <text:s text:c="5"/>0.000082 epoll_ctl(5, EPOLL_CTL_MOD, 8, {events=EPOLLIN, data={u32=4160752496, u64=140556965514096}}) = 0</text:p>
      <text:p text:style-name="P30">[pid 14897] <text:s text:c="5"/>0.000067 epoll_ctl(5, EPOLL_CTL_DEL, 8, 0x7fd5f8000b74) = 0</text:p>
      <text:p text:style-name="P30">[pid 14897] <text:s text:c="5"/>0.000070 close(8) <text:s text:c="5"/>= 0</text:p>
      <text:p text:style-name="P30">[pid 14897] <text:s text:c="5"/>0.000077 getpid() <text:s text:c="5"/>= 14896</text:p>
      <text:p text:style-name="P30">[pid 14897] <text:s text:c="5"/>0.000055 getpid() <text:s text:c="5"/>= 14896</text:p>
      <text:p text:style-name="P30">[pid 14897] <text:s text:c="5"/>0.000053 getpid() <text:s text:c="5"/>= 14896</text:p>
      <text:p text:style-name="P30">[pid 14897] <text:s text:c="5"/>0.000054 write(3, "\1\0\0\0\0\0\0\0", 8) = 8</text:p>
      <text:p text:style-name="P30">[pid 14896] <text:s text:c="5"/>0.000061 &lt;... poll resumed&gt;) = 1 ([{fd=3, revents=POLLIN}])</text:p>
      <text:p text:style-name="P30"><text:soft-page-break/>[pid 14896] <text:s text:c="5"/>0.000049 getpid( &lt;unfinished ...&gt;</text:p>
      <text:p text:style-name="P30">[pid 14897] <text:s text:c="5"/>0.000020 epoll_ctl(5, EPOLL_CTL_DEL, 4, 0x5646b7b3f264 &lt;unfinished ...&gt;</text:p>
      <text:p text:style-name="P30">[pid 14896] <text:s text:c="5"/>0.000025 &lt;... getpid resumed&gt;) = 14896</text:p>
      <text:p text:style-name="P30">[pid 14896] <text:s text:c="5"/>0.000045 read(3, <text:s/>&lt;unfinished ...&gt;</text:p>
      <text:p text:style-name="P30">[pid 14897] <text:s text:c="5"/>0.000018 &lt;... epoll_ctl resumed&gt;) = 0</text:p>
      <text:p text:style-name="P30">[pid 14896] <text:s text:c="5"/>0.000018 &lt;... read resumed&gt;"\1\0\0\0\0\0\0\0", 8) = 8</text:p>
      <text:p text:style-name="P30">[pid 14896] <text:s text:c="5"/>0.000061 getpid( &lt;unfinished ...&gt;</text:p>
      <text:p text:style-name="P30">[pid 14897] <text:s text:c="5"/>0.000031 getpid( &lt;unfinished ...&gt;</text:p>
      <text:p text:style-name="P30">[pid 14896] <text:s text:c="5"/>0.000039 &lt;... getpid resumed&gt;) = 14896</text:p>
      <text:p text:style-name="P30">[pid 14897] <text:s text:c="5"/>0.000015 &lt;... getpid resumed&gt;) = 14896</text:p>
      <text:p text:style-name="P30">[pid 14896] <text:s text:c="5"/>0.000035 write(6, "\1\0\0\0\0\0\0\0", 8 &lt;unfinished ...&gt;</text:p>
      <text:p text:style-name="P30">[pid 14897] <text:s text:c="5"/>0.000032 getpid( &lt;unfinished ...&gt;</text:p>
      <text:p text:style-name="P30">[pid 14896] <text:s text:c="5"/>0.000032 &lt;... write resumed&gt;) = 8</text:p>
      <text:p text:style-name="P30">[pid 14897] <text:s text:c="5"/>0.000013 &lt;... getpid resumed&gt;) = 14896</text:p>
      <text:p text:style-name="P30">[pid 14896] <text:s text:c="5"/>0.000027 futex(0x7fd5fc966910, FUTEX_WAIT_BITSET|FUTEX_CLOCK_REALTIME, 14898, NULL, FUTEX_BITSET_MATCH_ANY &lt;unfinished ...&gt;</text:p>
      <text:p text:style-name="P30">[pid 14898] <text:s text:c="5"/>0.000023 &lt;... epoll_wait resumed&gt;[{events=EPOLLIN, data={u32=3082045152, u64=94861729744608}}], 256, -1) = 1</text:p>
      <text:p text:style-name="P30">[pid 14897] <text:s text:c="5"/>0.000029 poll([{fd=4, events=POLLIN}], 1, 0 &lt;unfinished ...&gt;</text:p>
      <text:p text:style-name="P30">[pid 14898] <text:s text:c="5"/>0.000030 getpid( &lt;unfinished ...&gt;</text:p>
      <text:p text:style-name="P30">[pid 14897] <text:s text:c="5"/>0.000027 &lt;... poll resumed&gt;) = 0 (Timeout)</text:p>
      <text:p text:style-name="P30">[pid 14898] <text:s text:c="5"/>0.000020 &lt;... getpid resumed&gt;) = 14896</text:p>
      <text:p text:style-name="P30">[pid 14897] <text:s text:c="5"/>0.000042 rt_sigprocmask(SIG_BLOCK, ~[RT_1], <text:s/>&lt;unfinished ...&gt;</text:p>
      <text:p text:style-name="P30">[pid 14898] <text:s text:c="5"/>0.000034 poll([{fd=6, events=POLLIN}], 1, 0 &lt;unfinished ...&gt;</text:p>
      <text:p text:style-name="P30">[pid 14897] <text:s text:c="5"/>0.000030 &lt;... rt_sigprocmask resumed&gt;NULL, 8) = 0</text:p>
      <text:p text:style-name="P30">[pid 14898] <text:s text:c="5"/>0.000018 &lt;... poll resumed&gt;) = 1 ([{fd=6, revents=POLLIN}])</text:p>
      <text:p text:style-name="P30">[pid 14897] <text:s text:c="5"/>0.000025 madvise(0x7fd5fc967000, 8368128, MADV_DONTNEED &lt;unfinished ...&gt;</text:p>
      <text:p text:style-name="P30">[pid 14898] <text:s text:c="5"/>0.000022 getpid( &lt;unfinished ...&gt;</text:p>
      <text:p text:style-name="P30">[pid 14897] <text:s text:c="5"/>0.000021 &lt;... madvise resumed&gt;) = 0</text:p>
      <text:p text:style-name="P30">[pid 14898] <text:s text:c="5"/>0.000016 &lt;... getpid resumed&gt;) = 14896</text:p>
      <text:p text:style-name="P30">[pid 14897] <text:s text:c="5"/>0.000017 exit(0 &lt;unfinished ...&gt;</text:p>
      <text:p text:style-name="P30">[pid 14898] <text:s text:c="5"/>0.000022 read(6, <text:s/>&lt;unfinished ...&gt;</text:p>
      <text:p text:style-name="P30">[pid 14897] <text:s text:c="5"/>0.000018 &lt;... exit resumed&gt;) = ?</text:p>
      <text:p text:style-name="P30">[pid 14898] <text:s text:c="5"/>0.000016 &lt;... read resumed&gt;"\1\0\0\0\0\0\0\0", 8) = 8</text:p>
      <text:p text:style-name="P30">[pid 14897] <text:s text:c="5"/>0.000042 +++ exited with 0 +++</text:p>
      <text:p text:style-name="P30">[pid 14898] <text:s text:c="5"/>0.000010 epoll_ctl(7, EPOLL_CTL_DEL, 6, 0x5646b7b446e4) = 0</text:p>
      <text:p text:style-name="P30">[pid 14898] <text:s text:c="5"/>0.000082 getpid() <text:s text:c="5"/>= 14896</text:p>
      <text:p text:style-name="P30">[pid 14898] <text:s text:c="5"/>0.000059 poll([{fd=6, events=POLLIN}], 1, 0) = 0 (Timeout)</text:p>
      <text:p text:style-name="P30"><text:soft-page-break/>[pid 14898] <text:s text:c="5"/>0.000073 rt_sigprocmask(SIG_BLOCK, ~[RT_1], NULL, 8) = 0</text:p>
      <text:p text:style-name="P30">[pid 14898] <text:s text:c="5"/>0.000065 madvise(0x7fd5fc166000, 8368128, MADV_DONTNEED) = 0</text:p>
      <text:p text:style-name="P30">[pid 14898] <text:s text:c="5"/>0.000081 exit(0) <text:s text:c="6"/>= ?</text:p>
      <text:p text:style-name="P30">[pid 14896] <text:s text:c="5"/>0.000081 &lt;... futex resumed&gt;) = 0</text:p>
      <text:p text:style-name="P30">[pid 14898] <text:s text:c="5"/>0.000012 +++ exited with 0 +++</text:p>
      <text:p text:style-name="P30"><text:s text:c="5"/>0.000027 close(7) <text:s text:c="17"/>= 0</text:p>
      <text:p text:style-name="P30"><text:s text:c="5"/>0.000062 close(6) <text:s text:c="17"/>= 0</text:p>
      <text:p text:style-name="P30"><text:s text:c="5"/>0.000057 close(5) <text:s text:c="17"/>= 0</text:p>
      <text:p text:style-name="P30"><text:s text:c="5"/>0.000082 close(4) <text:s text:c="17"/>= 0</text:p>
      <text:p text:style-name="P30"><text:s text:c="5"/>0.000095 close(3) <text:s text:c="17"/>= 0</text:p>
      <text:p text:style-name="P30"><text:s text:c="5"/>0.000226 lseek(0, -1, SEEK_CUR) <text:s text:c="3"/>= -1 ESPIPE (Недопустимая операция смещения)</text:p>
      <text:p text:style-name="P30"><text:s text:c="5"/>0.000103 exit_group(0) <text:s text:c="12"/>= ?</text:p>
      <text:p text:style-name="P30"><text:s text:c="5"/>0.000736 +++ exited with 0 +++</text:p>
      <text:p text:style-name="P25">Выводы</text:p>
      <text:p text:style-name="P15"><text:span text:style-name="T4">По мере выполнения данной лабораторной работы я освоил диагностику работы ПО с помощью утилиты strace — простого и надёжного инструмента. Strace позволяет отслеживать выполнение системных вызовов и сигналов к ядру системы. Ее функционал прост, но широк; работать с ней комфортно и, главное, полезно. Я научился просматривать как все вызовы сразу, так и несколько отдельных; получилось отследить работу и дочерних процессов. Научился отображать названия, пути к файлам, с которыми работает программа, вместо дескрипторов. Получилось взглянуть на удобную статистику системных вызовов и наблюдать время выполнения (обычное и относительное) тех или иных вызовов. Смог подключиться к уже запущенному процессу. Все это — лишь малая часть функционала утилиты strace. С ее помощью можно делать еще много интересных вещей: намеренно ломать программу (инъекция ошибок) для выявления уязвимостей, наблюдать стек процесса в момент системного вызова и другое. Но больше всего мне понравилась возможность отследить время тех или иных вызовов, т.к. это в будущем позволит определить, в каком участке кода программа могла зациклиться; или понять, в каком месте стоит произвести оптимизацию. Также интересной и полезной я нахожу возможность отобразить статистику системных вызовов в удобной форме, в виде таблицы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class="extra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weight="bold" style:font-weight-asian="bold"/>
    </style:style>
    <style:style style:name="keyword2_5f_bash" style:display-name="keyword2_bash" style:family="text">
      <style:text-properties fo:color="#7a0874" loext:opacity="100%" fo:font-weight="bold" style:font-weight-asian="bold"/>
    </style:style>
    <style:style style:name="symbol0_5f_bash" style:display-name="symbol0_bash" style:family="text">
      <style:text-properties fo:color="#000000" loext:opacity="100%" fo:font-weight="bold" style:font-weight-asian="bold"/>
    </style:style>
    <style:style style:name="comment0_5f_c" style:display-name="comment0_c" style:family="text">
      <style:text-properties fo:color="#339933" loext:opacity="100%"/>
    </style:style>
    <style:style style:name="number_5f_c" style:display-name="number_c" style:family="text">
      <style:text-properties fo:color="#0000dd" loext:opacity="100%"/>
    </style:style>
    <style:style style:name="keyword0_5f_c" style:display-name="keyword0_c" style:family="text">
      <style:text-properties fo:color="#b1b100" loext:opacity="100%"/>
    </style:style>
    <style:style style:name="keyword3_5f_c" style:display-name="keyword3_c" style:family="text">
      <style:text-properties fo:color="#993333" loext:opacity="100%"/>
    </style:style>
    <style:style style:name="symbol0_5f_c" style:display-name="symbol0_c" style:family="text">
      <style:text-properties fo:color="#339933" loext:opacity="100%"/>
    </style:style>
    <style:style style:name="string_5f_c" style:display-name="string_c" style:family="text">
      <style:text-properties fo:color="#ff0000" loext:opacity="100%"/>
    </style:style>
    <style:style style:name="escaped_5f_c" style:display-name="escaped_c" style:family="text">
      <style:text-properties fo:color="#000099" loext:opacity="100%" fo:font-weight="bold" style:font-weight-asian="bold"/>
    </style:style>
    <style:style style:name="keyword2_5f_c" style:display-name="keyword2_c" style:family="text">
      <style:text-properties fo:color="#000066" loext:opacity="100%"/>
    </style:style>
    <style:style style:name="keyword1_5f_c" style:display-name="keyword1_c" style:family="text">
      <style:text-properties fo:color="#000000" loext:opacity="100%" fo:font-weight="bold" style:font-weight-asian="bold"/>
    </style:style>
    <style:style style:name="regexp4_5f_bash" style:display-name="regexp4_bash" style:family="text">
      <style:text-properties fo:color="#660033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41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12T15:02:41.765547925</dc:date>
    <meta:editing-cycles>18</meta:editing-cycles>
    <meta:editing-duration>PT2H4M4S</meta:editing-duration>
    <meta:generator>LibreOffice/7.3.7.2$Linux_X86_64 LibreOffice_project/30$Build-2</meta:generator>
    <meta:document-statistic meta:table-count="0" meta:image-count="0" meta:object-count="0" meta:page-count="42" meta:paragraph-count="1053" meta:word-count="8064" meta:character-count="90676" meta:non-whitespace-character-count="768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